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2.875in" text:min-label-width="0.125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in" text:min-label-width="0.25in"/>
      </text:list-level-style-number>
      <text:list-level-style-number text:level="2" text:style-name="WW_CharLFO7LVL2" style:num-suffix=")" style:num-format="a" style:num-letter-sync="true">
        <style:list-level-properties text:space-before="0.25in" text:min-label-width="0.25in"/>
      </text:list-level-style-number>
      <text:list-level-style-number text:level="3" text:style-name="WW_CharLFO7LVL3" style:num-suffix=")" style:num-format="i">
        <style:list-level-properties text:space-before="0.5in" text:min-label-width="0.25in"/>
      </text:list-level-style-number>
      <text:list-level-style-number text:level="4" text:style-name="WW_CharLFO7LVL4" style:num-prefix="(" style:num-suffix=")" style:num-format="1">
        <style:list-level-properties text:space-before="0.75in" text:min-label-width="0.25in"/>
      </text:list-level-style-number>
      <text:list-level-style-number text:level="5" text:style-name="WW_CharLFO7LVL5" style:num-prefix="(" style:num-suffix=")" style:num-format="a" style:num-letter-sync="true">
        <style:list-level-properties text:space-before="1in" text:min-label-width="0.25in"/>
      </text:list-level-style-number>
      <text:list-level-style-number text:level="6" text:style-name="WW_CharLFO7LVL6" style:num-prefix="(" style:num-suffix=")" style:num-format="i">
        <style:list-level-properties text:space-before="1.25in" text:min-label-width="0.25in"/>
      </text:list-level-style-number>
      <text:list-level-style-number text:level="7" text:style-name="WW_CharLFO7LVL7" style:num-suffix="." style:num-format="1">
        <style:list-level-properties text:space-before="1.5in" text:min-label-width="0.25in"/>
      </text:list-level-style-number>
      <text:list-level-style-number text:level="8" text:style-name="WW_CharLFO7LVL8" style:num-suffix="." style:num-format="a" style:num-letter-sync="true">
        <style:list-level-properties text:space-before="1.75in" text:min-label-width="0.25in"/>
      </text:list-level-style-number>
      <text:list-level-style-number text:level="9" text:style-name="WW_CharLFO7LVL9" style:num-suffix="." style:num-format="i">
        <style:list-level-properties text:space-before="2in" text:min-label-width="0.25in"/>
      </text:list-level-style-number>
    </text:list-style>
    <text:list-style style:name="LFO8">
      <text:list-level-style-number text:level="1" text:style-name="WW_CharLFO8LVL1" style:num-suffix=")" style:num-format="1">
        <style:list-level-properties text:space-before="0in" text:min-label-width="0.25in"/>
      </text:list-level-style-number>
      <text:list-level-style-number text:level="2" text:style-name="WW_CharLFO8LVL2" style:num-suffix=")" style:num-format="a" style:num-letter-sync="true">
        <style:list-level-properties text:space-before="0.25in" text:min-label-width="0.25in"/>
      </text:list-level-style-number>
      <text:list-level-style-number text:level="3" text:style-name="WW_CharLFO8LVL3" style:num-suffix=")" style:num-format="i">
        <style:list-level-properties text:space-before="0.5in" text:min-label-width="0.25in"/>
      </text:list-level-style-number>
      <text:list-level-style-number text:level="4" text:style-name="WW_CharLFO8LVL4" style:num-prefix="(" style:num-suffix=")" style:num-format="1">
        <style:list-level-properties text:space-before="0.75in" text:min-label-width="0.25in"/>
      </text:list-level-style-number>
      <text:list-level-style-number text:level="5" text:style-name="WW_CharLFO8LVL5" style:num-prefix="(" style:num-suffix=")" style:num-format="a" style:num-letter-sync="true">
        <style:list-level-properties text:space-before="1in" text:min-label-width="0.25in"/>
      </text:list-level-style-number>
      <text:list-level-style-number text:level="6" text:style-name="WW_CharLFO8LVL6" style:num-prefix="(" style:num-suffix=")" style:num-format="i">
        <style:list-level-properties text:space-before="1.25in" text:min-label-width="0.25in"/>
      </text:list-level-style-number>
      <text:list-level-style-number text:level="7" text:style-name="WW_CharLFO8LVL7" style:num-suffix="." style:num-format="1">
        <style:list-level-properties text:space-before="1.5in" text:min-label-width="0.25in"/>
      </text:list-level-style-number>
      <text:list-level-style-number text:level="8" text:style-name="WW_CharLFO8LVL8" style:num-suffix="." style:num-format="a" style:num-letter-sync="true">
        <style:list-level-properties text:space-before="1.75in" text:min-label-width="0.25in"/>
      </text:list-level-style-number>
      <text:list-level-style-number text:level="9" text:style-name="WW_CharLFO8LVL9" style:num-suffix="." style:num-format="i">
        <style:list-level-properties text:space-before="2in" text:min-label-width="0.25in"/>
      </text:list-level-style-number>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1">
        <style:list-level-properties text:space-before="1.25in" text:min-label-width="0.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1">
        <style:list-level-properties text:space-before="2.25in" text:min-label-width="0.25in"/>
      </text:list-level-style-number>
      <text:list-level-style-number text:level="6" text:style-name="WW_CharLFO9LVL6" style:num-suffix="." style:num-format="1">
        <style:list-level-properties text:space-before="2.75in" text:min-label-width="0.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1">
        <style:list-level-properties text:space-before="3.75in" text:min-label-width="0.25in"/>
      </text:list-level-style-number>
      <text:list-level-style-number text:level="9" text:style-name="WW_CharLFO9LVL9" style:num-suffix="." style:num-format="1">
        <style:list-level-properties text:space-before="4.25in" text:min-label-width="0.25in"/>
      </text:list-level-style-number>
    </text:list-style>
    <text:list-style style:name="LFO10">
      <text:list-level-style-number text:level="1" text:style-name="WW_CharLFO10LVL1" style:num-suffix="." style:num-format="1">
        <style:list-level-properties text:space-before="0.25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2.875in" text:min-label-width="0.125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a" style:num-letter-sync="true">
        <style:list-level-properties text:space-before="0.4916in" text:min-label-width="0.25in"/>
      </text:list-level-style-number>
      <text:list-level-style-number text:level="2" text:style-name="WW_CharLFO11LVL2" style:num-suffix="." style:num-format="a" style:num-letter-sync="true">
        <style:list-level-properties text:space-before="0.9916in" text:min-label-width="0.25in"/>
      </text:list-level-style-number>
      <text:list-level-style-number text:level="3" text:style-name="WW_CharLFO11LVL3" style:num-suffix="." style:num-format="i">
        <style:list-level-properties fo:text-align="end" text:space-before="1.6166in" text:min-label-width="0.125in"/>
      </text:list-level-style-number>
      <text:list-level-style-number text:level="4" text:style-name="WW_CharLFO11LVL4" style:num-suffix="." style:num-format="1">
        <style:list-level-properties text:space-before="1.9916in" text:min-label-width="0.25in"/>
      </text:list-level-style-number>
      <text:list-level-style-number text:level="5" text:style-name="WW_CharLFO11LVL5" style:num-suffix="." style:num-format="a" style:num-letter-sync="true">
        <style:list-level-properties text:space-before="2.4916in" text:min-label-width="0.25in"/>
      </text:list-level-style-number>
      <text:list-level-style-number text:level="6" text:style-name="WW_CharLFO11LVL6" style:num-suffix="." style:num-format="i">
        <style:list-level-properties fo:text-align="end" text:space-before="3.1166in" text:min-label-width="0.125in"/>
      </text:list-level-style-number>
      <text:list-level-style-number text:level="7" text:style-name="WW_CharLFO11LVL7" style:num-suffix="." style:num-format="1">
        <style:list-level-properties text:space-before="3.4916in" text:min-label-width="0.25in"/>
      </text:list-level-style-number>
      <text:list-level-style-number text:level="8" text:style-name="WW_CharLFO11LVL8" style:num-suffix="." style:num-format="a" style:num-letter-sync="true">
        <style:list-level-properties text:space-before="3.9916in" text:min-label-width="0.25in"/>
      </text:list-level-style-number>
      <text:list-level-style-number text:level="9" text:style-name="WW_CharLFO11LVL9" style:num-suffix="." style:num-format="i">
        <style:list-level-properties fo:text-align="end" text:space-before="4.6166in" text:min-label-width="0.125in"/>
      </text:list-level-style-number>
    </text:list-style>
    <text:list-style style:name="LFO12">
      <text:list-level-style-bullet text:level="1" text:style-name="WW_CharLFO12LVL1" text:bullet-char="-">
        <style:list-level-properties text:space-before="0.4916in" text:min-label-width="0.25in"/>
        <style:text-properties style:font-name="Arial"/>
      </text:list-level-style-bullet>
      <text:list-level-style-bullet text:level="2" text:style-name="WW_CharLFO12LVL2" text:bullet-char="o">
        <style:list-level-properties text:space-before="0.9916in" text:min-label-width="0.25in"/>
        <style:text-properties style:font-name="Courier New"/>
      </text:list-level-style-bullet>
      <text:list-level-style-bullet text:level="3" text:style-name="WW_CharLFO12LVL3" text:bullet-char="">
        <style:list-level-properties text:space-before="1.4916in" text:min-label-width="0.25in"/>
        <style:text-properties style:font-name="Wingdings"/>
      </text:list-level-style-bullet>
      <text:list-level-style-bullet text:level="4" text:style-name="WW_CharLFO12LVL4" text:bullet-char="">
        <style:list-level-properties text:space-before="1.9916in" text:min-label-width="0.25in"/>
        <style:text-properties style:font-name="Symbol"/>
      </text:list-level-style-bullet>
      <text:list-level-style-bullet text:level="5" text:style-name="WW_CharLFO12LVL5" text:bullet-char="o">
        <style:list-level-properties text:space-before="2.4916in" text:min-label-width="0.25in"/>
        <style:text-properties style:font-name="Courier New"/>
      </text:list-level-style-bullet>
      <text:list-level-style-bullet text:level="6" text:style-name="WW_CharLFO12LVL6" text:bullet-char="">
        <style:list-level-properties text:space-before="2.9916in" text:min-label-width="0.25in"/>
        <style:text-properties style:font-name="Wingdings"/>
      </text:list-level-style-bullet>
      <text:list-level-style-bullet text:level="7" text:style-name="WW_CharLFO12LVL7" text:bullet-char="">
        <style:list-level-properties text:space-before="3.4916in" text:min-label-width="0.25in"/>
        <style:text-properties style:font-name="Symbol"/>
      </text:list-level-style-bullet>
      <text:list-level-style-bullet text:level="8" text:style-name="WW_CharLFO12LVL8" text:bullet-char="o">
        <style:list-level-properties text:space-before="3.9916in" text:min-label-width="0.25in"/>
        <style:text-properties style:font-name="Courier New"/>
      </text:list-level-style-bullet>
      <text:list-level-style-bullet text:level="9" text:style-name="WW_CharLFO12LVL9" text:bullet-char="">
        <style:list-level-properties text:space-before="4.4916in" text:min-label-width="0.25in"/>
        <style:text-properties style:font-name="Wingdings"/>
      </text:list-level-style-bullet>
    </text:list-style>
    <text:list-style style:name="LFO13">
      <text:list-level-style-number text:level="1" text:style-name="WW_CharLFO13LVL1" style:num-suffix="." style:num-format="1">
        <style:list-level-properties text:space-before="0.25in" text:min-label-width="0.25in"/>
      </text:list-level-style-number>
      <text:list-level-style-number text:level="2" text:style-name="WW_CharLFO13LVL2" style:num-suffix="." style:num-format="a" style:num-letter-sync="true">
        <style:list-level-properties text:space-before="0.75in" text:min-label-width="0.25in"/>
      </text:list-level-style-number>
      <text:list-level-style-number text:level="3" text:style-name="WW_CharLFO13LVL3" style:num-suffix="." style:num-format="i">
        <style:list-level-properties fo:text-align="end" text:space-before="1.375in" text:min-label-width="0.125in"/>
      </text:list-level-style-number>
      <text:list-level-style-number text:level="4" text:style-name="WW_CharLFO13LVL4" style:num-suffix="." style:num-format="1">
        <style:list-level-properties text:space-before="1.75in" text:min-label-width="0.25in"/>
      </text:list-level-style-number>
      <text:list-level-style-number text:level="5" text:style-name="WW_CharLFO13LVL5" style:num-suffix="." style:num-format="a" style:num-letter-sync="true">
        <style:list-level-properties text:space-before="2.25in" text:min-label-width="0.25in"/>
      </text:list-level-style-number>
      <text:list-level-style-number text:level="6" text:style-name="WW_CharLFO13LVL6" style:num-suffix="." style:num-format="i">
        <style:list-level-properties fo:text-align="end" text:space-before="2.875in" text:min-label-width="0.125in"/>
      </text:list-level-style-number>
      <text:list-level-style-number text:level="7" text:style-name="WW_CharLFO13LVL7" style:num-suffix="." style:num-format="1">
        <style:list-level-properties text:space-before="3.25in" text:min-label-width="0.25in"/>
      </text:list-level-style-number>
      <text:list-level-style-number text:level="8" text:style-name="WW_CharLFO13LVL8" style:num-suffix="." style:num-format="a" style:num-letter-sync="true">
        <style:list-level-properties text:space-before="3.75in" text:min-label-width="0.25in"/>
      </text:list-level-style-number>
      <text:list-level-style-number text:level="9" text:style-name="WW_CharLFO13LVL9" style:num-suffix="." style:num-format="i">
        <style:list-level-properties fo:text-align="end" text:space-before="4.375in" text:min-label-width="0.125in"/>
      </text:list-level-style-number>
    </text:list-style>
    <text:list-style style:name="LFO14">
      <text:list-level-style-number text:level="1" text:style-name="WW_CharLFO14LVL1" style:num-suffix="." style:num-format="1">
        <style:list-level-properties text:space-before="0.25in" text:min-label-width="0.25in"/>
      </text:list-level-style-number>
      <text:list-level-style-number text:level="2" text:style-name="WW_CharLFO14LVL2" style:num-suffix="." style:num-format="a" style:num-letter-sync="true">
        <style:list-level-properties text:space-before="0.75in" text:min-label-width="0.25in"/>
      </text:list-level-style-number>
      <text:list-level-style-number text:level="3" text:style-name="WW_CharLFO14LVL3" style:num-suffix="." style:num-format="i">
        <style:list-level-properties fo:text-align="end" text:space-before="1.375in" text:min-label-width="0.1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a" style:num-letter-sync="true">
        <style:list-level-properties text:space-before="2.25in" text:min-label-width="0.25in"/>
      </text:list-level-style-number>
      <text:list-level-style-number text:level="6" text:style-name="WW_CharLFO14LVL6" style:num-suffix="." style:num-format="i">
        <style:list-level-properties fo:text-align="end" text:space-before="2.875in" text:min-label-width="0.1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a" style:num-letter-sync="true">
        <style:list-level-properties text:space-before="3.75in" text:min-label-width="0.25in"/>
      </text:list-level-style-number>
      <text:list-level-style-number text:level="9" text:style-name="WW_CharLFO14LV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style:style>
    <style:style style:name="P4" style:parent-style-name="Normal" style:family="paragraph">
      <style:paragraph-properties fo:text-align="end"/>
      <style:text-properties fo:font-weight="bold" style:font-weight-asian="bold" style:font-weight-complex="bold" fo:font-size="16pt" style:font-size-asian="16pt" style:font-size-complex="16pt"/>
    </style:style>
    <style:style style:name="P5" style:parent-style-name="Normal" style:family="paragraph">
      <style:paragraph-properties fo:text-align="end"/>
      <style:text-properties fo:font-weight="bold" style:font-weight-asian="bold" style:font-weight-complex="bold" fo:font-size="16pt" style:font-size-asian="16pt" style:font-size-complex="16pt"/>
    </style:style>
    <style:style style:name="P6" style:parent-style-name="Normal" style:family="paragraph">
      <style:paragraph-properties fo:text-align="end"/>
      <style:text-properties fo:font-weight="bold" style:font-weight-asian="bold" style:font-weight-complex="bold" fo:font-size="16pt" style:font-size-asian="16pt" style:font-size-complex="16pt"/>
    </style:style>
    <style:style style:name="P7" style:parent-style-name="Normal" style:family="paragraph">
      <style:paragraph-properties fo:text-align="end"/>
      <style:text-properties fo:font-weight="bold" style:font-weight-asian="bold" style:font-weight-complex="bold" fo:font-size="16pt" style:font-size-asian="16pt" style:font-size-complex="16pt"/>
    </style:style>
    <style:style style:name="P8" style:parent-style-name="Normal" style:family="paragraph">
      <style:paragraph-properties fo:text-align="end"/>
      <style:text-properties fo:font-weight="bold" style:font-weight-asian="bold" style:font-weight-complex="bold" fo:font-size="16pt" style:font-size-asian="16pt" style:font-size-complex="16pt"/>
    </style:style>
    <style:style style:name="P9" style:parent-style-name="Normal" style:family="paragraph">
      <style:paragraph-properties fo:text-align="end"/>
      <style:text-properties fo:font-weight="bold" style:font-weight-asian="bold" style:font-weight-complex="bold" fo:font-size="16pt" style:font-size-asian="16pt" style:font-size-complex="16pt"/>
    </style:style>
    <style:style style:name="P10" style:parent-style-name="Normal" style:family="paragraph">
      <style:paragraph-properties fo:text-align="end"/>
      <style:text-properties fo:font-weight="bold" style:font-weight-asian="bold" style:font-weight-complex="bold" fo:font-size="16pt" style:font-size-asian="16pt" style:font-size-complex="16pt"/>
    </style:style>
    <style:style style:name="P11" style:parent-style-name="Normal" style:family="paragraph">
      <style:paragraph-properties fo:text-align="end"/>
      <style:text-properties fo:font-weight="bold" style:font-weight-asian="bold" style:font-weight-complex="bold" fo:font-size="16pt" style:font-size-asian="16pt" style:font-size-complex="16pt"/>
    </style:style>
    <style:style style:name="P12" style:parent-style-name="Normal" style:family="paragraph">
      <style:paragraph-properties fo:text-align="end"/>
      <style:text-properties fo:font-weight="bold" style:font-weight-asian="bold" style:font-weight-complex="bold" fo:font-size="16pt" style:font-size-asian="16pt" style:font-size-complex="16pt"/>
    </style:style>
    <style:style style:name="P13" style:parent-style-name="Normal" style:family="paragraph">
      <style:paragraph-properties fo:text-align="end"/>
      <style:text-properties fo:font-weight="bold" style:font-weight-asian="bold" style:font-weight-complex="bold" fo:font-size="16pt" style:font-size-asian="16pt" style:font-size-complex="16pt"/>
    </style:style>
    <style:style style:name="P14" style:parent-style-name="Normal" style:family="paragraph">
      <style:paragraph-properties fo:text-align="end"/>
      <style:text-properties fo:font-weight="bold" style:font-weight-asian="bold" style:font-weight-complex="bold" fo:font-size="16pt" style:font-size-asian="16pt" style:font-size-complex="16pt"/>
    </style:style>
    <style:style style:name="P15" style:parent-style-name="Normal" style:family="paragraph">
      <style:paragraph-properties fo:text-align="end"/>
      <style:text-properties fo:font-weight="bold" style:font-weight-asian="bold" style:font-weight-complex="bold" fo:font-size="16pt" style:font-size-asian="16pt" style:font-size-complex="16pt"/>
    </style:style>
    <style:style style:name="P16" style:parent-style-name="Normal" style:family="paragraph">
      <style:paragraph-properties fo:text-align="end"/>
      <style:text-properties fo:font-weight="bold" style:font-weight-asian="bold" style:font-weight-complex="bold" fo:font-size="16pt" style:font-size-asian="16pt" style:font-size-complex="16pt"/>
    </style:style>
    <style:style style:name="P17" style:parent-style-name="Normal" style:family="paragraph">
      <style:paragraph-properties fo:text-align="end" fo:margin-bottom="0.0833in"/>
      <style:text-properties fo:font-weight="bold" style:font-weight-asian="bold" style:font-weight-complex="bold" fo:font-size="16pt" style:font-size-asian="16pt" style:font-size-complex="16pt"/>
    </style:style>
    <style:style style:name="P18" style:parent-style-name="Normal" style:family="paragraph">
      <style:paragraph-properties fo:text-align="end"/>
      <style:text-properties fo:font-weight="bold" style:font-weight-asian="bold" style:font-weight-complex="bold" fo:font-size="14pt" style:font-size-asian="14pt" style:font-size-complex="14pt"/>
    </style:style>
    <style:style style:name="P19" style:parent-style-name="Normal" style:family="paragraph">
      <style:paragraph-properties fo:text-align="end"/>
    </style:style>
    <style:style style:name="P20" style:parent-style-name="Normal" style:family="paragraph">
      <style:paragraph-properties fo:text-align="end"/>
      <style:text-properties fo:font-weight="bold" style:font-weight-asian="bold" style:font-weight-complex="bold" fo:font-size="12pt" style:font-size-asian="12pt"/>
    </style:style>
    <style:style style:name="P21" style:parent-style-name="Normal" style:family="paragraph">
      <style:paragraph-properties fo:text-align="end"/>
      <style:text-properties style:font-weight-complex="bold" fo:font-size="12pt" style:font-size-asian="12pt"/>
    </style:style>
    <style:style style:name="P22" style:parent-style-name="Normal" style:family="paragraph">
      <style:paragraph-properties fo:break-before="page"/>
    </style:style>
    <style:style style:name="T23" style:parent-style-name="DefaultParagraphFont" style:family="text">
      <style:text-properties fo:font-weight="bold" style:font-weight-asian="bold" style:font-weight-complex="bold" fo:font-size="14pt" style:font-size-asian="14pt" style:font-size-complex="14pt"/>
    </style:style>
    <style:style style:name="TableColumn25" style:family="table-column">
      <style:table-column-properties style:column-width="0.95in"/>
    </style:style>
    <style:style style:name="TableColumn26" style:family="table-column">
      <style:table-column-properties style:column-width="0.75in"/>
    </style:style>
    <style:style style:name="TableColumn27" style:family="table-column">
      <style:table-column-properties style:column-width="3.375in"/>
    </style:style>
    <style:style style:name="TableColumn28" style:family="table-column">
      <style:table-column-properties style:column-width="1.3222in"/>
    </style:style>
    <style:style style:name="Table24" style:family="table">
      <style:table-properties style:width="6.3972in" fo:margin-left="0in" table:align="left"/>
    </style:style>
    <style:style style:name="TableRow29" style:family="table-row">
      <style:table-row-properties/>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margin-top="0.0416in" fo:margin-bottom="0.0416in"/>
      <style:text-properties style:font-name-complex="Arial" fo:font-weight="bold" style:font-weight-asian="bold" style:font-weight-complex="bold"/>
    </style:style>
    <style:style style:name="TableRow38" style:family="table-row">
      <style:table-row-properties/>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margin-top="0.0416in" fo:margin-bottom="0.0416in"/>
      <style:text-properties style:font-name-complex="Arial"/>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margin-top="0.0416in" fo:margin-bottom="0.0416in"/>
      <style:text-properties style:font-name-complex="Arial"/>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top="0.0416in" fo:margin-bottom="0.0416in"/>
      <style:text-properties style:font-name-complex="Arial"/>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margin-top="0.0416in" fo:margin-bottom="0.0416in"/>
      <style:text-properties style:font-name-complex="Arial"/>
    </style:style>
    <style:style style:name="TableRow47" style:family="table-row">
      <style:table-row-properties/>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top="0.0416in" fo:margin-bottom="0.0416in"/>
      <style:text-properties style:font-name-complex="Arial"/>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margin-top="0.0416in" fo:margin-bottom="0.0416in"/>
      <style:text-properties style:font-name-complex="Arial"/>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top="0.0416in" fo:margin-bottom="0.0416in"/>
      <style:text-properties style:font-name-complex="Arial"/>
    </style:style>
    <style:style style:name="P54" style:parent-style-name="Normal" style:family="paragraph">
      <style:paragraph-properties fo:margin-top="0.0416in" fo:margin-bottom="0.0416in"/>
      <style:text-properties style:font-name-complex="Arial"/>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margin-top="0.0416in" fo:margin-bottom="0.0416in"/>
      <style:text-properties style:font-name-complex="Arial"/>
    </style:style>
    <style:style style:name="TableRow57" style:family="table-row">
      <style:table-row-properties/>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margin-top="0.0416in" fo:margin-bottom="0.0416in"/>
      <style:text-properties style:font-name-complex="Arial"/>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margin-top="0.0416in" fo:margin-bottom="0.0416in"/>
      <style:text-properties style:font-name-complex="Arial"/>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top="0.0416in" fo:margin-bottom="0.0416in"/>
      <style:text-properties style:font-name-complex="Arial"/>
    </style:style>
    <style:style style:name="P64" style:parent-style-name="Normal" style:family="paragraph">
      <style:paragraph-properties fo:margin-top="0.0416in" fo:margin-bottom="0.0416in"/>
      <style:text-properties style:font-name-complex="Arial"/>
    </style:style>
    <style:style style:name="P65" style:parent-style-name="Normal" style:family="paragraph">
      <style:paragraph-properties fo:margin-top="0.0416in" fo:margin-bottom="0.0416in"/>
      <style:text-properties style:font-name-complex="Arial"/>
    </style:style>
    <style:style style:name="P66" style:parent-style-name="Normal" style:family="paragraph">
      <style:paragraph-properties fo:margin-top="0.0416in" fo:margin-bottom="0.0416in"/>
      <style:text-properties style:font-name-complex="Arial"/>
    </style:style>
    <style:style style:name="P67" style:parent-style-name="Normal" style:family="paragraph">
      <style:paragraph-properties fo:margin-top="0.0416in" fo:margin-bottom="0.0416in"/>
      <style:text-properties style:font-name-complex="Arial"/>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paragraph-properties fo:margin-top="0.0416in" fo:margin-bottom="0.0416in"/>
      <style:text-properties style:font-name-complex="Arial"/>
    </style:style>
    <style:style style:name="TableRow70" style:family="table-row">
      <style:table-row-properties/>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top="0.0416in" fo:margin-bottom="0.0416in"/>
      <style:text-properties style:font-name-complex="Arial"/>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margin-top="0.0416in" fo:margin-bottom="0.0416in"/>
      <style:text-properties style:font-name-complex="Arial"/>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margin-top="0.0416in" fo:margin-bottom="0.0416in"/>
      <style:text-properties style:font-name-complex="Arial"/>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margin-top="0.0416in" fo:margin-bottom="0.0416in"/>
      <style:text-properties style:font-name-complex="Arial"/>
    </style:style>
    <style:style style:name="T79" style:parent-style-name="DefaultParagraphFont" style:family="text">
      <style:text-properties fo:font-weight="bold" style:font-weight-asian="bold" style:font-weight-complex="bold" fo:font-size="14pt" style:font-size-asian="14pt" style:font-size-complex="14pt"/>
    </style:style>
    <style:style style:name="P80" style:parent-style-name="TOC1" style:family="paragraph">
      <style:paragraph-properties>
        <style:tab-stops>
          <style:tab-stop style:type="right" style:leader-style="dotted" style:leader-text="." style:position="6.293in"/>
        </style:tab-stops>
      </style:paragraph-properties>
    </style:style>
    <style:style style:name="P81" style:parent-style-name="TOC2" style:family="paragraph">
      <style:paragraph-properties>
        <style:tab-stops>
          <style:tab-stop style:type="right" style:leader-style="dotted" style:leader-text="." style:position="6.1541in"/>
        </style:tab-stops>
      </style:paragraph-properties>
    </style:style>
    <style:style style:name="P82" style:parent-style-name="TOC2" style:family="paragraph">
      <style:paragraph-properties>
        <style:tab-stops>
          <style:tab-stop style:type="right" style:leader-style="dotted" style:leader-text="." style:position="6.1541in"/>
        </style:tab-stops>
      </style:paragraph-properties>
    </style:style>
    <style:style style:name="P83" style:parent-style-name="TOC2" style:family="paragraph">
      <style:paragraph-properties>
        <style:tab-stops>
          <style:tab-stop style:type="right" style:leader-style="dotted" style:leader-text="." style:position="6.1541in"/>
        </style:tab-stops>
      </style:paragraph-properties>
    </style:style>
    <style:style style:name="P84" style:parent-style-name="TOC4" style:family="paragraph">
      <style:paragraph-properties>
        <style:tab-stops>
          <style:tab-stop style:type="right" style:leader-style="dotted" style:leader-text="." style:position="5.8763in"/>
        </style:tab-stops>
      </style:paragraph-properties>
    </style:style>
    <style:style style:name="P85" style:parent-style-name="TOC1" style:family="paragraph">
      <style:paragraph-properties>
        <style:tab-stops>
          <style:tab-stop style:type="right" style:leader-style="dotted" style:leader-text="." style:position="6.293in"/>
        </style:tab-stops>
      </style:paragraph-properties>
    </style:style>
    <style:style style:name="T86" style:parent-style-name="Hyperlink" style:family="text">
      <style:text-properties style:font-name-asian="Times New Roman" style:font-style-complex="italic"/>
    </style:style>
    <style:style style:name="P87" style:parent-style-name="TOC1" style:family="paragraph">
      <style:paragraph-properties>
        <style:tab-stops>
          <style:tab-stop style:type="right" style:leader-style="dotted" style:leader-text="." style:position="6.293in"/>
        </style:tab-stops>
      </style:paragraph-properties>
    </style:style>
    <style:style style:name="P88" style:parent-style-name="Heading1" style:family="paragraph">
      <style:paragraph-properties fo:break-before="page"/>
    </style:style>
    <style:style style:name="P89" style:parent-style-name="Normal" style:family="paragraph"/>
    <style:style style:name="P90" style:parent-style-name="Normal" style:family="paragraph"/>
    <style:style style:name="P91" style:parent-style-name="Normal" style:family="paragraph"/>
    <style:style style:name="P92" style:parent-style-name="Normal" style:family="paragraph">
      <style:paragraph-properties fo:margin-top="0.0833in"/>
    </style:style>
    <style:style style:name="P93" style:parent-style-name="Normal" style:family="paragraph">
      <style:paragraph-properties fo:margin-top="0.0833in"/>
    </style:style>
    <style:style style:name="P94" style:parent-style-name="Normal" style:family="paragraph">
      <style:paragraph-properties fo:widows="2" fo:orphans="2" style:text-autospace="ideograph-alpha" fo:margin-top="0.1666in" fo:margin-left="0.4958in" fo:text-indent="-0.2479in">
        <style:tab-stops>
          <style:tab-stop style:type="left" style:position="0.0041in"/>
        </style:tab-stops>
      </style:paragraph-properties>
    </style:style>
    <style:style style:name="P95" style:parent-style-name="Normal" style:family="paragraph">
      <style:paragraph-properties fo:widows="2" fo:orphans="2" style:text-autospace="ideograph-alpha" fo:margin-top="0.1666in" fo:margin-left="0.4958in" fo:text-indent="-0.2479in">
        <style:tab-stops>
          <style:tab-stop style:type="left" style:position="0.0041in"/>
        </style:tab-stops>
      </style:paragraph-properties>
    </style:style>
    <style:style style:name="T96" style:parent-style-name="DefaultParagraphFont" style:family="text">
      <style:text-properties fo:font-style="italic" style:font-style-asian="italic"/>
    </style:style>
    <style:style style:name="P97" style:parent-style-name="Normal" style:family="paragraph">
      <style:paragraph-properties fo:widows="2" fo:orphans="2" style:text-autospace="ideograph-alpha" fo:margin-top="0.1666in" fo:margin-left="0.4958in" fo:text-indent="-0.2479in">
        <style:tab-stops>
          <style:tab-stop style:type="left" style:position="0.0041in"/>
        </style:tab-stops>
      </style:paragraph-properties>
    </style:style>
    <style:style style:name="T98" style:parent-style-name="DefaultParagraphFont" style:family="text">
      <style:text-properties fo:font-style="italic" style:font-style-asian="italic"/>
    </style:style>
    <style:style style:name="P99" style:parent-style-name="Normal" style:family="paragraph">
      <style:paragraph-properties fo:widows="2" fo:orphans="2" style:text-autospace="ideograph-alpha" fo:margin-top="0.1666in" fo:margin-left="0.4958in" fo:text-indent="-0.2479in">
        <style:tab-stops>
          <style:tab-stop style:type="left" style:position="0.0041in"/>
        </style:tab-stops>
      </style:paragraph-properties>
    </style:style>
    <style:style style:name="P100"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01"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4pt" style:font-size-asian="4pt" style:font-size-complex="4pt"/>
    </style:style>
    <style:style style:name="P102" style:parent-style-name="Normal" style:family="paragraph">
      <style:paragraph-properties fo:border="0.0069in solid #000000" fo:padding-top="0.0138in" fo:padding-left="0.0555in" fo:padding-bottom="0.0138in" fo:padding-right="0.0555in" style:shadow="none" fo:margin-left="0.5in">
        <style:tab-stops/>
      </style:paragraph-properties>
    </style:style>
    <style:style style:name="T103" style:parent-style-name="DefaultParagraphFont" style:family="text">
      <style:text-properties style:font-name="Courier New" style:font-name-complex="Courier New" fo:font-weight="bold" style:font-weight-asian="bold" fo:font-size="8pt" style:font-size-asian="8pt" style:font-size-complex="8pt"/>
    </style:style>
    <style:style style:name="T104" style:parent-style-name="DefaultParagraphFont" style:family="text">
      <style:text-properties style:font-name="Courier New" style:font-name-complex="Courier New" fo:font-weight="bold" style:font-weight-asian="bold" fo:font-size="8pt" style:font-size-asian="8pt" style:font-size-complex="8pt"/>
    </style:style>
    <style:style style:name="T105" style:parent-style-name="DefaultParagraphFont" style:family="text">
      <style:text-properties style:font-name="Courier New" style:font-name-complex="Courier New" fo:font-size="8pt" style:font-size-asian="8pt" style:font-size-complex="8pt"/>
    </style:style>
    <style:style style:name="T106" style:parent-style-name="DefaultParagraphFont" style:family="text">
      <style:text-properties style:font-name="Courier New" style:font-name-complex="Courier New" fo:color="#0000FF" fo:font-size="8pt" style:font-size-asian="8pt" style:font-size-complex="8pt"/>
    </style:style>
    <style:style style:name="T107" style:parent-style-name="DefaultParagraphFont" style:family="text">
      <style:text-properties style:font-name="Courier New" style:font-name-complex="Courier New" fo:color="#0000FF" fo:font-size="8pt" style:font-size-asian="8pt" style:font-size-complex="8pt"/>
    </style:style>
    <style:style style:name="P108" style:parent-style-name="Normal" style:family="paragraph">
      <style:paragraph-properties fo:border="0.0069in solid #000000" fo:padding-top="0.0138in" fo:padding-left="0.0555in" fo:padding-bottom="0.0138in" fo:padding-right="0.0555in" style:shadow="none" fo:margin-left="0.5in">
        <style:tab-stops/>
      </style:paragraph-properties>
    </style:style>
    <style:style style:name="T109" style:parent-style-name="DefaultParagraphFont" style:family="text">
      <style:text-properties style:font-name="Courier New" style:font-name-complex="Courier New" fo:font-weight="bold" style:font-weight-asian="bold" fo:font-size="8pt" style:font-size-asian="8pt" style:font-size-complex="8pt"/>
    </style:style>
    <style:style style:name="T110" style:parent-style-name="DefaultParagraphFont" style:family="text">
      <style:text-properties style:font-name="Courier New" style:font-name-complex="Courier New" fo:font-weight="bold" style:font-weight-asian="bold" fo:font-size="8pt" style:font-size-asian="8pt" style:font-size-complex="8pt"/>
    </style:style>
    <style:style style:name="T111" style:parent-style-name="DefaultParagraphFont" style:family="text">
      <style:text-properties style:font-name="Courier New" style:font-name-complex="Courier New" fo:font-weight="bold" style:font-weight-asian="bold" fo:font-size="8pt" style:font-size-asian="8pt" style:font-size-complex="8pt"/>
    </style:style>
    <style:style style:name="T112" style:parent-style-name="DefaultParagraphFont" style:family="text">
      <style:text-properties style:font-name="Courier New" style:font-name-complex="Courier New" fo:color="#0000FF" fo:font-size="8pt" style:font-size-asian="8pt" style:font-size-complex="8pt"/>
    </style:style>
    <style:style style:name="T113" style:parent-style-name="DefaultParagraphFont" style:family="text">
      <style:text-properties style:font-name="Courier New" style:font-name-complex="Courier New" fo:color="#0000FF" fo:font-size="8pt" style:font-size-asian="8pt" style:font-size-complex="8pt"/>
    </style:style>
    <style:style style:name="T114" style:parent-style-name="DefaultParagraphFont" style:family="text">
      <style:text-properties style:font-name="Courier New" style:font-name-complex="Courier New" fo:color="#0000FF" fo:font-size="8pt" style:font-size-asian="8pt" style:font-size-complex="8pt"/>
    </style:style>
    <style:style style:name="P115"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4pt" style:font-size-asian="4pt" style:font-size-complex="4pt"/>
    </style:style>
    <style:style style:name="P116" style:parent-style-name="Normal" style:family="paragraph">
      <style:paragraph-properties fo:widows="2" fo:orphans="2" style:text-autospace="ideograph-alpha" fo:margin-top="0.0416in" fo:margin-left="0.5in">
        <style:tab-stops/>
      </style:paragraph-properties>
    </style:style>
    <style:style style:name="P117" style:parent-style-name="Normal" style:family="paragraph">
      <style:paragraph-properties fo:widows="2" fo:orphans="2" style:text-autospace="ideograph-alpha" fo:margin-top="0.1666in" fo:margin-left="0.4958in" fo:text-indent="-0.2479in">
        <style:tab-stops>
          <style:tab-stop style:type="left" style:position="0.0041in"/>
        </style:tab-stops>
      </style:paragraph-properties>
    </style:style>
    <style:style style:name="P118"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19"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4pt" style:font-size-asian="4pt" style:font-size-complex="4pt"/>
    </style:style>
    <style:style style:name="P120" style:parent-style-name="Normal" style:family="paragraph">
      <style:paragraph-properties fo:border="0.0069in solid #000000" fo:padding-top="0.0138in" fo:padding-left="0.0555in" fo:padding-bottom="0.0138in" fo:padding-right="0.0555in" style:shadow="none" fo:margin-left="0.5in">
        <style:tab-stops/>
      </style:paragraph-properties>
    </style:style>
    <style:style style:name="T121" style:parent-style-name="DefaultParagraphFont" style:family="text">
      <style:text-properties style:font-name="Courier New" style:font-name-complex="Courier New" fo:font-weight="bold" style:font-weight-asian="bold" fo:font-size="8pt" style:font-size-asian="8pt" style:font-size-complex="8pt"/>
    </style:style>
    <style:style style:name="T122" style:parent-style-name="DefaultParagraphFont" style:family="text">
      <style:text-properties style:font-name="Courier New" style:font-name-complex="Courier New" fo:font-weight="bold" style:font-weight-asian="bold" fo:font-size="8pt" style:font-size-asian="8pt" style:font-size-complex="8pt"/>
    </style:style>
    <style:style style:name="T123" style:parent-style-name="DefaultParagraphFont" style:family="text">
      <style:text-properties style:font-name="Courier New" style:font-name-complex="Courier New" fo:font-size="8pt" style:font-size-asian="8pt" style:font-size-complex="8pt"/>
    </style:style>
    <style:style style:name="T124" style:parent-style-name="DefaultParagraphFont" style:family="text">
      <style:text-properties style:font-name="Courier New" style:font-name-complex="Courier New" fo:color="#0000FF" fo:font-size="8pt" style:font-size-asian="8pt" style:font-size-complex="8pt"/>
    </style:style>
    <style:style style:name="P125" style:parent-style-name="Normal" style:family="paragraph">
      <style:paragraph-properties fo:border="0.0069in solid #000000" fo:padding-top="0.0138in" fo:padding-left="0.0555in" fo:padding-bottom="0.0138in" fo:padding-right="0.0555in" style:shadow="none" fo:margin-left="0.5in">
        <style:tab-stops/>
      </style:paragraph-properties>
    </style:style>
    <style:style style:name="T126" style:parent-style-name="DefaultParagraphFont" style:family="text">
      <style:text-properties style:font-name="Courier New" style:font-name-complex="Courier New" fo:font-weight="bold" style:font-weight-asian="bold" fo:font-size="8pt" style:font-size-asian="8pt" style:font-size-complex="8pt"/>
    </style:style>
    <style:style style:name="T127" style:parent-style-name="DefaultParagraphFont" style:family="text">
      <style:text-properties style:font-name="Courier New" style:font-name-complex="Courier New" fo:color="#0000FF" fo:font-size="8pt" style:font-size-asian="8pt" style:font-size-complex="8pt"/>
    </style:style>
    <style:style style:name="P128"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4pt" style:font-size-asian="4pt" style:font-size-complex="4pt"/>
    </style:style>
    <style:style style:name="P129" style:parent-style-name="Normal" style:family="paragraph">
      <style:paragraph-properties fo:widows="2" fo:orphans="2" fo:break-before="page" style:text-autospace="ideograph-alpha" fo:margin-top="0.1666in" fo:margin-bottom="0.0416in" fo:margin-left="0.4958in" fo:text-indent="-0.2479in">
        <style:tab-stops>
          <style:tab-stop style:type="left" style:position="0.0041in"/>
        </style:tab-stops>
      </style:paragraph-properties>
    </style:style>
    <style:style style:name="P130"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4pt" style:font-size-asian="4pt" style:font-size-complex="4pt"/>
    </style:style>
    <style:style style:name="P131" style:parent-style-name="Normal" style:family="paragraph">
      <style:paragraph-properties fo:border="0.0069in solid #000000" fo:padding-top="0.0138in" fo:padding-left="0.0555in" fo:padding-bottom="0.0138in" fo:padding-right="0.0555in" style:shadow="none" fo:margin-left="0.5in">
        <style:tab-stops/>
      </style:paragraph-properties>
    </style:style>
    <style:style style:name="T132" style:parent-style-name="DefaultParagraphFont" style:family="text">
      <style:text-properties style:font-name="Courier New" style:font-name-complex="Courier New" fo:font-weight="bold" style:font-weight-asian="bold" fo:font-size="8pt" style:font-size-asian="8pt" style:font-size-complex="8pt"/>
    </style:style>
    <style:style style:name="T133" style:parent-style-name="DefaultParagraphFont" style:family="text">
      <style:text-properties style:font-name="Courier New" style:font-name-complex="Courier New" fo:font-weight="bold" style:font-weight-asian="bold" fo:font-size="8pt" style:font-size-asian="8pt" style:font-size-complex="8pt"/>
    </style:style>
    <style:style style:name="T134" style:parent-style-name="DefaultParagraphFont" style:family="text">
      <style:text-properties style:font-name="Courier New" style:font-name-complex="Courier New" fo:font-size="8pt" style:font-size-asian="8pt" style:font-size-complex="8pt"/>
    </style:style>
    <style:style style:name="T135" style:parent-style-name="DefaultParagraphFont" style:family="text">
      <style:text-properties style:font-name="Courier New" style:font-name-complex="Courier New" fo:color="#0000FF" fo:font-size="8pt" style:font-size-asian="8pt" style:font-size-complex="8pt"/>
    </style:style>
    <style:style style:name="T136" style:parent-style-name="DefaultParagraphFont" style:family="text">
      <style:text-properties style:font-name="Courier New" style:font-name-complex="Courier New" fo:font-size="8pt" style:font-size-asian="8pt" style:font-size-complex="8pt"/>
    </style:style>
    <style:style style:name="T137" style:parent-style-name="DefaultParagraphFont" style:family="text">
      <style:text-properties style:font-name="Wingdings" style:font-name-asian="Wingdings" style:font-name-complex="Wingdings" fo:font-size="8pt" style:font-size-asian="8pt" style:font-size-complex="8pt"/>
    </style:style>
    <style:style style:name="T138" style:parent-style-name="DefaultParagraphFont" style:family="text">
      <style:text-properties style:font-name="Courier New" style:font-name-complex="Courier New" fo:font-size="8pt" style:font-size-asian="8pt" style:font-size-complex="8pt"/>
    </style:style>
    <style:style style:name="T139" style:parent-style-name="DefaultParagraphFont" style:family="text">
      <style:text-properties style:font-name="Courier New" style:font-name-complex="Courier New" fo:color="#0000FF" fo:font-size="8pt" style:font-size-asian="8pt" style:font-size-complex="8pt"/>
    </style:style>
    <style:style style:name="T140" style:parent-style-name="DefaultParagraphFont" style:family="text">
      <style:text-properties style:font-name="Courier New" style:font-name-complex="Courier New" fo:color="#0000FF" fo:font-size="8pt" style:font-size-asian="8pt" style:font-size-complex="8pt"/>
    </style:style>
    <style:style style:name="P141" style:parent-style-name="Normal" style:family="paragraph">
      <style:paragraph-properties fo:border="0.0069in solid #000000" fo:padding-top="0.0138in" fo:padding-left="0.0555in" fo:padding-bottom="0.0138in" fo:padding-right="0.0555in" style:shadow="none" fo:margin-left="0.5in">
        <style:tab-stops/>
      </style:paragraph-properties>
    </style:style>
    <style:style style:name="T142" style:parent-style-name="DefaultParagraphFont" style:family="text">
      <style:text-properties style:font-name="Courier New" style:font-name-complex="Courier New" fo:font-weight="bold" style:font-weight-asian="bold" fo:font-size="8pt" style:font-size-asian="8pt" style:font-size-complex="8pt"/>
    </style:style>
    <style:style style:name="T143" style:parent-style-name="DefaultParagraphFont" style:family="text">
      <style:text-properties style:font-name="Courier New" style:font-name-complex="Courier New" fo:color="#0000FF" fo:font-size="8pt" style:font-size-asian="8pt" style:font-size-complex="8pt"/>
    </style:style>
    <style:style style:name="T144" style:parent-style-name="DefaultParagraphFont" style:family="text">
      <style:text-properties style:font-name="Wingdings" style:font-name-asian="Wingdings" style:font-name-complex="Wingdings" fo:font-size="8pt" style:font-size-asian="8pt" style:font-size-complex="8pt"/>
    </style:style>
    <style:style style:name="T145" style:parent-style-name="DefaultParagraphFont" style:family="text">
      <style:text-properties style:font-name="Courier New" style:font-name-complex="Courier New" fo:color="#0000FF" fo:font-size="8pt" style:font-size-asian="8pt" style:font-size-complex="8pt"/>
    </style:style>
    <style:style style:name="P146"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4pt" style:font-size-asian="4pt" style:font-size-complex="4pt"/>
    </style:style>
    <style:style style:name="P147" style:parent-style-name="Normal" style:family="paragraph">
      <style:paragraph-properties fo:widows="2" fo:orphans="2" style:text-autospace="ideograph-alpha" fo:margin-top="0.0416in" fo:margin-bottom="0.0416in" fo:margin-left="0.5in">
        <style:tab-stops/>
      </style:paragraph-properties>
    </style:style>
    <style:style style:name="P148"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49"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4pt" style:font-size-asian="4pt" style:font-size-complex="4pt"/>
    </style:style>
    <style:style style:name="P150" style:parent-style-name="Normal" style:family="paragraph">
      <style:paragraph-properties fo:border="0.0069in solid #000000" fo:padding-top="0.0138in" fo:padding-left="0.0555in" fo:padding-bottom="0.0138in" fo:padding-right="0.0555in" style:shadow="none" fo:margin-left="0.5in">
        <style:tab-stops/>
      </style:paragraph-properties>
    </style:style>
    <style:style style:name="T151" style:parent-style-name="DefaultParagraphFont" style:family="text">
      <style:text-properties style:font-name="Courier New" style:font-name-complex="Courier New" fo:font-weight="bold" style:font-weight-asian="bold" fo:font-size="8pt" style:font-size-asian="8pt" style:font-size-complex="8pt"/>
    </style:style>
    <style:style style:name="T152" style:parent-style-name="DefaultParagraphFont" style:family="text">
      <style:text-properties style:font-name="Courier New" style:font-name-complex="Courier New" fo:font-weight="bold" style:font-weight-asian="bold" fo:font-size="8pt" style:font-size-asian="8pt" style:font-size-complex="8pt"/>
    </style:style>
    <style:style style:name="T153" style:parent-style-name="DefaultParagraphFont" style:family="text">
      <style:text-properties style:font-name="Courier New" style:font-name-complex="Courier New" fo:font-size="8pt" style:font-size-asian="8pt" style:font-size-complex="8pt"/>
    </style:style>
    <style:style style:name="T154" style:parent-style-name="DefaultParagraphFont" style:family="text">
      <style:text-properties style:font-name="Courier New" style:font-name-complex="Courier New" fo:color="#0000FF" fo:font-size="8pt" style:font-size-asian="8pt" style:font-size-complex="8pt"/>
    </style:style>
    <style:style style:name="T155" style:parent-style-name="DefaultParagraphFont" style:family="text">
      <style:text-properties style:font-name="Courier New" style:font-name-complex="Courier New" fo:color="#0000FF" fo:font-size="8pt" style:font-size-asian="8pt" style:font-size-complex="8pt"/>
    </style:style>
    <style:style style:name="T156" style:parent-style-name="DefaultParagraphFont" style:family="text">
      <style:text-properties style:font-name="Courier New" style:font-name-complex="Courier New" fo:color="#0000FF" fo:font-size="8pt" style:font-size-asian="8pt" style:font-size-complex="8pt"/>
    </style:style>
    <style:style style:name="T157" style:parent-style-name="DefaultParagraphFont" style:family="text">
      <style:text-properties style:font-name="Courier New" style:font-name-complex="Courier New" fo:color="#0000FF" fo:font-size="8pt" style:font-size-asian="8pt" style:font-size-complex="8pt"/>
    </style:style>
    <style:style style:name="T158" style:parent-style-name="DefaultParagraphFont" style:family="text">
      <style:text-properties style:font-name="Courier New" style:font-name-complex="Courier New" fo:color="#0000FF" fo:font-size="8pt" style:font-size-asian="8pt" style:font-size-complex="8pt"/>
    </style:style>
    <style:style style:name="T159" style:parent-style-name="DefaultParagraphFont" style:family="text">
      <style:text-properties style:font-name="Courier New" style:font-name-complex="Courier New" fo:color="#0000FF" fo:font-size="8pt" style:font-size-asian="8pt" style:font-size-complex="8pt"/>
    </style:style>
    <style:style style:name="P160"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8pt" style:font-size-asian="8pt" style:font-size-complex="8pt"/>
    </style:style>
    <style:style style:name="P161" style:parent-style-name="Normal" style:family="paragraph">
      <style:paragraph-properties fo:border="0.0069in solid #000000" fo:padding-top="0.0138in" fo:padding-left="0.0555in" fo:padding-bottom="0.0138in" fo:padding-right="0.0555in" style:shadow="none" fo:margin-left="0.5in">
        <style:tab-stops/>
      </style:paragraph-properties>
    </style:style>
    <style:style style:name="T162" style:parent-style-name="DefaultParagraphFont" style:family="text">
      <style:text-properties style:font-name="Courier New" style:font-name-complex="Courier New" fo:font-weight="bold" style:font-weight-asian="bold" fo:font-size="8pt" style:font-size-asian="8pt" style:font-size-complex="8pt"/>
    </style:style>
    <style:style style:name="T163" style:parent-style-name="DefaultParagraphFont" style:family="text">
      <style:text-properties style:font-name="Courier New" style:font-name-complex="Courier New" fo:font-size="8pt" style:font-size-asian="8pt" style:font-size-complex="8pt"/>
    </style:style>
    <style:style style:name="T164" style:parent-style-name="DefaultParagraphFont" style:family="text">
      <style:text-properties style:font-name="Courier New" style:font-name-complex="Courier New" fo:color="#0000FF" fo:font-size="8pt" style:font-size-asian="8pt" style:font-size-complex="8pt"/>
    </style:style>
    <style:style style:name="T165" style:parent-style-name="DefaultParagraphFont" style:family="text">
      <style:text-properties style:font-name="Courier New" style:font-name-complex="Courier New" fo:color="#0000FF" fo:font-size="8pt" style:font-size-asian="8pt" style:font-size-complex="8pt"/>
    </style:style>
    <style:style style:name="T166" style:parent-style-name="DefaultParagraphFont" style:family="text">
      <style:text-properties style:font-name="Courier New" style:font-name-complex="Courier New" fo:color="#0000FF" fo:font-size="8pt" style:font-size-asian="8pt" style:font-size-complex="8pt"/>
    </style:style>
    <style:style style:name="T167" style:parent-style-name="DefaultParagraphFont" style:family="text">
      <style:text-properties style:font-name="Courier New" style:font-name-complex="Courier New" fo:color="#0000FF" fo:font-size="8pt" style:font-size-asian="8pt" style:font-size-complex="8pt"/>
    </style:style>
    <style:style style:name="P168"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4pt" style:font-size-asian="4pt" style:font-size-complex="4pt"/>
    </style:style>
    <style:style style:name="P169"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70"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4pt" style:font-size-asian="4pt" style:font-size-complex="4pt"/>
    </style:style>
    <style:style style:name="P171" style:parent-style-name="Normal" style:family="paragraph">
      <style:paragraph-properties fo:border="0.0069in solid #000000" fo:padding-top="0.0138in" fo:padding-left="0.0555in" fo:padding-bottom="0.0138in" fo:padding-right="0.0555in" style:shadow="none" fo:margin-left="0.5in">
        <style:tab-stops/>
      </style:paragraph-properties>
    </style:style>
    <style:style style:name="T172" style:parent-style-name="DefaultParagraphFont" style:family="text">
      <style:text-properties style:font-name="Courier New" style:font-name-complex="Courier New" fo:font-weight="bold" style:font-weight-asian="bold" fo:font-size="8pt" style:font-size-asian="8pt" style:font-size-complex="8pt"/>
    </style:style>
    <style:style style:name="T173" style:parent-style-name="DefaultParagraphFont" style:family="text">
      <style:text-properties style:font-name="Courier New" style:font-name-complex="Courier New" fo:font-weight="bold" style:font-weight-asian="bold" fo:font-size="8pt" style:font-size-asian="8pt" style:font-size-complex="8pt"/>
    </style:style>
    <style:style style:name="T174" style:parent-style-name="DefaultParagraphFont" style:family="text">
      <style:text-properties style:font-name="Courier New" style:font-name-complex="Courier New" fo:font-size="8pt" style:font-size-asian="8pt" style:font-size-complex="8pt"/>
    </style:style>
    <style:style style:name="T175" style:parent-style-name="DefaultParagraphFont" style:family="text">
      <style:text-properties style:font-name="Courier New" style:font-name-complex="Courier New" fo:color="#0000FF" fo:font-size="8pt" style:font-size-asian="8pt" style:font-size-complex="8pt"/>
    </style:style>
    <style:style style:name="P176"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8pt" style:font-size-asian="8pt" style:font-size-complex="8pt"/>
    </style:style>
    <style:style style:name="P177" style:parent-style-name="Normal" style:family="paragraph">
      <style:paragraph-properties fo:border="0.0069in solid #000000" fo:padding-top="0.0138in" fo:padding-left="0.0555in" fo:padding-bottom="0.0138in" fo:padding-right="0.0555in" style:shadow="none" fo:margin-left="0.5in">
        <style:tab-stops/>
      </style:paragraph-properties>
    </style:style>
    <style:style style:name="T178" style:parent-style-name="DefaultParagraphFont" style:family="text">
      <style:text-properties style:font-name="Courier New" style:font-name-complex="Courier New" fo:font-weight="bold" style:font-weight-asian="bold" fo:font-size="8pt" style:font-size-asian="8pt" style:font-size-complex="8pt"/>
    </style:style>
    <style:style style:name="T179" style:parent-style-name="DefaultParagraphFont" style:family="text">
      <style:text-properties style:font-name="Courier New" style:font-name-complex="Courier New" fo:font-size="8pt" style:font-size-asian="8pt" style:font-size-complex="8pt"/>
    </style:style>
    <style:style style:name="T180" style:parent-style-name="DefaultParagraphFont" style:family="text">
      <style:text-properties style:font-name="Courier New" style:font-name-complex="Courier New" fo:color="#0000FF" fo:font-size="8pt" style:font-size-asian="8pt" style:font-size-complex="8pt"/>
    </style:style>
    <style:style style:name="P181"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4pt" style:font-size-asian="4pt" style:font-size-complex="4pt"/>
    </style:style>
    <style:style style:name="P182"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83"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4pt" style:font-size-asian="4pt" style:font-size-complex="4pt"/>
    </style:style>
    <style:style style:name="P184" style:parent-style-name="Normal" style:family="paragraph">
      <style:paragraph-properties fo:border="0.0069in solid #000000" fo:padding-top="0.0138in" fo:padding-left="0.0555in" fo:padding-bottom="0.0138in" fo:padding-right="0.0555in" style:shadow="none" fo:margin-left="0.5in">
        <style:tab-stops/>
      </style:paragraph-properties>
    </style:style>
    <style:style style:name="T185" style:parent-style-name="DefaultParagraphFont" style:family="text">
      <style:text-properties style:font-name="Courier New" style:font-name-complex="Courier New" fo:font-weight="bold" style:font-weight-asian="bold" fo:font-size="8pt" style:font-size-asian="8pt" style:font-size-complex="8pt"/>
    </style:style>
    <style:style style:name="T186" style:parent-style-name="DefaultParagraphFont" style:family="text">
      <style:text-properties style:font-name="Courier New" style:font-name-complex="Courier New" fo:font-size="8pt" style:font-size-asian="8pt" style:font-size-complex="8pt"/>
    </style:style>
    <style:style style:name="T187" style:parent-style-name="DefaultParagraphFont" style:family="text">
      <style:text-properties style:font-name="Courier New" style:font-name-complex="Courier New" fo:color="#0000FF" fo:font-size="8pt" style:font-size-asian="8pt" style:font-size-complex="8pt"/>
    </style:style>
    <style:style style:name="P188" style:parent-style-name="Normal" style:family="paragraph">
      <style:paragraph-properties fo:border="0.0069in solid #000000" fo:padding-top="0.0138in" fo:padding-left="0.0555in" fo:padding-bottom="0.0138in" fo:padding-right="0.0555in" style:shadow="none" fo:margin-left="0.5in">
        <style:tab-stops/>
      </style:paragraph-properties>
      <style:text-properties style:font-name="Courier New" style:font-name-complex="Courier New" fo:color="#0000FF" fo:font-size="4pt" style:font-size-asian="4pt" style:font-size-complex="4pt"/>
    </style:style>
    <style:style style:name="P189" style:parent-style-name="Normal" style:family="paragraph">
      <style:paragraph-properties fo:widows="2" fo:orphans="2" style:text-autospace="ideograph-alpha" fo:margin-top="0.0416in" fo:margin-left="0.5in">
        <style:tab-stops/>
      </style:paragraph-properties>
    </style:style>
    <style:style style:name="P190"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91" style:parent-style-name="Normal" style:family="paragraph">
      <style:paragraph-properties fo:widows="2" fo:orphans="2" style:text-autospace="ideograph-alpha" fo:margin-top="0.1666in" fo:margin-left="0.4958in" fo:text-indent="-0.2479in">
        <style:tab-stops>
          <style:tab-stop style:type="left" style:position="0.0041in"/>
        </style:tab-stops>
      </style:paragraph-properties>
    </style:style>
    <style:style style:name="P192" style:parent-style-name="Heading2" style:family="paragraph">
      <style:paragraph-properties fo:break-before="page"/>
    </style:style>
    <style:style style:name="P193" style:parent-style-name="Normal" style:family="paragraph">
      <style:paragraph-properties fo:margin-bottom="0.0833in"/>
    </style:style>
    <style:style style:name="P194"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4pt" style:font-size-asian="4pt" style:font-size-complex="4pt"/>
    </style:style>
    <style:style style:name="P195" style:parent-style-name="Normal" style:family="paragraph">
      <style:paragraph-properties fo:border="0.0069in solid #000000" fo:padding-top="0.0138in" fo:padding-left="0.0555in" fo:padding-bottom="0.0138in" fo:padding-right="0.0555in" style:shadow="none"/>
    </style:style>
    <style:style style:name="T196" style:parent-style-name="DefaultParagraphFont" style:family="text">
      <style:text-properties style:font-name="Courier New" style:font-name-complex="Courier New" fo:font-weight="bold" style:font-weight-asian="bold" fo:font-size="8pt" style:font-size-asian="8pt" style:font-size-complex="8pt"/>
    </style:style>
    <style:style style:name="T197" style:parent-style-name="DefaultParagraphFont" style:family="text">
      <style:text-properties style:font-name="Courier New" style:font-name-complex="Courier New" fo:font-size="8pt" style:font-size-asian="8pt" style:font-size-complex="8pt"/>
    </style:style>
    <style:style style:name="P19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199" style:parent-style-name="Normal" style:family="paragraph">
      <style:paragraph-properties fo:border="0.0069in solid #000000" fo:padding-top="0.0138in" fo:padding-left="0.0555in" fo:padding-bottom="0.0138in" fo:padding-right="0.0555in" style:shadow="none"/>
    </style:style>
    <style:style style:name="T200" style:parent-style-name="DefaultParagraphFont" style:family="text">
      <style:text-properties style:font-name="Courier New" style:font-name-complex="Courier New" fo:color="#0000FF" fo:font-size="8pt" style:font-size-asian="8pt" style:font-size-complex="8pt"/>
    </style:style>
    <style:style style:name="T201" style:parent-style-name="DefaultParagraphFont" style:family="text">
      <style:text-properties style:font-name="Courier New" style:font-name-complex="Courier New" fo:font-size="8pt" style:font-size-asian="8pt" style:font-size-complex="8pt"/>
    </style:style>
    <style:style style:name="T202" style:parent-style-name="DefaultParagraphFont" style:family="text">
      <style:text-properties style:font-name="Courier New" style:font-name-complex="Courier New" fo:color="#FF0000" fo:font-size="8pt" style:font-size-asian="8pt" style:font-size-complex="8pt"/>
    </style:style>
    <style:style style:name="P20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style:style>
    <style:style style:name="P204"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05" style:parent-style-name="Normal" style:family="paragraph">
      <style:paragraph-properties fo:border="0.0069in solid #000000" fo:padding-top="0.0138in" fo:padding-left="0.0555in" fo:padding-bottom="0.0138in" fo:padding-right="0.0555in" style:shadow="none"/>
    </style:style>
    <style:style style:name="T206" style:parent-style-name="DefaultParagraphFont" style:family="text">
      <style:text-properties style:font-name="Courier New" style:font-name-complex="Courier New" fo:color="#0000FF" fo:font-size="8pt" style:font-size-asian="8pt" style:font-size-complex="8pt"/>
    </style:style>
    <style:style style:name="T207" style:parent-style-name="DefaultParagraphFont" style:family="text">
      <style:text-properties style:font-name="Courier New" style:font-name-complex="Courier New" fo:font-size="8pt" style:font-size-asian="8pt" style:font-size-complex="8pt"/>
    </style:style>
    <style:style style:name="T208" style:parent-style-name="DefaultParagraphFont" style:family="text">
      <style:text-properties style:font-name="Courier New" style:font-name-complex="Courier New" fo:color="#FF0000" fo:font-size="8pt" style:font-size-asian="8pt" style:font-size-complex="8pt"/>
    </style:style>
    <style:style style:name="P209"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style:style>
    <style:style style:name="P210"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11"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1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13" style:parent-style-name="Normal" style:family="paragraph">
      <style:paragraph-properties fo:border="0.0069in solid #000000" fo:padding-top="0.0138in" fo:padding-left="0.0555in" fo:padding-bottom="0.0138in" fo:padding-right="0.0555in" style:shadow="none"/>
    </style:style>
    <style:style style:name="T214" style:parent-style-name="DefaultParagraphFont" style:family="text">
      <style:text-properties style:font-name="Courier New" style:font-name-complex="Courier New" fo:color="#0000FF" fo:font-size="8pt" style:font-size-asian="8pt" style:font-size-complex="8pt"/>
    </style:style>
    <style:style style:name="T215" style:parent-style-name="DefaultParagraphFont" style:family="text">
      <style:text-properties style:font-name="Courier New" style:font-name-complex="Courier New" fo:font-size="8pt" style:font-size-asian="8pt" style:font-size-complex="8pt"/>
    </style:style>
    <style:style style:name="T216" style:parent-style-name="DefaultParagraphFont" style:family="text">
      <style:text-properties style:font-name="Courier New" style:font-name-complex="Courier New" fo:color="#FF0000" fo:font-size="8pt" style:font-size-asian="8pt" style:font-size-complex="8pt"/>
    </style:style>
    <style:style style:name="P217"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style:style>
    <style:style style:name="P21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19" style:parent-style-name="Normal" style:family="paragraph">
      <style:paragraph-properties fo:border="0.0069in solid #000000" fo:padding-top="0.0138in" fo:padding-left="0.0555in" fo:padding-bottom="0.0138in" fo:padding-right="0.0555in" style:shadow="none"/>
    </style:style>
    <style:style style:name="T220" style:parent-style-name="DefaultParagraphFont" style:family="text">
      <style:text-properties style:font-name="Courier New" style:font-name-complex="Courier New" fo:color="#0000FF" fo:font-size="8pt" style:font-size-asian="8pt" style:font-size-complex="8pt"/>
    </style:style>
    <style:style style:name="T221" style:parent-style-name="DefaultParagraphFont" style:family="text">
      <style:text-properties style:font-name="Courier New" style:font-name-complex="Courier New" fo:font-size="8pt" style:font-size-asian="8pt" style:font-size-complex="8pt"/>
    </style:style>
    <style:style style:name="T222" style:parent-style-name="DefaultParagraphFont" style:family="text">
      <style:text-properties style:font-name="Courier New" style:font-name-complex="Courier New" fo:color="#FF0000" fo:font-size="8pt" style:font-size-asian="8pt" style:font-size-complex="8pt"/>
    </style:style>
    <style:style style:name="P22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style:style>
    <style:style style:name="P224"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25"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26"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27" style:parent-style-name="Normal" style:family="paragraph">
      <style:paragraph-properties fo:border="0.0069in solid #000000" fo:padding-top="0.0138in" fo:padding-left="0.0555in" fo:padding-bottom="0.0138in" fo:padding-right="0.0555in" style:shadow="none"/>
    </style:style>
    <style:style style:name="T228" style:parent-style-name="DefaultParagraphFont" style:family="text">
      <style:text-properties style:font-name="Courier New" style:font-name-complex="Courier New" fo:color="#0000FF" fo:font-size="8pt" style:font-size-asian="8pt" style:font-size-complex="8pt"/>
    </style:style>
    <style:style style:name="T229" style:parent-style-name="DefaultParagraphFont" style:family="text">
      <style:text-properties style:font-name="Courier New" style:font-name-complex="Courier New" fo:font-size="8pt" style:font-size-asian="8pt" style:font-size-complex="8pt"/>
    </style:style>
    <style:style style:name="T230" style:parent-style-name="DefaultParagraphFont" style:family="text">
      <style:text-properties style:font-name="Courier New" style:font-name-complex="Courier New" fo:color="#FF0000" fo:font-size="8pt" style:font-size-asian="8pt" style:font-size-complex="8pt"/>
    </style:style>
    <style:style style:name="P231"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style:style>
    <style:style style:name="P23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33" style:parent-style-name="Normal" style:family="paragraph">
      <style:paragraph-properties fo:border="0.0069in solid #000000" fo:padding-top="0.0138in" fo:padding-left="0.0555in" fo:padding-bottom="0.0138in" fo:padding-right="0.0555in" style:shadow="none"/>
    </style:style>
    <style:style style:name="T234" style:parent-style-name="DefaultParagraphFont" style:family="text">
      <style:text-properties style:font-name="Courier New" style:font-name-complex="Courier New" fo:color="#0000FF" fo:font-size="8pt" style:font-size-asian="8pt" style:font-size-complex="8pt"/>
    </style:style>
    <style:style style:name="T235" style:parent-style-name="DefaultParagraphFont" style:family="text">
      <style:text-properties style:font-name="Courier New" style:font-name-complex="Courier New" fo:font-size="8pt" style:font-size-asian="8pt" style:font-size-complex="8pt"/>
    </style:style>
    <style:style style:name="T236" style:parent-style-name="DefaultParagraphFont" style:family="text">
      <style:text-properties style:font-name="Courier New" style:font-name-complex="Courier New" fo:color="#FF0000" fo:font-size="8pt" style:font-size-asian="8pt" style:font-size-complex="8pt"/>
    </style:style>
    <style:style style:name="P237" style:parent-style-name="Normal" style:family="paragraph">
      <style:paragraph-properties fo:border="0.0069in solid #000000" fo:padding-top="0.0138in" fo:padding-left="0.0555in" fo:padding-bottom="0.0138in" fo:padding-right="0.0555in" style:shadow="none"/>
    </style:style>
    <style:style style:name="T238" style:parent-style-name="DefaultParagraphFont" style:family="text">
      <style:text-properties style:font-name="Courier New" style:font-name-complex="Courier New" fo:color="#0000FF" fo:font-size="8pt" style:font-size-asian="8pt" style:font-size-complex="8pt"/>
    </style:style>
    <style:style style:name="T239" style:parent-style-name="DefaultParagraphFont" style:family="text">
      <style:text-properties style:font-name="Courier New" style:font-name-complex="Courier New" fo:font-size="8pt" style:font-size-asian="8pt" style:font-size-complex="8pt"/>
    </style:style>
    <style:style style:name="T240" style:parent-style-name="DefaultParagraphFont" style:family="text">
      <style:text-properties style:font-name="Courier New" style:font-name-complex="Courier New" fo:color="#FF0000" fo:font-size="8pt" style:font-size-asian="8pt" style:font-size-complex="8pt"/>
    </style:style>
    <style:style style:name="P241"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FF0000" fo:font-size="8pt" style:font-size-asian="8pt" style:font-size-complex="8pt"/>
    </style:style>
    <style:style style:name="P24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4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44" style:parent-style-name="Normal" style:family="paragraph">
      <style:paragraph-properties fo:border="0.0069in solid #000000" fo:padding-top="0.0138in" fo:padding-left="0.0555in" fo:padding-bottom="0.0138in" fo:padding-right="0.0555in" style:shadow="none"/>
    </style:style>
    <style:style style:name="T245" style:parent-style-name="DefaultParagraphFont" style:family="text">
      <style:text-properties style:font-name="Courier New" style:font-name-complex="Courier New" fo:color="#0000FF" fo:font-size="8pt" style:font-size-asian="8pt" style:font-size-complex="8pt"/>
    </style:style>
    <style:style style:name="T246" style:parent-style-name="DefaultParagraphFont" style:family="text">
      <style:text-properties style:font-name="Courier New" style:font-name-complex="Courier New" fo:font-size="8pt" style:font-size-asian="8pt" style:font-size-complex="8pt"/>
    </style:style>
    <style:style style:name="T247" style:parent-style-name="DefaultParagraphFont" style:family="text">
      <style:text-properties style:font-name="Courier New" style:font-name-complex="Courier New" fo:color="#FF0000" fo:font-size="8pt" style:font-size-asian="8pt" style:font-size-complex="8pt"/>
    </style:style>
    <style:style style:name="P24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FF0000" fo:font-size="8pt" style:font-size-asian="8pt" style:font-size-complex="8pt"/>
    </style:style>
    <style:style style:name="P249"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50"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51" style:parent-style-name="Normal" style:family="paragraph">
      <style:paragraph-properties fo:border="0.0069in solid #000000" fo:padding-top="0.0138in" fo:padding-left="0.0555in" fo:padding-bottom="0.0138in" fo:padding-right="0.0555in" style:shadow="none"/>
    </style:style>
    <style:style style:name="T252" style:parent-style-name="DefaultParagraphFont" style:family="text">
      <style:text-properties style:font-name="Courier New" style:font-name-complex="Courier New" fo:color="#0000FF" fo:font-size="8pt" style:font-size-asian="8pt" style:font-size-complex="8pt"/>
    </style:style>
    <style:style style:name="T253" style:parent-style-name="DefaultParagraphFont" style:family="text">
      <style:text-properties style:font-name="Courier New" style:font-name-complex="Courier New" fo:font-size="8pt" style:font-size-asian="8pt" style:font-size-complex="8pt"/>
    </style:style>
    <style:style style:name="T254" style:parent-style-name="DefaultParagraphFont" style:family="text">
      <style:text-properties style:font-name="Courier New" style:font-name-complex="Courier New" fo:color="#FF0000" fo:font-size="8pt" style:font-size-asian="8pt" style:font-size-complex="8pt"/>
    </style:style>
    <style:style style:name="P255"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style:style>
    <style:style style:name="P256"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57" style:parent-style-name="Normal" style:family="paragraph">
      <style:paragraph-properties fo:border="0.0069in solid #000000" fo:padding-top="0.0138in" fo:padding-left="0.0555in" fo:padding-bottom="0.0138in" fo:padding-right="0.0555in" style:shadow="none"/>
    </style:style>
    <style:style style:name="T258" style:parent-style-name="DefaultParagraphFont" style:family="text">
      <style:text-properties style:font-name="Courier New" style:font-name-complex="Courier New" fo:color="#0000FF" fo:font-size="8pt" style:font-size-asian="8pt" style:font-size-complex="8pt"/>
    </style:style>
    <style:style style:name="T259" style:parent-style-name="DefaultParagraphFont" style:family="text">
      <style:text-properties style:font-name="Courier New" style:font-name-complex="Courier New" fo:font-size="8pt" style:font-size-asian="8pt" style:font-size-complex="8pt"/>
    </style:style>
    <style:style style:name="T260" style:parent-style-name="DefaultParagraphFont" style:family="text">
      <style:text-properties style:font-name="Courier New" style:font-name-complex="Courier New" fo:color="#FF0000" fo:font-size="8pt" style:font-size-asian="8pt" style:font-size-complex="8pt"/>
    </style:style>
    <style:style style:name="P261" style:parent-style-name="Normal" style:family="paragraph">
      <style:paragraph-properties fo:border="0.0069in solid #000000" fo:padding-top="0.0138in" fo:padding-left="0.0555in" fo:padding-bottom="0.0138in" fo:padding-right="0.0555in" style:shadow="none"/>
    </style:style>
    <style:style style:name="T262" style:parent-style-name="DefaultParagraphFont" style:family="text">
      <style:text-properties style:font-name="Courier New" style:font-name-complex="Courier New" fo:color="#0000FF" fo:font-size="8pt" style:font-size-asian="8pt" style:font-size-complex="8pt"/>
    </style:style>
    <style:style style:name="T263" style:parent-style-name="DefaultParagraphFont" style:family="text">
      <style:text-properties style:font-name="Courier New" style:font-name-complex="Courier New" fo:font-size="8pt" style:font-size-asian="8pt" style:font-size-complex="8pt"/>
    </style:style>
    <style:style style:name="T264" style:parent-style-name="DefaultParagraphFont" style:family="text">
      <style:text-properties style:font-name="Courier New" style:font-name-complex="Courier New" fo:color="#FF0000" fo:font-size="8pt" style:font-size-asian="8pt" style:font-size-complex="8pt"/>
    </style:style>
    <style:style style:name="P265" style:parent-style-name="Normal" style:family="paragraph">
      <style:paragraph-properties fo:border="0.0069in solid #000000" fo:padding-top="0.0138in" fo:padding-left="0.0555in" fo:padding-bottom="0.0138in" fo:padding-right="0.0555in" style:shadow="none"/>
    </style:style>
    <style:style style:name="T266" style:parent-style-name="DefaultParagraphFont" style:family="text">
      <style:text-properties style:font-name="Courier New" style:font-name-complex="Courier New" fo:color="#0000FF" fo:font-size="8pt" style:font-size-asian="8pt" style:font-size-complex="8pt"/>
    </style:style>
    <style:style style:name="T267" style:parent-style-name="DefaultParagraphFont" style:family="text">
      <style:text-properties style:font-name="Courier New" style:font-name-complex="Courier New" fo:font-size="8pt" style:font-size-asian="8pt" style:font-size-complex="8pt"/>
    </style:style>
    <style:style style:name="T268" style:parent-style-name="DefaultParagraphFont" style:family="text">
      <style:text-properties style:font-name="Courier New" style:font-name-complex="Courier New" fo:color="#FF0000" fo:font-size="8pt" style:font-size-asian="8pt" style:font-size-complex="8pt"/>
    </style:style>
    <style:style style:name="P269" style:parent-style-name="Normal" style:family="paragraph">
      <style:paragraph-properties fo:border="0.0069in solid #000000" fo:padding-top="0.0138in" fo:padding-left="0.0555in" fo:padding-bottom="0.0138in" fo:padding-right="0.0555in" style:shadow="none"/>
    </style:style>
    <style:style style:name="T270" style:parent-style-name="DefaultParagraphFont" style:family="text">
      <style:text-properties style:font-name="Courier New" style:font-name-complex="Courier New" fo:color="#0000FF" fo:font-size="8pt" style:font-size-asian="8pt" style:font-size-complex="8pt"/>
    </style:style>
    <style:style style:name="T271" style:parent-style-name="DefaultParagraphFont" style:family="text">
      <style:text-properties style:font-name="Courier New" style:font-name-complex="Courier New" fo:font-size="8pt" style:font-size-asian="8pt" style:font-size-complex="8pt"/>
    </style:style>
    <style:style style:name="T272" style:parent-style-name="DefaultParagraphFont" style:family="text">
      <style:text-properties style:font-name="Courier New" style:font-name-complex="Courier New" fo:color="#FF0000" fo:font-size="8pt" style:font-size-asian="8pt" style:font-size-complex="8pt"/>
    </style:style>
    <style:style style:name="P273" style:parent-style-name="Normal" style:family="paragraph">
      <style:paragraph-properties fo:border="0.0069in solid #000000" fo:padding-top="0.0138in" fo:padding-left="0.0555in" fo:padding-bottom="0.0138in" fo:padding-right="0.0555in" style:shadow="none"/>
    </style:style>
    <style:style style:name="T274" style:parent-style-name="DefaultParagraphFont" style:family="text">
      <style:text-properties style:font-name="Courier New" style:font-name-complex="Courier New" fo:color="#0000FF" fo:font-size="8pt" style:font-size-asian="8pt" style:font-size-complex="8pt"/>
    </style:style>
    <style:style style:name="T275" style:parent-style-name="DefaultParagraphFont" style:family="text">
      <style:text-properties style:font-name="Courier New" style:font-name-complex="Courier New" fo:font-size="8pt" style:font-size-asian="8pt" style:font-size-complex="8pt"/>
    </style:style>
    <style:style style:name="T276" style:parent-style-name="DefaultParagraphFont" style:family="text">
      <style:text-properties style:font-name="Courier New" style:font-name-complex="Courier New" fo:color="#FF0000" fo:font-size="8pt" style:font-size-asian="8pt" style:font-size-complex="8pt"/>
    </style:style>
    <style:style style:name="P277"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style:style>
    <style:style style:name="P27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79" style:parent-style-name="Normal" style:family="paragraph">
      <style:paragraph-properties fo:border="0.0069in solid #000000" fo:padding-top="0.0138in" fo:padding-left="0.0555in" fo:padding-bottom="0.0138in" fo:padding-right="0.0555in" style:shadow="none"/>
    </style:style>
    <style:style style:name="T280" style:parent-style-name="DefaultParagraphFont" style:family="text">
      <style:text-properties style:font-name="Courier New" style:font-name-complex="Courier New" fo:color="#0000FF" fo:font-size="8pt" style:font-size-asian="8pt" style:font-size-complex="8pt"/>
    </style:style>
    <style:style style:name="T281" style:parent-style-name="DefaultParagraphFont" style:family="text">
      <style:text-properties style:font-name="Courier New" style:font-name-complex="Courier New" fo:color="#0000FF" fo:font-size="8pt" style:font-size-asian="8pt" style:font-size-complex="8pt"/>
    </style:style>
    <style:style style:name="T282" style:parent-style-name="DefaultParagraphFont" style:family="text">
      <style:text-properties style:font-name="Courier New" style:font-name-complex="Courier New" fo:color="#0000FF" fo:font-size="8pt" style:font-size-asian="8pt" style:font-size-complex="8pt"/>
    </style:style>
    <style:style style:name="T283" style:parent-style-name="DefaultParagraphFont" style:family="text">
      <style:text-properties style:font-name="Courier New" style:font-name-complex="Courier New" fo:font-size="8pt" style:font-size-asian="8pt" style:font-size-complex="8pt"/>
    </style:style>
    <style:style style:name="T284" style:parent-style-name="DefaultParagraphFont" style:family="text">
      <style:text-properties style:font-name="Courier New" style:font-name-complex="Courier New" fo:color="#FF0000" fo:font-size="8pt" style:font-size-asian="8pt" style:font-size-complex="8pt"/>
    </style:style>
    <style:style style:name="P285" style:parent-style-name="Normal" style:family="paragraph">
      <style:paragraph-properties fo:border="0.0069in solid #000000" fo:padding-top="0.0138in" fo:padding-left="0.0555in" fo:padding-bottom="0.0138in" fo:padding-right="0.0555in" style:shadow="none"/>
    </style:style>
    <style:style style:name="T286" style:parent-style-name="DefaultParagraphFont" style:family="text">
      <style:text-properties style:font-name="Courier New" style:font-name-complex="Courier New" fo:color="#0000FF" fo:font-size="8pt" style:font-size-asian="8pt" style:font-size-complex="8pt"/>
    </style:style>
    <style:style style:name="T287" style:parent-style-name="DefaultParagraphFont" style:family="text">
      <style:text-properties style:font-name="Courier New" style:font-name-complex="Courier New" fo:color="#0000FF" fo:font-size="8pt" style:font-size-asian="8pt" style:font-size-complex="8pt"/>
    </style:style>
    <style:style style:name="T288" style:parent-style-name="DefaultParagraphFont" style:family="text">
      <style:text-properties style:font-name="Courier New" style:font-name-complex="Courier New" fo:color="#0000FF" fo:font-size="8pt" style:font-size-asian="8pt" style:font-size-complex="8pt"/>
    </style:style>
    <style:style style:name="T289" style:parent-style-name="DefaultParagraphFont" style:family="text">
      <style:text-properties style:font-name="Courier New" style:font-name-complex="Courier New" fo:font-size="8pt" style:font-size-asian="8pt" style:font-size-complex="8pt"/>
    </style:style>
    <style:style style:name="T290" style:parent-style-name="DefaultParagraphFont" style:family="text">
      <style:text-properties style:font-name="Courier New" style:font-name-complex="Courier New" fo:color="#FF0000" fo:font-size="8pt" style:font-size-asian="8pt" style:font-size-complex="8pt"/>
    </style:style>
    <style:style style:name="P291"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style:style>
    <style:style style:name="P29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293" style:parent-style-name="Normal" style:family="paragraph">
      <style:paragraph-properties fo:border="0.0069in solid #000000" fo:padding-top="0.0138in" fo:padding-left="0.0555in" fo:padding-bottom="0.0138in" fo:padding-right="0.0555in" style:shadow="none"/>
    </style:style>
    <style:style style:name="T294" style:parent-style-name="DefaultParagraphFont" style:family="text">
      <style:text-properties style:font-name="Courier New" style:font-name-complex="Courier New" fo:color="#0000FF" fo:font-size="8pt" style:font-size-asian="8pt" style:font-size-complex="8pt"/>
    </style:style>
    <style:style style:name="T295" style:parent-style-name="DefaultParagraphFont" style:family="text">
      <style:text-properties style:font-name="Courier New" style:font-name-complex="Courier New" fo:font-size="8pt" style:font-size-asian="8pt" style:font-size-complex="8pt"/>
    </style:style>
    <style:style style:name="T296" style:parent-style-name="DefaultParagraphFont" style:family="text">
      <style:text-properties style:font-name="Courier New" style:font-name-complex="Courier New" fo:color="#FF0000" fo:font-size="8pt" style:font-size-asian="8pt" style:font-size-complex="8pt"/>
    </style:style>
    <style:style style:name="P297" style:parent-style-name="Normal" style:family="paragraph">
      <style:paragraph-properties fo:border="0.0069in solid #000000" fo:padding-top="0.0138in" fo:padding-left="0.0555in" fo:padding-bottom="0.0138in" fo:padding-right="0.0555in" style:shadow="none"/>
    </style:style>
    <style:style style:name="T298" style:parent-style-name="DefaultParagraphFont" style:family="text">
      <style:text-properties style:font-name="Courier New" style:font-name-complex="Courier New" fo:color="#0000FF" fo:font-size="8pt" style:font-size-asian="8pt" style:font-size-complex="8pt"/>
    </style:style>
    <style:style style:name="T299" style:parent-style-name="DefaultParagraphFont" style:family="text">
      <style:text-properties style:font-name="Courier New" style:font-name-complex="Courier New" fo:font-size="8pt" style:font-size-asian="8pt" style:font-size-complex="8pt"/>
    </style:style>
    <style:style style:name="T300" style:parent-style-name="DefaultParagraphFont" style:family="text">
      <style:text-properties style:font-name="Courier New" style:font-name-complex="Courier New" fo:color="#FF0000" fo:font-size="8pt" style:font-size-asian="8pt" style:font-size-complex="8pt"/>
    </style:style>
    <style:style style:name="P301"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style:style>
    <style:style style:name="P30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303" style:parent-style-name="Normal" style:family="paragraph">
      <style:paragraph-properties fo:border="0.0069in solid #000000" fo:padding-top="0.0138in" fo:padding-left="0.0555in" fo:padding-bottom="0.0138in" fo:padding-right="0.0555in" style:shadow="none"/>
    </style:style>
    <style:style style:name="T304" style:parent-style-name="DefaultParagraphFont" style:family="text">
      <style:text-properties style:font-name="Courier New" style:font-name-complex="Courier New" fo:color="#0000FF" fo:font-size="8pt" style:font-size-asian="8pt" style:font-size-complex="8pt"/>
    </style:style>
    <style:style style:name="T305" style:parent-style-name="DefaultParagraphFont" style:family="text">
      <style:text-properties style:font-name="Courier New" style:font-name-complex="Courier New" fo:font-size="8pt" style:font-size-asian="8pt" style:font-size-complex="8pt"/>
    </style:style>
    <style:style style:name="T306" style:parent-style-name="DefaultParagraphFont" style:family="text">
      <style:text-properties style:font-name="Courier New" style:font-name-complex="Courier New" fo:color="#FF0000" fo:font-size="8pt" style:font-size-asian="8pt" style:font-size-complex="8pt"/>
    </style:style>
    <style:style style:name="P307"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style:style>
    <style:style style:name="P30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309" style:parent-style-name="Normal" style:family="paragraph">
      <style:paragraph-properties fo:border="0.0069in solid #000000" fo:padding-top="0.0138in" fo:padding-left="0.0555in" fo:padding-bottom="0.0138in" fo:padding-right="0.0555in" style:shadow="none"/>
    </style:style>
    <style:style style:name="T310" style:parent-style-name="DefaultParagraphFont" style:family="text">
      <style:text-properties style:font-name="Courier New" style:font-name-complex="Courier New" fo:color="#0000FF" fo:font-size="8pt" style:font-size-asian="8pt" style:font-size-complex="8pt"/>
    </style:style>
    <style:style style:name="T311" style:parent-style-name="DefaultParagraphFont" style:family="text">
      <style:text-properties style:font-name="Courier New" style:font-name-complex="Courier New" fo:font-size="8pt" style:font-size-asian="8pt" style:font-size-complex="8pt"/>
    </style:style>
    <style:style style:name="T312" style:parent-style-name="DefaultParagraphFont" style:family="text">
      <style:text-properties style:font-name="Courier New" style:font-name-complex="Courier New" fo:color="#FF0000" fo:font-size="8pt" style:font-size-asian="8pt" style:font-size-complex="8pt"/>
    </style:style>
    <style:style style:name="P31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style:style>
    <style:style style:name="P314"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style:style>
    <style:style style:name="P315" style:parent-style-name="Normal" style:family="paragraph">
      <style:paragraph-properties fo:border="0.0069in solid #000000" fo:padding-top="0.0138in" fo:padding-left="0.0555in" fo:padding-bottom="0.0138in" fo:padding-right="0.0555in" style:shadow="none"/>
    </style:style>
    <style:style style:name="T316" style:parent-style-name="DefaultParagraphFont" style:family="text">
      <style:text-properties style:font-name="Courier New" style:font-name-complex="Courier New" fo:color="#0000FF" fo:font-size="8pt" style:font-size-asian="8pt" style:font-size-complex="8pt"/>
    </style:style>
    <style:style style:name="T317" style:parent-style-name="DefaultParagraphFont" style:family="text">
      <style:text-properties style:font-name="Courier New" style:font-name-complex="Courier New" fo:font-size="8pt" style:font-size-asian="8pt" style:font-size-complex="8pt"/>
    </style:style>
    <style:style style:name="T318" style:parent-style-name="DefaultParagraphFont" style:family="text">
      <style:text-properties style:font-name="Courier New" style:font-name-complex="Courier New" fo:color="#FF0000" fo:font-size="8pt" style:font-size-asian="8pt" style:font-size-complex="8pt"/>
    </style:style>
    <style:style style:name="P319" style:parent-style-name="Normal" style:family="paragraph">
      <style:paragraph-properties fo:border="0.0069in solid #000000" fo:padding-top="0.0138in" fo:padding-left="0.0555in" fo:padding-bottom="0.0138in" fo:padding-right="0.0555in" style:shadow="none"/>
    </style:style>
    <style:style style:name="T320" style:parent-style-name="DefaultParagraphFont" style:family="text">
      <style:text-properties style:font-name="Courier New" style:font-name-complex="Courier New" fo:color="#0000FF" fo:font-size="8pt" style:font-size-asian="8pt" style:font-size-complex="8pt"/>
    </style:style>
    <style:style style:name="T321" style:parent-style-name="DefaultParagraphFont" style:family="text">
      <style:text-properties style:font-name="Courier New" style:font-name-complex="Courier New" fo:font-size="8pt" style:font-size-asian="8pt" style:font-size-complex="8pt"/>
    </style:style>
    <style:style style:name="T322" style:parent-style-name="DefaultParagraphFont" style:family="text">
      <style:text-properties style:font-name="Courier New" style:font-name-complex="Courier New" fo:color="#FF0000" fo:font-size="8pt" style:font-size-asian="8pt" style:font-size-complex="8pt"/>
    </style:style>
    <style:style style:name="P323" style:parent-style-name="Normal" style:family="paragraph">
      <style:paragraph-properties fo:border="0.0069in solid #000000" fo:padding-top="0.0138in" fo:padding-left="0.0555in" fo:padding-bottom="0.0138in" fo:padding-right="0.0555in" style:shadow="none"/>
    </style:style>
    <style:style style:name="T324" style:parent-style-name="DefaultParagraphFont" style:family="text">
      <style:text-properties style:font-name="Courier New" style:font-name-complex="Courier New" fo:color="#0000FF" fo:font-size="8pt" style:font-size-asian="8pt" style:font-size-complex="8pt"/>
    </style:style>
    <style:style style:name="T325" style:parent-style-name="DefaultParagraphFont" style:family="text">
      <style:text-properties style:font-name="Courier New" style:font-name-complex="Courier New" fo:font-size="8pt" style:font-size-asian="8pt" style:font-size-complex="8pt"/>
    </style:style>
    <style:style style:name="T326" style:parent-style-name="DefaultParagraphFont" style:family="text">
      <style:text-properties style:font-name="Courier New" style:font-name-complex="Courier New" fo:color="#FF0000" fo:font-size="8pt" style:font-size-asian="8pt" style:font-size-complex="8pt"/>
    </style:style>
    <style:style style:name="P327"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4pt" style:font-size-asian="4pt" style:font-size-complex="4pt"/>
    </style:style>
    <style:style style:name="P328" style:parent-style-name="Normal" style:family="paragraph">
      <style:text-properties fo:font-weight="bold" style:font-weight-asian="bold"/>
    </style:style>
    <style:style style:name="P329" style:parent-style-name="Normal" style:family="paragraph">
      <style:text-properties fo:font-weight="bold" style:font-weight-asian="bold"/>
    </style:style>
    <style:style style:name="P330" style:parent-style-name="Normal" style:family="paragraph">
      <style:text-properties fo:font-weight="bold" style:font-weight-asian="bold"/>
    </style:style>
    <style:style style:name="P331" style:parent-style-name="Normal" style:family="paragraph">
      <style:text-properties fo:font-weight="bold" style:font-weight-asian="bold"/>
    </style:style>
    <style:style style:name="P332" style:parent-style-name="Normal" style:family="paragraph">
      <style:text-properties fo:font-weight="bold" style:font-weight-asian="bold"/>
    </style:style>
    <style:style style:name="P333" style:parent-style-name="Normal" style:family="paragraph">
      <style:text-properties fo:font-weight="bold" style:font-weight-asian="bold"/>
    </style:style>
    <style:style style:name="T334" style:parent-style-name="DefaultParagraphFont" style:family="text">
      <style:text-properties fo:font-style="italic" style:font-style-asian="italic"/>
    </style:style>
    <style:style style:name="T335" style:parent-style-name="DefaultParagraphFont" style:family="text">
      <style:text-properties fo:font-weight="bold" style:font-weight-asian="bold"/>
    </style:style>
    <style:style style:name="P336" style:parent-style-name="Normal" style:family="paragraph">
      <style:text-properties fo:font-weight="bold" style:font-weight-asian="bold"/>
    </style:style>
    <style:style style:name="P337" style:parent-style-name="Normal" style:family="paragraph">
      <style:text-properties fo:font-weight="bold" style:font-weight-asian="bold"/>
    </style:style>
    <style:style style:name="P338" style:parent-style-name="Normal" style:family="paragraph"/>
    <style:style style:name="P339" style:parent-style-name="Normal" style:family="paragraph"/>
    <style:style style:name="P340" style:parent-style-name="Normal" style:family="paragraph">
      <style:text-properties fo:font-weight="bold" style:font-weight-asian="bold"/>
    </style:style>
    <style:style style:name="P341" style:parent-style-name="Normal" style:family="paragraph">
      <style:text-properties fo:font-weight="bold" style:font-weight-asian="bold"/>
    </style:style>
    <style:style style:name="P342" style:parent-style-name="Normal" style:family="paragraph">
      <style:text-properties fo:font-weight="bold" style:font-weight-asian="bold"/>
    </style:style>
    <style:style style:name="P343" style:parent-style-name="Normal" style:family="paragraph">
      <style:text-properties fo:font-weight="bold" style:font-weight-asian="bold"/>
    </style:style>
    <style:style style:name="P344" style:parent-style-name="Normal" style:family="paragraph">
      <style:text-properties fo:font-weight="bold" style:font-weight-asian="bold"/>
    </style:style>
    <style:style style:name="P345" style:parent-style-name="Normal" style:family="paragraph">
      <style:text-properties fo:font-weight="bold" style:font-weight-asian="bold"/>
    </style:style>
    <style:style style:name="P346" style:parent-style-name="Normal" style:family="paragraph">
      <style:text-properties fo:font-weight="bold" style:font-weight-asian="bold"/>
    </style:style>
    <style:style style:name="T347" style:parent-style-name="DefaultParagraphFont" style:family="text">
      <style:text-properties style:font-name="Wingdings" style:font-name-asian="Wingdings" style:font-name-complex="Wingdings" style:font-size-complex="10pt"/>
    </style:style>
    <style:style style:name="P348" style:parent-style-name="Normal" style:family="paragraph">
      <style:text-properties fo:font-weight="bold" style:font-weight-asian="bold"/>
    </style:style>
    <style:style style:name="T349" style:parent-style-name="DefaultParagraphFont" style:family="text">
      <style:text-properties style:font-name="Wingdings" style:font-name-asian="Wingdings" style:font-name-complex="Wingdings" style:font-size-complex="10pt"/>
    </style:style>
    <style:style style:name="P350" style:parent-style-name="Normal" style:family="paragraph">
      <style:text-properties fo:font-weight="bold" style:font-weight-asian="bold"/>
    </style:style>
    <style:style style:name="P351" style:parent-style-name="Normal" style:family="paragraph">
      <style:text-properties fo:font-weight="bold" style:font-weight-asian="bold"/>
    </style:style>
    <style:style style:name="P352" style:parent-style-name="Normal" style:family="paragraph">
      <style:text-properties fo:font-weight="bold" style:font-weight-asian="bold"/>
    </style:style>
    <style:style style:name="P353" style:parent-style-name="Normal" style:family="paragraph">
      <style:text-properties fo:font-weight="bold" style:font-weight-asian="bold"/>
    </style:style>
    <style:style style:name="P354" style:parent-style-name="Normal" style:family="paragraph">
      <style:text-properties fo:font-weight="bold" style:font-weight-asian="bold"/>
    </style:style>
    <style:style style:name="P355" style:parent-style-name="Normal" style:family="paragraph">
      <style:text-properties fo:font-weight="bold" style:font-weight-asian="bold"/>
    </style:style>
    <style:style style:name="P356" style:parent-style-name="Normal" style:family="paragraph">
      <style:text-properties fo:font-weight="bold" style:font-weight-asian="bold"/>
    </style:style>
    <style:style style:name="T357" style:parent-style-name="Heading2Char" style:family="text">
      <style:text-properties style:font-name="Arial" style:font-name-complex="Arial" fo:font-weight="bold" style:font-weight-asian="bold" fo:font-style="normal" style:font-style-asian="normal" fo:font-size="13pt" style:font-size-asian="13pt" style:font-size-complex="13pt"/>
    </style:style>
    <style:style style:name="P358" style:parent-style-name="Normal" style:family="paragraph">
      <style:paragraph-properties fo:widows="2" fo:orphans="2" fo:background-color="#D9D9D9"/>
    </style:style>
    <style:style style:name="T359" style:parent-style-name="DefaultParagraphFont" style:family="text">
      <style:text-properties style:font-name="Courier New" style:font-name-complex="Courier New" fo:color="#008080" style:font-size-complex="10pt" style:language-asian="et" style:country-asian="EE"/>
    </style:style>
    <style:style style:name="T360" style:parent-style-name="DefaultParagraphFont" style:family="text">
      <style:text-properties style:font-name="Courier New" style:font-name-complex="Courier New" fo:color="#3F7F7F" style:font-size-complex="10pt" style:language-asian="et" style:country-asian="EE"/>
    </style:style>
    <style:style style:name="T361" style:parent-style-name="DefaultParagraphFont" style:family="text">
      <style:text-properties style:font-name="Courier New" style:font-name-complex="Courier New" style:font-size-complex="10pt" style:language-asian="et" style:country-asian="EE"/>
    </style:style>
    <style:style style:name="T362" style:parent-style-name="DefaultParagraphFont" style:family="text">
      <style:text-properties style:font-name="Courier New" style:font-name-complex="Courier New" fo:color="#7F007F" style:font-size-complex="10pt" style:language-asian="et" style:country-asian="EE"/>
    </style:style>
    <style:style style:name="T363" style:parent-style-name="DefaultParagraphFont" style:family="text">
      <style:text-properties style:font-name="Courier New" style:font-name-complex="Courier New" fo:color="#000000" style:font-size-complex="10pt" style:language-asian="et" style:country-asian="EE"/>
    </style:style>
    <style:style style:name="T364"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365" style:parent-style-name="DefaultParagraphFont" style:family="text">
      <style:text-properties style:font-name="Courier New" style:font-name-complex="Courier New" style:font-size-complex="10pt" style:language-asian="et" style:country-asian="EE"/>
    </style:style>
    <style:style style:name="T366" style:parent-style-name="DefaultParagraphFont" style:family="text">
      <style:text-properties style:font-name="Courier New" style:font-name-complex="Courier New" fo:color="#7F007F" style:font-size-complex="10pt" style:language-asian="et" style:country-asian="EE"/>
    </style:style>
    <style:style style:name="T367" style:parent-style-name="DefaultParagraphFont" style:family="text">
      <style:text-properties style:font-name="Courier New" style:font-name-complex="Courier New" fo:color="#000000" style:font-size-complex="10pt" style:language-asian="et" style:country-asian="EE"/>
    </style:style>
    <style:style style:name="T368"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369" style:parent-style-name="DefaultParagraphFont" style:family="text">
      <style:text-properties style:font-name="Courier New" style:font-name-complex="Courier New" fo:color="#008080" style:font-size-complex="10pt" style:language-asian="et" style:country-asian="EE"/>
    </style:style>
    <style:style style:name="P370" style:parent-style-name="Normal" style:family="paragraph">
      <style:paragraph-properties fo:widows="2" fo:orphans="2" fo:background-color="#D9D9D9"/>
    </style:style>
    <style:style style:name="T371" style:parent-style-name="DefaultParagraphFont" style:family="text">
      <style:text-properties style:font-name="Courier New" style:font-name-complex="Courier New" fo:color="#008080" style:font-size-complex="10pt" style:language-asian="et" style:country-asian="EE"/>
    </style:style>
    <style:style style:name="T372" style:parent-style-name="DefaultParagraphFont" style:family="text">
      <style:text-properties style:font-name="Courier New" style:font-name-complex="Courier New" fo:color="#3F7F7F" style:font-size-complex="10pt" style:language-asian="et" style:country-asian="EE"/>
    </style:style>
    <style:style style:name="T373" style:parent-style-name="DefaultParagraphFont" style:family="text">
      <style:text-properties style:font-name="Courier New" style:font-name-complex="Courier New" style:font-size-complex="10pt" style:language-asian="et" style:country-asian="EE"/>
    </style:style>
    <style:style style:name="T374" style:parent-style-name="DefaultParagraphFont" style:family="text">
      <style:text-properties style:font-name="Courier New" style:font-name-complex="Courier New" fo:color="#008080" style:font-size-complex="10pt" style:language-asian="et" style:country-asian="EE"/>
    </style:style>
    <style:style style:name="T375" style:parent-style-name="DefaultParagraphFont" style:family="text">
      <style:text-properties style:font-name="Courier New" style:font-name-complex="Courier New" style:font-size-complex="10pt" style:language-asian="et" style:country-asian="EE"/>
    </style:style>
    <style:style style:name="T376" style:parent-style-name="DefaultParagraphFont" style:family="text">
      <style:text-properties style:font-name="Courier New" style:font-name-complex="Courier New" fo:color="#808080" style:font-size-complex="10pt" style:language-asian="et" style:country-asian="EE"/>
    </style:style>
    <style:style style:name="T377" style:parent-style-name="DefaultParagraphFont" style:family="text">
      <style:text-properties style:font-name="Courier New" style:font-name-complex="Courier New" style:font-size-complex="10pt" style:language-asian="et" style:country-asian="EE"/>
    </style:style>
    <style:style style:name="T378" style:parent-style-name="DefaultParagraphFont" style:family="text">
      <style:text-properties style:font-name="Courier New" style:font-name-complex="Courier New" fo:color="#3F7F5F" style:font-size-complex="10pt" style:language-asian="et" style:country-asian="EE"/>
    </style:style>
    <style:style style:name="T379" style:parent-style-name="DefaultParagraphFont" style:family="text">
      <style:text-properties style:font-name="Courier New" style:font-name-complex="Courier New" fo:color="#008080" style:font-size-complex="10pt" style:language-asian="et" style:country-asian="EE"/>
    </style:style>
    <style:style style:name="P380" style:parent-style-name="Normal" style:family="paragraph">
      <style:paragraph-properties fo:widows="2" fo:orphans="2" fo:background-color="#D9D9D9"/>
    </style:style>
    <style:style style:name="T381" style:parent-style-name="DefaultParagraphFont" style:family="text">
      <style:text-properties style:font-name="Courier New" style:font-name-complex="Courier New" fo:color="#008080" style:font-size-complex="10pt" style:language-asian="et" style:country-asian="EE"/>
    </style:style>
    <style:style style:name="T382" style:parent-style-name="DefaultParagraphFont" style:family="text">
      <style:text-properties style:font-name="Courier New" style:font-name-complex="Courier New" fo:color="#3F7F7F" style:font-size-complex="10pt" style:language-asian="et" style:country-asian="EE"/>
    </style:style>
    <style:style style:name="T383" style:parent-style-name="DefaultParagraphFont" style:family="text">
      <style:text-properties style:font-name="Courier New" style:font-name-complex="Courier New" fo:color="#008080" style:font-size-complex="10pt" style:language-asian="et" style:country-asian="EE"/>
    </style:style>
    <style:style style:name="P384" style:parent-style-name="Normal" style:family="paragraph">
      <style:paragraph-properties fo:widows="2" fo:orphans="2" fo:background-color="#D9D9D9"/>
    </style:style>
    <style:style style:name="T385" style:parent-style-name="DefaultParagraphFont" style:family="text">
      <style:text-properties style:font-name="Courier New" style:font-name-complex="Courier New" fo:color="#000000" style:font-size-complex="10pt" style:language-asian="et" style:country-asian="EE"/>
    </style:style>
    <style:style style:name="P386" style:parent-style-name="Normal" style:family="paragraph">
      <style:paragraph-properties fo:widows="2" fo:orphans="2" fo:background-color="#D9D9D9"/>
    </style:style>
    <style:style style:name="T387" style:parent-style-name="DefaultParagraphFont" style:family="text">
      <style:text-properties style:font-name="Courier New" style:font-name-complex="Courier New" fo:color="#000000" style:font-size-complex="10pt" style:language-asian="et" style:country-asian="EE"/>
    </style:style>
    <style:style style:name="T388" style:parent-style-name="DefaultParagraphFont" style:family="text">
      <style:text-properties style:font-name="Courier New" style:font-name-complex="Courier New" fo:color="#008080" style:font-size-complex="10pt" style:language-asian="et" style:country-asian="EE"/>
    </style:style>
    <style:style style:name="T389" style:parent-style-name="DefaultParagraphFont" style:family="text">
      <style:text-properties style:font-name="Courier New" style:font-name-complex="Courier New" fo:color="#3F7F7F" style:font-size-complex="10pt" style:language-asian="et" style:country-asian="EE"/>
    </style:style>
    <style:style style:name="T390" style:parent-style-name="DefaultParagraphFont" style:family="text">
      <style:text-properties style:font-name="Courier New" style:font-name-complex="Courier New" style:font-size-complex="10pt" style:language-asian="et" style:country-asian="EE"/>
    </style:style>
    <style:style style:name="T391" style:parent-style-name="DefaultParagraphFont" style:family="text">
      <style:text-properties style:font-name="Courier New" style:font-name-complex="Courier New" fo:color="#7F007F" style:font-size-complex="10pt" style:language-asian="et" style:country-asian="EE"/>
    </style:style>
    <style:style style:name="T392" style:parent-style-name="DefaultParagraphFont" style:family="text">
      <style:text-properties style:font-name="Courier New" style:font-name-complex="Courier New" fo:color="#000000" style:font-size-complex="10pt" style:language-asian="et" style:country-asian="EE"/>
    </style:style>
    <style:style style:name="T393"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394" style:parent-style-name="DefaultParagraphFont" style:family="text">
      <style:text-properties style:font-name="Courier New" style:font-name-complex="Courier New" style:font-size-complex="10pt" style:language-asian="et" style:country-asian="EE"/>
    </style:style>
    <style:style style:name="T395" style:parent-style-name="DefaultParagraphFont" style:family="text">
      <style:text-properties style:font-name="Courier New" style:font-name-complex="Courier New" fo:color="#7F007F" style:font-size-complex="10pt" style:language-asian="et" style:country-asian="EE"/>
    </style:style>
    <style:style style:name="T396" style:parent-style-name="DefaultParagraphFont" style:family="text">
      <style:text-properties style:font-name="Courier New" style:font-name-complex="Courier New" fo:color="#000000" style:font-size-complex="10pt" style:language-asian="et" style:country-asian="EE"/>
    </style:style>
    <style:style style:name="T397"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398" style:parent-style-name="DefaultParagraphFont" style:family="text">
      <style:text-properties style:font-name="Courier New" style:font-name-complex="Courier New" fo:color="#008080" style:font-size-complex="10pt" style:language-asian="et" style:country-asian="EE"/>
    </style:style>
    <style:style style:name="P399" style:parent-style-name="Normal" style:family="paragraph">
      <style:paragraph-properties fo:widows="2" fo:orphans="2" fo:background-color="#D9D9D9"/>
    </style:style>
    <style:style style:name="T400" style:parent-style-name="DefaultParagraphFont" style:family="text">
      <style:text-properties style:font-name="Courier New" style:font-name-complex="Courier New" fo:color="#000000" style:font-size-complex="10pt" style:language-asian="et" style:country-asian="EE"/>
    </style:style>
    <style:style style:name="T401" style:parent-style-name="DefaultParagraphFont" style:family="text">
      <style:text-properties style:font-name="Courier New" style:font-name-complex="Courier New" fo:color="#000000" style:font-size-complex="10pt" style:language-asian="et" style:country-asian="EE"/>
    </style:style>
    <style:style style:name="T402" style:parent-style-name="DefaultParagraphFont" style:family="text">
      <style:text-properties style:font-name="Courier New" style:font-name-complex="Courier New" fo:color="#008080" style:font-size-complex="10pt" style:language-asian="et" style:country-asian="EE"/>
    </style:style>
    <style:style style:name="T403" style:parent-style-name="DefaultParagraphFont" style:family="text">
      <style:text-properties style:font-name="Courier New" style:font-name-complex="Courier New" fo:color="#3F7F7F" style:font-size-complex="10pt" style:language-asian="et" style:country-asian="EE"/>
    </style:style>
    <style:style style:name="T404" style:parent-style-name="DefaultParagraphFont" style:family="text">
      <style:text-properties style:font-name="Courier New" style:font-name-complex="Courier New" style:font-size-complex="10pt" style:language-asian="et" style:country-asian="EE"/>
    </style:style>
    <style:style style:name="T405" style:parent-style-name="DefaultParagraphFont" style:family="text">
      <style:text-properties style:font-name="Courier New" style:font-name-complex="Courier New" fo:color="#7F007F" style:font-size-complex="10pt" style:language-asian="et" style:country-asian="EE"/>
    </style:style>
    <style:style style:name="T406" style:parent-style-name="DefaultParagraphFont" style:family="text">
      <style:text-properties style:font-name="Courier New" style:font-name-complex="Courier New" fo:color="#000000" style:font-size-complex="10pt" style:language-asian="et" style:country-asian="EE"/>
    </style:style>
    <style:style style:name="T407"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408" style:parent-style-name="DefaultParagraphFont" style:family="text">
      <style:text-properties style:font-name="Courier New" style:font-name-complex="Courier New" style:font-size-complex="10pt" style:language-asian="et" style:country-asian="EE"/>
    </style:style>
    <style:style style:name="T409" style:parent-style-name="DefaultParagraphFont" style:family="text">
      <style:text-properties style:font-name="Courier New" style:font-name-complex="Courier New" fo:color="#7F007F" style:font-size-complex="10pt" style:language-asian="et" style:country-asian="EE"/>
    </style:style>
    <style:style style:name="T410" style:parent-style-name="DefaultParagraphFont" style:family="text">
      <style:text-properties style:font-name="Courier New" style:font-name-complex="Courier New" fo:color="#000000" style:font-size-complex="10pt" style:language-asian="et" style:country-asian="EE"/>
    </style:style>
    <style:style style:name="T411"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412" style:parent-style-name="DefaultParagraphFont" style:family="text">
      <style:text-properties style:font-name="Courier New" style:font-name-complex="Courier New" style:font-size-complex="10pt" style:language-asian="et" style:country-asian="EE"/>
    </style:style>
    <style:style style:name="T413" style:parent-style-name="DefaultParagraphFont" style:family="text">
      <style:text-properties style:font-name="Courier New" style:font-name-complex="Courier New" fo:color="#008080" style:font-size-complex="10pt" style:language-asian="et" style:country-asian="EE"/>
    </style:style>
    <style:style style:name="P414" style:parent-style-name="Normal" style:family="paragraph">
      <style:paragraph-properties fo:widows="2" fo:orphans="2" fo:background-color="#D9D9D9"/>
    </style:style>
    <style:style style:name="T415" style:parent-style-name="DefaultParagraphFont" style:family="text">
      <style:text-properties style:font-name="Courier New" style:font-name-complex="Courier New" fo:color="#000000" style:font-size-complex="10pt" style:language-asian="et" style:country-asian="EE"/>
    </style:style>
    <style:style style:name="T416" style:parent-style-name="DefaultParagraphFont" style:family="text">
      <style:text-properties style:font-name="Courier New" style:font-name-complex="Courier New" fo:color="#000000" style:font-size-complex="10pt" style:language-asian="et" style:country-asian="EE"/>
    </style:style>
    <style:style style:name="T417" style:parent-style-name="DefaultParagraphFont" style:family="text">
      <style:text-properties style:font-name="Courier New" style:font-name-complex="Courier New" fo:color="#008080" style:font-size-complex="10pt" style:language-asian="et" style:country-asian="EE"/>
    </style:style>
    <style:style style:name="T418" style:parent-style-name="DefaultParagraphFont" style:family="text">
      <style:text-properties style:font-name="Courier New" style:font-name-complex="Courier New" fo:color="#3F7F7F" style:font-size-complex="10pt" style:language-asian="et" style:country-asian="EE"/>
    </style:style>
    <style:style style:name="T419" style:parent-style-name="DefaultParagraphFont" style:family="text">
      <style:text-properties style:font-name="Courier New" style:font-name-complex="Courier New" style:font-size-complex="10pt" style:language-asian="et" style:country-asian="EE"/>
    </style:style>
    <style:style style:name="T420" style:parent-style-name="DefaultParagraphFont" style:family="text">
      <style:text-properties style:font-name="Courier New" style:font-name-complex="Courier New" fo:color="#7F007F" style:font-size-complex="10pt" style:language-asian="et" style:country-asian="EE"/>
    </style:style>
    <style:style style:name="T421" style:parent-style-name="DefaultParagraphFont" style:family="text">
      <style:text-properties style:font-name="Courier New" style:font-name-complex="Courier New" fo:color="#000000" style:font-size-complex="10pt" style:language-asian="et" style:country-asian="EE"/>
    </style:style>
    <style:style style:name="T422"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423" style:parent-style-name="DefaultParagraphFont" style:family="text">
      <style:text-properties style:font-name="Courier New" style:font-name-complex="Courier New" fo:color="#008080" style:font-size-complex="10pt" style:language-asian="et" style:country-asian="EE"/>
    </style:style>
    <style:style style:name="P424" style:parent-style-name="Normal" style:family="paragraph">
      <style:paragraph-properties fo:widows="2" fo:orphans="2" fo:background-color="#D9D9D9"/>
    </style:style>
    <style:style style:name="T425" style:parent-style-name="DefaultParagraphFont" style:family="text">
      <style:text-properties style:font-name="Courier New" style:font-name-complex="Courier New" fo:color="#000000" style:font-size-complex="10pt" style:language-asian="et" style:country-asian="EE"/>
    </style:style>
    <style:style style:name="T426" style:parent-style-name="DefaultParagraphFont" style:family="text">
      <style:text-properties style:font-name="Courier New" style:font-name-complex="Courier New" fo:color="#000000" style:font-size-complex="10pt" style:language-asian="et" style:country-asian="EE"/>
    </style:style>
    <style:style style:name="T427" style:parent-style-name="DefaultParagraphFont" style:family="text">
      <style:text-properties style:font-name="Courier New" style:font-name-complex="Courier New" fo:color="#000000" style:font-size-complex="10pt" style:language-asian="et" style:country-asian="EE"/>
    </style:style>
    <style:style style:name="T428" style:parent-style-name="DefaultParagraphFont" style:family="text">
      <style:text-properties style:font-name="Courier New" style:font-name-complex="Courier New" fo:color="#008080" style:font-size-complex="10pt" style:language-asian="et" style:country-asian="EE"/>
    </style:style>
    <style:style style:name="T429" style:parent-style-name="DefaultParagraphFont" style:family="text">
      <style:text-properties style:font-name="Courier New" style:font-name-complex="Courier New" fo:color="#3F7F7F" style:font-size-complex="10pt" style:language-asian="et" style:country-asian="EE"/>
    </style:style>
    <style:style style:name="T430" style:parent-style-name="DefaultParagraphFont" style:family="text">
      <style:text-properties style:font-name="Courier New" style:font-name-complex="Courier New" style:font-size-complex="10pt" style:language-asian="et" style:country-asian="EE"/>
    </style:style>
    <style:style style:name="T431" style:parent-style-name="DefaultParagraphFont" style:family="text">
      <style:text-properties style:font-name="Courier New" style:font-name-complex="Courier New" fo:color="#7F007F" style:font-size-complex="10pt" style:language-asian="et" style:country-asian="EE"/>
    </style:style>
    <style:style style:name="T432" style:parent-style-name="DefaultParagraphFont" style:family="text">
      <style:text-properties style:font-name="Courier New" style:font-name-complex="Courier New" fo:color="#000000" style:font-size-complex="10pt" style:language-asian="et" style:country-asian="EE"/>
    </style:style>
    <style:style style:name="T433"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434" style:parent-style-name="DefaultParagraphFont" style:family="text">
      <style:text-properties style:font-name="Courier New" style:font-name-complex="Courier New" style:font-size-complex="10pt" style:language-asian="et" style:country-asian="EE"/>
    </style:style>
    <style:style style:name="T435" style:parent-style-name="DefaultParagraphFont" style:family="text">
      <style:text-properties style:font-name="Courier New" style:font-name-complex="Courier New" fo:color="#7F007F" style:font-size-complex="10pt" style:language-asian="et" style:country-asian="EE"/>
    </style:style>
    <style:style style:name="T436" style:parent-style-name="DefaultParagraphFont" style:family="text">
      <style:text-properties style:font-name="Courier New" style:font-name-complex="Courier New" fo:color="#000000" style:font-size-complex="10pt" style:language-asian="et" style:country-asian="EE"/>
    </style:style>
    <style:style style:name="T437"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438" style:parent-style-name="DefaultParagraphFont" style:family="text">
      <style:text-properties style:font-name="Courier New" style:font-name-complex="Courier New" style:font-size-complex="10pt" style:language-asian="et" style:country-asian="EE"/>
    </style:style>
    <style:style style:name="T439" style:parent-style-name="DefaultParagraphFont" style:family="text">
      <style:text-properties style:font-name="Courier New" style:font-name-complex="Courier New" fo:color="#008080" style:font-size-complex="10pt" style:language-asian="et" style:country-asian="EE"/>
    </style:style>
    <style:style style:name="P440" style:parent-style-name="Normal" style:family="paragraph">
      <style:paragraph-properties fo:widows="2" fo:orphans="2" fo:background-color="#D9D9D9"/>
    </style:style>
    <style:style style:name="T441" style:parent-style-name="DefaultParagraphFont" style:family="text">
      <style:text-properties style:font-name="Courier New" style:font-name-complex="Courier New" fo:color="#000000" style:font-size-complex="10pt" style:language-asian="et" style:country-asian="EE"/>
    </style:style>
    <style:style style:name="T442" style:parent-style-name="DefaultParagraphFont" style:family="text">
      <style:text-properties style:font-name="Courier New" style:font-name-complex="Courier New" fo:color="#000000" style:font-size-complex="10pt" style:language-asian="et" style:country-asian="EE"/>
    </style:style>
    <style:style style:name="T443" style:parent-style-name="DefaultParagraphFont" style:family="text">
      <style:text-properties style:font-name="Courier New" style:font-name-complex="Courier New" fo:color="#008080" style:font-size-complex="10pt" style:language-asian="et" style:country-asian="EE"/>
    </style:style>
    <style:style style:name="T444" style:parent-style-name="DefaultParagraphFont" style:family="text">
      <style:text-properties style:font-name="Courier New" style:font-name-complex="Courier New" fo:color="#3F7F7F" style:font-size-complex="10pt" style:language-asian="et" style:country-asian="EE"/>
    </style:style>
    <style:style style:name="T445" style:parent-style-name="DefaultParagraphFont" style:family="text">
      <style:text-properties style:font-name="Courier New" style:font-name-complex="Courier New" fo:color="#008080" style:font-size-complex="10pt" style:language-asian="et" style:country-asian="EE"/>
    </style:style>
    <style:style style:name="P446" style:parent-style-name="Normal" style:family="paragraph">
      <style:paragraph-properties fo:widows="2" fo:orphans="2" fo:background-color="#D9D9D9"/>
    </style:style>
    <style:style style:name="T447" style:parent-style-name="DefaultParagraphFont" style:family="text">
      <style:text-properties style:font-name="Courier New" style:font-name-complex="Courier New" fo:color="#000000" style:font-size-complex="10pt" style:language-asian="et" style:country-asian="EE"/>
    </style:style>
    <style:style style:name="T448" style:parent-style-name="DefaultParagraphFont" style:family="text">
      <style:text-properties style:font-name="Courier New" style:font-name-complex="Courier New" fo:color="#008080" style:font-size-complex="10pt" style:language-asian="et" style:country-asian="EE"/>
    </style:style>
    <style:style style:name="T449" style:parent-style-name="DefaultParagraphFont" style:family="text">
      <style:text-properties style:font-name="Courier New" style:font-name-complex="Courier New" fo:color="#3F7F7F" style:font-size-complex="10pt" style:language-asian="et" style:country-asian="EE"/>
    </style:style>
    <style:style style:name="T450" style:parent-style-name="DefaultParagraphFont" style:family="text">
      <style:text-properties style:font-name="Courier New" style:font-name-complex="Courier New" fo:color="#008080" style:font-size-complex="10pt" style:language-asian="et" style:country-asian="EE"/>
    </style:style>
    <style:style style:name="P451" style:parent-style-name="Normal" style:family="paragraph">
      <style:paragraph-properties fo:widows="2" fo:orphans="2" fo:background-color="#D9D9D9"/>
    </style:style>
    <style:style style:name="T452" style:parent-style-name="DefaultParagraphFont" style:family="text">
      <style:text-properties style:font-name="Courier New" style:font-name-complex="Courier New" fo:color="#000000" style:font-size-complex="10pt" style:language-asian="et" style:country-asian="EE"/>
    </style:style>
    <style:style style:name="P453" style:parent-style-name="Normal" style:family="paragraph">
      <style:paragraph-properties fo:widows="2" fo:orphans="2" fo:background-color="#D9D9D9"/>
    </style:style>
    <style:style style:name="T454" style:parent-style-name="DefaultParagraphFont" style:family="text">
      <style:text-properties style:font-name="Courier New" style:font-name-complex="Courier New" fo:color="#000000" style:font-size-complex="10pt" style:language-asian="et" style:country-asian="EE"/>
    </style:style>
    <style:style style:name="T455" style:parent-style-name="DefaultParagraphFont" style:family="text">
      <style:text-properties style:font-name="Courier New" style:font-name-complex="Courier New" fo:color="#000000" style:font-size-complex="10pt" style:language-asian="et" style:country-asian="EE"/>
    </style:style>
    <style:style style:name="T456" style:parent-style-name="DefaultParagraphFont" style:family="text">
      <style:text-properties style:font-name="Courier New" style:font-name-complex="Courier New" fo:color="#008080" style:font-size-complex="10pt" style:language-asian="et" style:country-asian="EE"/>
    </style:style>
    <style:style style:name="T457" style:parent-style-name="DefaultParagraphFont" style:family="text">
      <style:text-properties style:font-name="Courier New" style:font-name-complex="Courier New" fo:color="#3F7F7F" style:font-size-complex="10pt" style:language-asian="et" style:country-asian="EE"/>
    </style:style>
    <style:style style:name="T458" style:parent-style-name="DefaultParagraphFont" style:family="text">
      <style:text-properties style:font-name="Courier New" style:font-name-complex="Courier New" style:font-size-complex="10pt" style:language-asian="et" style:country-asian="EE"/>
    </style:style>
    <style:style style:name="T459" style:parent-style-name="DefaultParagraphFont" style:family="text">
      <style:text-properties style:font-name="Courier New" style:font-name-complex="Courier New" fo:color="#7F007F" style:font-size-complex="10pt" style:language-asian="et" style:country-asian="EE"/>
    </style:style>
    <style:style style:name="T460" style:parent-style-name="DefaultParagraphFont" style:family="text">
      <style:text-properties style:font-name="Courier New" style:font-name-complex="Courier New" fo:color="#000000" style:font-size-complex="10pt" style:language-asian="et" style:country-asian="EE"/>
    </style:style>
    <style:style style:name="T461"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462" style:parent-style-name="DefaultParagraphFont" style:family="text">
      <style:text-properties style:font-name="Courier New" style:font-name-complex="Courier New" style:font-size-complex="10pt" style:language-asian="et" style:country-asian="EE"/>
    </style:style>
    <style:style style:name="T463" style:parent-style-name="DefaultParagraphFont" style:family="text">
      <style:text-properties style:font-name="Courier New" style:font-name-complex="Courier New" fo:color="#7F007F" style:font-size-complex="10pt" style:language-asian="et" style:country-asian="EE"/>
    </style:style>
    <style:style style:name="T464" style:parent-style-name="DefaultParagraphFont" style:family="text">
      <style:text-properties style:font-name="Courier New" style:font-name-complex="Courier New" fo:color="#000000" style:font-size-complex="10pt" style:language-asian="et" style:country-asian="EE"/>
    </style:style>
    <style:style style:name="T465"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466" style:parent-style-name="DefaultParagraphFont" style:family="text">
      <style:text-properties style:font-name="Courier New" style:font-name-complex="Courier New" fo:color="#008080" style:font-size-complex="10pt" style:language-asian="et" style:country-asian="EE"/>
    </style:style>
    <style:style style:name="P467" style:parent-style-name="Normal" style:family="paragraph">
      <style:paragraph-properties fo:widows="2" fo:orphans="2" fo:background-color="#D9D9D9"/>
    </style:style>
    <style:style style:name="T468" style:parent-style-name="DefaultParagraphFont" style:family="text">
      <style:text-properties style:font-name="Courier New" style:font-name-complex="Courier New" fo:color="#000000" style:font-size-complex="10pt" style:language-asian="et" style:country-asian="EE"/>
    </style:style>
    <style:style style:name="T469" style:parent-style-name="DefaultParagraphFont" style:family="text">
      <style:text-properties style:font-name="Courier New" style:font-name-complex="Courier New" fo:color="#000000" style:font-size-complex="10pt" style:language-asian="et" style:country-asian="EE"/>
    </style:style>
    <style:style style:name="T470" style:parent-style-name="DefaultParagraphFont" style:family="text">
      <style:text-properties style:font-name="Courier New" style:font-name-complex="Courier New" fo:color="#008080" style:font-size-complex="10pt" style:language-asian="et" style:country-asian="EE"/>
    </style:style>
    <style:style style:name="T471" style:parent-style-name="DefaultParagraphFont" style:family="text">
      <style:text-properties style:font-name="Courier New" style:font-name-complex="Courier New" fo:color="#3F7F7F" style:font-size-complex="10pt" style:language-asian="et" style:country-asian="EE"/>
    </style:style>
    <style:style style:name="T472" style:parent-style-name="DefaultParagraphFont" style:family="text">
      <style:text-properties style:font-name="Courier New" style:font-name-complex="Courier New" style:font-size-complex="10pt" style:language-asian="et" style:country-asian="EE"/>
    </style:style>
    <style:style style:name="T473" style:parent-style-name="DefaultParagraphFont" style:family="text">
      <style:text-properties style:font-name="Courier New" style:font-name-complex="Courier New" fo:color="#7F007F" style:font-size-complex="10pt" style:language-asian="et" style:country-asian="EE"/>
    </style:style>
    <style:style style:name="T474" style:parent-style-name="DefaultParagraphFont" style:family="text">
      <style:text-properties style:font-name="Courier New" style:font-name-complex="Courier New" fo:color="#000000" style:font-size-complex="10pt" style:language-asian="et" style:country-asian="EE"/>
    </style:style>
    <style:style style:name="T475"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476" style:parent-style-name="DefaultParagraphFont" style:family="text">
      <style:text-properties style:font-name="Courier New" style:font-name-complex="Courier New" fo:color="#008080" style:font-size-complex="10pt" style:language-asian="et" style:country-asian="EE"/>
    </style:style>
    <style:style style:name="P477" style:parent-style-name="Normal" style:family="paragraph">
      <style:paragraph-properties fo:widows="2" fo:orphans="2" fo:background-color="#D9D9D9"/>
    </style:style>
    <style:style style:name="T478" style:parent-style-name="DefaultParagraphFont" style:family="text">
      <style:text-properties style:font-name="Courier New" style:font-name-complex="Courier New" fo:color="#000000" style:font-size-complex="10pt" style:language-asian="et" style:country-asian="EE"/>
    </style:style>
    <style:style style:name="T479" style:parent-style-name="DefaultParagraphFont" style:family="text">
      <style:text-properties style:font-name="Courier New" style:font-name-complex="Courier New" fo:color="#000000" style:font-size-complex="10pt" style:language-asian="et" style:country-asian="EE"/>
    </style:style>
    <style:style style:name="T480" style:parent-style-name="DefaultParagraphFont" style:family="text">
      <style:text-properties style:font-name="Courier New" style:font-name-complex="Courier New" fo:color="#008080" style:font-size-complex="10pt" style:language-asian="et" style:country-asian="EE"/>
    </style:style>
    <style:style style:name="T481" style:parent-style-name="DefaultParagraphFont" style:family="text">
      <style:text-properties style:font-name="Courier New" style:font-name-complex="Courier New" fo:color="#3F7F7F" style:font-size-complex="10pt" style:language-asian="et" style:country-asian="EE"/>
    </style:style>
    <style:style style:name="T482" style:parent-style-name="DefaultParagraphFont" style:family="text">
      <style:text-properties style:font-name="Courier New" style:font-name-complex="Courier New" style:font-size-complex="10pt" style:language-asian="et" style:country-asian="EE"/>
    </style:style>
    <style:style style:name="T483" style:parent-style-name="DefaultParagraphFont" style:family="text">
      <style:text-properties style:font-name="Courier New" style:font-name-complex="Courier New" fo:color="#7F007F" style:font-size-complex="10pt" style:language-asian="et" style:country-asian="EE"/>
    </style:style>
    <style:style style:name="T484" style:parent-style-name="DefaultParagraphFont" style:family="text">
      <style:text-properties style:font-name="Courier New" style:font-name-complex="Courier New" fo:color="#000000" style:font-size-complex="10pt" style:language-asian="et" style:country-asian="EE"/>
    </style:style>
    <style:style style:name="T485"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486" style:parent-style-name="DefaultParagraphFont" style:family="text">
      <style:text-properties style:font-name="Courier New" style:font-name-complex="Courier New" style:font-size-complex="10pt" style:language-asian="et" style:country-asian="EE"/>
    </style:style>
    <style:style style:name="T487" style:parent-style-name="DefaultParagraphFont" style:family="text">
      <style:text-properties style:font-name="Courier New" style:font-name-complex="Courier New" fo:color="#7F007F" style:font-size-complex="10pt" style:language-asian="et" style:country-asian="EE"/>
    </style:style>
    <style:style style:name="T488" style:parent-style-name="DefaultParagraphFont" style:family="text">
      <style:text-properties style:font-name="Courier New" style:font-name-complex="Courier New" fo:color="#000000" style:font-size-complex="10pt" style:language-asian="et" style:country-asian="EE"/>
    </style:style>
    <style:style style:name="T489"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490" style:parent-style-name="DefaultParagraphFont" style:family="text">
      <style:text-properties style:font-name="Courier New" style:font-name-complex="Courier New" fo:color="#008080" style:font-size-complex="10pt" style:language-asian="et" style:country-asian="EE"/>
    </style:style>
    <style:style style:name="P491" style:parent-style-name="Normal" style:family="paragraph">
      <style:paragraph-properties fo:widows="2" fo:orphans="2" fo:background-color="#D9D9D9"/>
    </style:style>
    <style:style style:name="T492" style:parent-style-name="DefaultParagraphFont" style:family="text">
      <style:text-properties style:font-name="Courier New" style:font-name-complex="Courier New" fo:color="#000000" style:font-size-complex="10pt" style:language-asian="et" style:country-asian="EE"/>
    </style:style>
    <style:style style:name="T493" style:parent-style-name="DefaultParagraphFont" style:family="text">
      <style:text-properties style:font-name="Courier New" style:font-name-complex="Courier New" fo:color="#000000" style:font-size-complex="10pt" style:language-asian="et" style:country-asian="EE"/>
    </style:style>
    <style:style style:name="T494" style:parent-style-name="DefaultParagraphFont" style:family="text">
      <style:text-properties style:font-name="Courier New" style:font-name-complex="Courier New" fo:color="#008080" style:font-size-complex="10pt" style:language-asian="et" style:country-asian="EE"/>
    </style:style>
    <style:style style:name="T495" style:parent-style-name="DefaultParagraphFont" style:family="text">
      <style:text-properties style:font-name="Courier New" style:font-name-complex="Courier New" fo:color="#3F7F7F" style:font-size-complex="10pt" style:language-asian="et" style:country-asian="EE"/>
    </style:style>
    <style:style style:name="T496" style:parent-style-name="DefaultParagraphFont" style:family="text">
      <style:text-properties style:font-name="Courier New" style:font-name-complex="Courier New" fo:color="#008080" style:font-size-complex="10pt" style:language-asian="et" style:country-asian="EE"/>
    </style:style>
    <style:style style:name="P497" style:parent-style-name="Normal" style:family="paragraph">
      <style:paragraph-properties fo:widows="2" fo:orphans="2" fo:background-color="#D9D9D9"/>
    </style:style>
    <style:style style:name="T498" style:parent-style-name="DefaultParagraphFont" style:family="text">
      <style:text-properties style:font-name="Courier New" style:font-name-complex="Courier New" fo:color="#000000" style:font-size-complex="10pt" style:language-asian="et" style:country-asian="EE"/>
    </style:style>
    <style:style style:name="T499" style:parent-style-name="DefaultParagraphFont" style:family="text">
      <style:text-properties style:font-name="Courier New" style:font-name-complex="Courier New" fo:color="#008080" style:font-size-complex="10pt" style:language-asian="et" style:country-asian="EE"/>
    </style:style>
    <style:style style:name="T500" style:parent-style-name="DefaultParagraphFont" style:family="text">
      <style:text-properties style:font-name="Courier New" style:font-name-complex="Courier New" fo:color="#3F7F7F" style:font-size-complex="10pt" style:language-asian="et" style:country-asian="EE"/>
    </style:style>
    <style:style style:name="T501" style:parent-style-name="DefaultParagraphFont" style:family="text">
      <style:text-properties style:font-name="Courier New" style:font-name-complex="Courier New" fo:color="#008080" style:font-size-complex="10pt" style:language-asian="et" style:country-asian="EE"/>
    </style:style>
    <style:style style:name="T502" style:parent-style-name="DefaultParagraphFont" style:family="text">
      <style:text-properties style:font-name="Courier New" style:font-name-complex="Courier New" fo:color="#000000" style:font-size-complex="10pt" style:language-asian="et" style:country-asian="EE"/>
    </style:style>
    <style:style style:name="P503" style:parent-style-name="Normal" style:family="paragraph">
      <style:paragraph-properties fo:widows="2" fo:orphans="2" fo:background-color="#D9D9D9"/>
    </style:style>
    <style:style style:name="T504" style:parent-style-name="DefaultParagraphFont" style:family="text">
      <style:text-properties style:font-name="Courier New" style:font-name-complex="Courier New" fo:color="#000000" style:font-size-complex="10pt" style:language-asian="et" style:country-asian="EE"/>
    </style:style>
    <style:style style:name="P505" style:parent-style-name="Normal" style:family="paragraph">
      <style:paragraph-properties fo:widows="2" fo:orphans="2" fo:background-color="#D9D9D9"/>
    </style:style>
    <style:style style:name="T506" style:parent-style-name="DefaultParagraphFont" style:family="text">
      <style:text-properties style:font-name="Courier New" style:font-name-complex="Courier New" fo:color="#000000" style:font-size-complex="10pt" style:language-asian="et" style:country-asian="EE"/>
    </style:style>
    <style:style style:name="T507" style:parent-style-name="DefaultParagraphFont" style:family="text">
      <style:text-properties style:font-name="Courier New" style:font-name-complex="Courier New" fo:color="#008080" style:font-size-complex="10pt" style:language-asian="et" style:country-asian="EE"/>
    </style:style>
    <style:style style:name="T508" style:parent-style-name="DefaultParagraphFont" style:family="text">
      <style:text-properties style:font-name="Courier New" style:font-name-complex="Courier New" fo:color="#3F7F7F" style:font-size-complex="10pt" style:language-asian="et" style:country-asian="EE"/>
    </style:style>
    <style:style style:name="T509" style:parent-style-name="DefaultParagraphFont" style:family="text">
      <style:text-properties style:font-name="Courier New" style:font-name-complex="Courier New" style:font-size-complex="10pt" style:language-asian="et" style:country-asian="EE"/>
    </style:style>
    <style:style style:name="T510" style:parent-style-name="DefaultParagraphFont" style:family="text">
      <style:text-properties style:font-name="Courier New" style:font-name-complex="Courier New" fo:color="#7F007F" style:font-size-complex="10pt" style:language-asian="et" style:country-asian="EE"/>
    </style:style>
    <style:style style:name="T511" style:parent-style-name="DefaultParagraphFont" style:family="text">
      <style:text-properties style:font-name="Courier New" style:font-name-complex="Courier New" fo:color="#000000" style:font-size-complex="10pt" style:language-asian="et" style:country-asian="EE"/>
    </style:style>
    <style:style style:name="T512"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513" style:parent-style-name="DefaultParagraphFont" style:family="text">
      <style:text-properties style:font-name="Courier New" style:font-name-complex="Courier New" fo:color="#008080" style:font-size-complex="10pt" style:language-asian="et" style:country-asian="EE"/>
    </style:style>
    <style:style style:name="P514" style:parent-style-name="Normal" style:family="paragraph">
      <style:paragraph-properties fo:widows="2" fo:orphans="2" fo:background-color="#D9D9D9"/>
    </style:style>
    <style:style style:name="T515" style:parent-style-name="DefaultParagraphFont" style:family="text">
      <style:text-properties style:font-name="Courier New" style:font-name-complex="Courier New" fo:color="#000000" style:font-size-complex="10pt" style:language-asian="et" style:country-asian="EE"/>
    </style:style>
    <style:style style:name="T516" style:parent-style-name="DefaultParagraphFont" style:family="text">
      <style:text-properties style:font-name="Courier New" style:font-name-complex="Courier New" fo:color="#000000" style:font-size-complex="10pt" style:language-asian="et" style:country-asian="EE"/>
    </style:style>
    <style:style style:name="T517" style:parent-style-name="DefaultParagraphFont" style:family="text">
      <style:text-properties style:font-name="Courier New" style:font-name-complex="Courier New" fo:color="#008080" style:font-size-complex="10pt" style:language-asian="et" style:country-asian="EE"/>
    </style:style>
    <style:style style:name="T518" style:parent-style-name="DefaultParagraphFont" style:family="text">
      <style:text-properties style:font-name="Courier New" style:font-name-complex="Courier New" fo:color="#3F7F7F" style:font-size-complex="10pt" style:language-asian="et" style:country-asian="EE"/>
    </style:style>
    <style:style style:name="T519" style:parent-style-name="DefaultParagraphFont" style:family="text">
      <style:text-properties style:font-name="Courier New" style:font-name-complex="Courier New" style:font-size-complex="10pt" style:language-asian="et" style:country-asian="EE"/>
    </style:style>
    <style:style style:name="T520" style:parent-style-name="DefaultParagraphFont" style:family="text">
      <style:text-properties style:font-name="Courier New" style:font-name-complex="Courier New" fo:color="#7F007F" style:font-size-complex="10pt" style:language-asian="et" style:country-asian="EE"/>
    </style:style>
    <style:style style:name="T521" style:parent-style-name="DefaultParagraphFont" style:family="text">
      <style:text-properties style:font-name="Courier New" style:font-name-complex="Courier New" fo:color="#000000" style:font-size-complex="10pt" style:language-asian="et" style:country-asian="EE"/>
    </style:style>
    <style:style style:name="T522"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523" style:parent-style-name="DefaultParagraphFont" style:family="text">
      <style:text-properties style:font-name="Courier New" style:font-name-complex="Courier New" fo:color="#008080" style:font-size-complex="10pt" style:language-asian="et" style:country-asian="EE"/>
    </style:style>
    <style:style style:name="T524" style:parent-style-name="DefaultParagraphFont" style:family="text">
      <style:text-properties style:font-name="Courier New" style:font-name-complex="Courier New" fo:color="#3F7F7F" style:font-size-complex="10pt" style:language-asian="et" style:country-asian="EE"/>
    </style:style>
    <style:style style:name="T525" style:parent-style-name="DefaultParagraphFont" style:family="text">
      <style:text-properties style:font-name="Courier New" style:font-name-complex="Courier New" fo:color="#008080" style:font-size-complex="10pt" style:language-asian="et" style:country-asian="EE"/>
    </style:style>
    <style:style style:name="P526" style:parent-style-name="Normal" style:family="paragraph">
      <style:paragraph-properties fo:widows="2" fo:orphans="2" fo:background-color="#D9D9D9"/>
    </style:style>
    <style:style style:name="T527" style:parent-style-name="DefaultParagraphFont" style:family="text">
      <style:text-properties style:font-name="Courier New" style:font-name-complex="Courier New" fo:color="#000000" style:font-size-complex="10pt" style:language-asian="et" style:country-asian="EE"/>
    </style:style>
    <style:style style:name="T528" style:parent-style-name="DefaultParagraphFont" style:family="text">
      <style:text-properties style:font-name="Courier New" style:font-name-complex="Courier New" fo:color="#000000" style:font-size-complex="10pt" style:language-asian="et" style:country-asian="EE"/>
    </style:style>
    <style:style style:name="T529" style:parent-style-name="DefaultParagraphFont" style:family="text">
      <style:text-properties style:font-name="Courier New" style:font-name-complex="Courier New" fo:color="#008080" style:font-size-complex="10pt" style:language-asian="et" style:country-asian="EE"/>
    </style:style>
    <style:style style:name="T530" style:parent-style-name="DefaultParagraphFont" style:family="text">
      <style:text-properties style:font-name="Courier New" style:font-name-complex="Courier New" fo:color="#3F7F7F" style:font-size-complex="10pt" style:language-asian="et" style:country-asian="EE"/>
    </style:style>
    <style:style style:name="T531" style:parent-style-name="DefaultParagraphFont" style:family="text">
      <style:text-properties style:font-name="Courier New" style:font-name-complex="Courier New" style:font-size-complex="10pt" style:language-asian="et" style:country-asian="EE"/>
    </style:style>
    <style:style style:name="T532" style:parent-style-name="DefaultParagraphFont" style:family="text">
      <style:text-properties style:font-name="Courier New" style:font-name-complex="Courier New" fo:color="#7F007F" style:font-size-complex="10pt" style:language-asian="et" style:country-asian="EE"/>
    </style:style>
    <style:style style:name="T533" style:parent-style-name="DefaultParagraphFont" style:family="text">
      <style:text-properties style:font-name="Courier New" style:font-name-complex="Courier New" fo:color="#000000" style:font-size-complex="10pt" style:language-asian="et" style:country-asian="EE"/>
    </style:style>
    <style:style style:name="T534"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535" style:parent-style-name="DefaultParagraphFont" style:family="text">
      <style:text-properties style:font-name="Courier New" style:font-name-complex="Courier New" fo:color="#008080" style:font-size-complex="10pt" style:language-asian="et" style:country-asian="EE"/>
    </style:style>
    <style:style style:name="P536" style:parent-style-name="Normal" style:family="paragraph">
      <style:paragraph-properties fo:widows="2" fo:orphans="2" fo:background-color="#D9D9D9"/>
    </style:style>
    <style:style style:name="T537" style:parent-style-name="DefaultParagraphFont" style:family="text">
      <style:text-properties style:font-name="Courier New" style:font-name-complex="Courier New" fo:color="#000000" style:font-size-complex="10pt" style:language-asian="et" style:country-asian="EE"/>
    </style:style>
    <style:style style:name="T538" style:parent-style-name="DefaultParagraphFont" style:family="text">
      <style:text-properties style:font-name="Courier New" style:font-name-complex="Courier New" fo:color="#000000" style:font-size-complex="10pt" style:language-asian="et" style:country-asian="EE"/>
    </style:style>
    <style:style style:name="T539" style:parent-style-name="DefaultParagraphFont" style:family="text">
      <style:text-properties style:font-name="Courier New" style:font-name-complex="Courier New" fo:color="#008080" style:font-size-complex="10pt" style:language-asian="et" style:country-asian="EE"/>
    </style:style>
    <style:style style:name="T540" style:parent-style-name="DefaultParagraphFont" style:family="text">
      <style:text-properties style:font-name="Courier New" style:font-name-complex="Courier New" fo:color="#3F7F7F" style:font-size-complex="10pt" style:language-asian="et" style:country-asian="EE"/>
    </style:style>
    <style:style style:name="T541" style:parent-style-name="DefaultParagraphFont" style:family="text">
      <style:text-properties style:font-name="Courier New" style:font-name-complex="Courier New" style:font-size-complex="10pt" style:language-asian="et" style:country-asian="EE"/>
    </style:style>
    <style:style style:name="T542" style:parent-style-name="DefaultParagraphFont" style:family="text">
      <style:text-properties style:font-name="Courier New" style:font-name-complex="Courier New" fo:color="#7F007F" style:font-size-complex="10pt" style:language-asian="et" style:country-asian="EE"/>
    </style:style>
    <style:style style:name="T543" style:parent-style-name="DefaultParagraphFont" style:family="text">
      <style:text-properties style:font-name="Courier New" style:font-name-complex="Courier New" fo:color="#000000" style:font-size-complex="10pt" style:language-asian="et" style:country-asian="EE"/>
    </style:style>
    <style:style style:name="T544"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545" style:parent-style-name="DefaultParagraphFont" style:family="text">
      <style:text-properties style:font-name="Courier New" style:font-name-complex="Courier New" fo:color="#008080" style:font-size-complex="10pt" style:language-asian="et" style:country-asian="EE"/>
    </style:style>
    <style:style style:name="P546" style:parent-style-name="Normal" style:family="paragraph">
      <style:paragraph-properties fo:widows="2" fo:orphans="2" fo:background-color="#D9D9D9"/>
    </style:style>
    <style:style style:name="T547" style:parent-style-name="DefaultParagraphFont" style:family="text">
      <style:text-properties style:font-name="Courier New" style:font-name-complex="Courier New" fo:color="#000000" style:font-size-complex="10pt" style:language-asian="et" style:country-asian="EE"/>
    </style:style>
    <style:style style:name="T548" style:parent-style-name="DefaultParagraphFont" style:family="text">
      <style:text-properties style:font-name="Courier New" style:font-name-complex="Courier New" fo:color="#008080" style:font-size-complex="10pt" style:language-asian="et" style:country-asian="EE"/>
    </style:style>
    <style:style style:name="T549" style:parent-style-name="DefaultParagraphFont" style:family="text">
      <style:text-properties style:font-name="Courier New" style:font-name-complex="Courier New" fo:color="#3F7F7F" style:font-size-complex="10pt" style:language-asian="et" style:country-asian="EE"/>
    </style:style>
    <style:style style:name="T550" style:parent-style-name="DefaultParagraphFont" style:family="text">
      <style:text-properties style:font-name="Courier New" style:font-name-complex="Courier New" fo:color="#008080" style:font-size-complex="10pt" style:language-asian="et" style:country-asian="EE"/>
    </style:style>
    <style:style style:name="P551" style:parent-style-name="Normal" style:family="paragraph">
      <style:paragraph-properties fo:widows="2" fo:orphans="2" fo:background-color="#D9D9D9"/>
    </style:style>
    <style:style style:name="T552" style:parent-style-name="DefaultParagraphFont" style:family="text">
      <style:text-properties style:font-name="Courier New" style:font-name-complex="Courier New" fo:color="#000000" style:font-size-complex="10pt" style:language-asian="et" style:country-asian="EE"/>
    </style:style>
    <style:style style:name="P553" style:parent-style-name="Normal" style:family="paragraph">
      <style:paragraph-properties fo:widows="2" fo:orphans="2" fo:background-color="#D9D9D9"/>
    </style:style>
    <style:style style:name="T554" style:parent-style-name="DefaultParagraphFont" style:family="text">
      <style:text-properties style:font-name="Courier New" style:font-name-complex="Courier New" fo:color="#000000" style:font-size-complex="10pt" style:language-asian="et" style:country-asian="EE"/>
    </style:style>
    <style:style style:name="T555" style:parent-style-name="DefaultParagraphFont" style:family="text">
      <style:text-properties style:font-name="Courier New" style:font-name-complex="Courier New" fo:color="#008080" style:font-size-complex="10pt" style:language-asian="et" style:country-asian="EE"/>
    </style:style>
    <style:style style:name="T556" style:parent-style-name="DefaultParagraphFont" style:family="text">
      <style:text-properties style:font-name="Courier New" style:font-name-complex="Courier New" fo:color="#3F7F7F" style:font-size-complex="10pt" style:language-asian="et" style:country-asian="EE"/>
    </style:style>
    <style:style style:name="T557" style:parent-style-name="DefaultParagraphFont" style:family="text">
      <style:text-properties style:font-name="Courier New" style:font-name-complex="Courier New" style:font-size-complex="10pt" style:language-asian="et" style:country-asian="EE"/>
    </style:style>
    <style:style style:name="T558" style:parent-style-name="DefaultParagraphFont" style:family="text">
      <style:text-properties style:font-name="Courier New" style:font-name-complex="Courier New" fo:color="#7F007F" style:font-size-complex="10pt" style:language-asian="et" style:country-asian="EE"/>
    </style:style>
    <style:style style:name="T559" style:parent-style-name="DefaultParagraphFont" style:family="text">
      <style:text-properties style:font-name="Courier New" style:font-name-complex="Courier New" fo:color="#000000" style:font-size-complex="10pt" style:language-asian="et" style:country-asian="EE"/>
    </style:style>
    <style:style style:name="T560"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561" style:parent-style-name="DefaultParagraphFont" style:family="text">
      <style:text-properties style:font-name="Courier New" style:font-name-complex="Courier New" fo:color="#008080" style:font-size-complex="10pt" style:language-asian="et" style:country-asian="EE"/>
    </style:style>
    <style:style style:name="P562" style:parent-style-name="Normal" style:family="paragraph">
      <style:paragraph-properties fo:widows="2" fo:orphans="2" fo:background-color="#D9D9D9"/>
    </style:style>
    <style:style style:name="T563" style:parent-style-name="DefaultParagraphFont" style:family="text">
      <style:text-properties style:font-name="Courier New" style:font-name-complex="Courier New" fo:color="#000000" style:font-size-complex="10pt" style:language-asian="et" style:country-asian="EE"/>
    </style:style>
    <style:style style:name="T564" style:parent-style-name="DefaultParagraphFont" style:family="text">
      <style:text-properties style:font-name="Courier New" style:font-name-complex="Courier New" fo:color="#000000" style:font-size-complex="10pt" style:language-asian="et" style:country-asian="EE"/>
    </style:style>
    <style:style style:name="T565" style:parent-style-name="DefaultParagraphFont" style:family="text">
      <style:text-properties style:font-name="Courier New" style:font-name-complex="Courier New" fo:color="#008080" style:font-size-complex="10pt" style:language-asian="et" style:country-asian="EE"/>
    </style:style>
    <style:style style:name="T566" style:parent-style-name="DefaultParagraphFont" style:family="text">
      <style:text-properties style:font-name="Courier New" style:font-name-complex="Courier New" fo:color="#3F7F7F" style:font-size-complex="10pt" style:language-asian="et" style:country-asian="EE"/>
    </style:style>
    <style:style style:name="T567" style:parent-style-name="DefaultParagraphFont" style:family="text">
      <style:text-properties style:font-name="Courier New" style:font-name-complex="Courier New" style:font-size-complex="10pt" style:language-asian="et" style:country-asian="EE"/>
    </style:style>
    <style:style style:name="T568" style:parent-style-name="DefaultParagraphFont" style:family="text">
      <style:text-properties style:font-name="Courier New" style:font-name-complex="Courier New" fo:color="#7F007F" style:font-size-complex="10pt" style:language-asian="et" style:country-asian="EE"/>
    </style:style>
    <style:style style:name="T569" style:parent-style-name="DefaultParagraphFont" style:family="text">
      <style:text-properties style:font-name="Courier New" style:font-name-complex="Courier New" fo:color="#000000" style:font-size-complex="10pt" style:language-asian="et" style:country-asian="EE"/>
    </style:style>
    <style:style style:name="T570"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571" style:parent-style-name="DefaultParagraphFont" style:family="text">
      <style:text-properties style:font-name="Courier New" style:font-name-complex="Courier New" fo:color="#008080" style:font-size-complex="10pt" style:language-asian="et" style:country-asian="EE"/>
    </style:style>
    <style:style style:name="T572" style:parent-style-name="DefaultParagraphFont" style:family="text">
      <style:text-properties style:font-name="Courier New" style:font-name-complex="Courier New" fo:color="#3F7F7F" style:font-size-complex="10pt" style:language-asian="et" style:country-asian="EE"/>
    </style:style>
    <style:style style:name="T573" style:parent-style-name="DefaultParagraphFont" style:family="text">
      <style:text-properties style:font-name="Courier New" style:font-name-complex="Courier New" fo:color="#008080" style:font-size-complex="10pt" style:language-asian="et" style:country-asian="EE"/>
    </style:style>
    <style:style style:name="P574" style:parent-style-name="Normal" style:family="paragraph">
      <style:paragraph-properties fo:widows="2" fo:orphans="2" fo:background-color="#D9D9D9"/>
    </style:style>
    <style:style style:name="T575" style:parent-style-name="DefaultParagraphFont" style:family="text">
      <style:text-properties style:font-name="Courier New" style:font-name-complex="Courier New" fo:color="#000000" style:font-size-complex="10pt" style:language-asian="et" style:country-asian="EE"/>
    </style:style>
    <style:style style:name="T576" style:parent-style-name="DefaultParagraphFont" style:family="text">
      <style:text-properties style:font-name="Courier New" style:font-name-complex="Courier New" fo:color="#000000" style:font-size-complex="10pt" style:language-asian="et" style:country-asian="EE"/>
    </style:style>
    <style:style style:name="T577" style:parent-style-name="DefaultParagraphFont" style:family="text">
      <style:text-properties style:font-name="Courier New" style:font-name-complex="Courier New" fo:color="#008080" style:font-size-complex="10pt" style:language-asian="et" style:country-asian="EE"/>
    </style:style>
    <style:style style:name="T578" style:parent-style-name="DefaultParagraphFont" style:family="text">
      <style:text-properties style:font-name="Courier New" style:font-name-complex="Courier New" fo:color="#3F7F7F" style:font-size-complex="10pt" style:language-asian="et" style:country-asian="EE"/>
    </style:style>
    <style:style style:name="T579" style:parent-style-name="DefaultParagraphFont" style:family="text">
      <style:text-properties style:font-name="Courier New" style:font-name-complex="Courier New" style:font-size-complex="10pt" style:language-asian="et" style:country-asian="EE"/>
    </style:style>
    <style:style style:name="T580" style:parent-style-name="DefaultParagraphFont" style:family="text">
      <style:text-properties style:font-name="Courier New" style:font-name-complex="Courier New" fo:color="#7F007F" style:font-size-complex="10pt" style:language-asian="et" style:country-asian="EE"/>
    </style:style>
    <style:style style:name="T581" style:parent-style-name="DefaultParagraphFont" style:family="text">
      <style:text-properties style:font-name="Courier New" style:font-name-complex="Courier New" fo:color="#000000" style:font-size-complex="10pt" style:language-asian="et" style:country-asian="EE"/>
    </style:style>
    <style:style style:name="T582"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583" style:parent-style-name="DefaultParagraphFont" style:family="text">
      <style:text-properties style:font-name="Courier New" style:font-name-complex="Courier New" fo:color="#008080" style:font-size-complex="10pt" style:language-asian="et" style:country-asian="EE"/>
    </style:style>
    <style:style style:name="P584" style:parent-style-name="Normal" style:family="paragraph">
      <style:paragraph-properties fo:widows="2" fo:orphans="2" fo:background-color="#D9D9D9"/>
    </style:style>
    <style:style style:name="T585" style:parent-style-name="DefaultParagraphFont" style:family="text">
      <style:text-properties style:font-name="Courier New" style:font-name-complex="Courier New" fo:color="#000000" style:font-size-complex="10pt" style:language-asian="et" style:country-asian="EE"/>
    </style:style>
    <style:style style:name="T586" style:parent-style-name="DefaultParagraphFont" style:family="text">
      <style:text-properties style:font-name="Courier New" style:font-name-complex="Courier New" fo:color="#000000" style:font-size-complex="10pt" style:language-asian="et" style:country-asian="EE"/>
    </style:style>
    <style:style style:name="T587" style:parent-style-name="DefaultParagraphFont" style:family="text">
      <style:text-properties style:font-name="Courier New" style:font-name-complex="Courier New" fo:color="#008080" style:font-size-complex="10pt" style:language-asian="et" style:country-asian="EE"/>
    </style:style>
    <style:style style:name="T588" style:parent-style-name="DefaultParagraphFont" style:family="text">
      <style:text-properties style:font-name="Courier New" style:font-name-complex="Courier New" fo:color="#3F7F7F" style:font-size-complex="10pt" style:language-asian="et" style:country-asian="EE"/>
    </style:style>
    <style:style style:name="T589" style:parent-style-name="DefaultParagraphFont" style:family="text">
      <style:text-properties style:font-name="Courier New" style:font-name-complex="Courier New" style:font-size-complex="10pt" style:language-asian="et" style:country-asian="EE"/>
    </style:style>
    <style:style style:name="T590" style:parent-style-name="DefaultParagraphFont" style:family="text">
      <style:text-properties style:font-name="Courier New" style:font-name-complex="Courier New" fo:color="#7F007F" style:font-size-complex="10pt" style:language-asian="et" style:country-asian="EE"/>
    </style:style>
    <style:style style:name="T591" style:parent-style-name="DefaultParagraphFont" style:family="text">
      <style:text-properties style:font-name="Courier New" style:font-name-complex="Courier New" fo:color="#000000" style:font-size-complex="10pt" style:language-asian="et" style:country-asian="EE"/>
    </style:style>
    <style:style style:name="T592"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593" style:parent-style-name="DefaultParagraphFont" style:family="text">
      <style:text-properties style:font-name="Courier New" style:font-name-complex="Courier New" fo:color="#008080" style:font-size-complex="10pt" style:language-asian="et" style:country-asian="EE"/>
    </style:style>
    <style:style style:name="P594" style:parent-style-name="Normal" style:family="paragraph">
      <style:paragraph-properties fo:widows="2" fo:orphans="2" fo:background-color="#D9D9D9"/>
    </style:style>
    <style:style style:name="T595" style:parent-style-name="DefaultParagraphFont" style:family="text">
      <style:text-properties style:font-name="Courier New" style:font-name-complex="Courier New" fo:color="#000000" style:font-size-complex="10pt" style:language-asian="et" style:country-asian="EE"/>
    </style:style>
    <style:style style:name="T596" style:parent-style-name="DefaultParagraphFont" style:family="text">
      <style:text-properties style:font-name="Courier New" style:font-name-complex="Courier New" fo:color="#008080" style:font-size-complex="10pt" style:language-asian="et" style:country-asian="EE"/>
    </style:style>
    <style:style style:name="T597" style:parent-style-name="DefaultParagraphFont" style:family="text">
      <style:text-properties style:font-name="Courier New" style:font-name-complex="Courier New" fo:color="#3F7F7F" style:font-size-complex="10pt" style:language-asian="et" style:country-asian="EE"/>
    </style:style>
    <style:style style:name="T598" style:parent-style-name="DefaultParagraphFont" style:family="text">
      <style:text-properties style:font-name="Courier New" style:font-name-complex="Courier New" fo:color="#008080" style:font-size-complex="10pt" style:language-asian="et" style:country-asian="EE"/>
    </style:style>
    <style:style style:name="P599" style:parent-style-name="Normal" style:family="paragraph">
      <style:paragraph-properties fo:widows="2" fo:orphans="2" fo:background-color="#D9D9D9"/>
    </style:style>
    <style:style style:name="T600" style:parent-style-name="DefaultParagraphFont" style:family="text">
      <style:text-properties style:font-name="Courier New" style:font-name-complex="Courier New" fo:color="#000000" style:font-size-complex="10pt" style:language-asian="et" style:country-asian="EE"/>
    </style:style>
    <style:style style:name="P601" style:parent-style-name="Normal" style:family="paragraph">
      <style:paragraph-properties fo:widows="2" fo:orphans="2" fo:background-color="#D9D9D9"/>
      <style:text-properties style:font-name="Courier New" style:font-name-complex="Courier New" style:font-size-complex="10pt" style:language-asian="et" style:country-asian="EE"/>
    </style:style>
    <style:style style:name="P602" style:parent-style-name="Normal" style:family="paragraph">
      <style:paragraph-properties fo:widows="2" fo:orphans="2" fo:background-color="#D9D9D9"/>
    </style:style>
    <style:style style:name="T603" style:parent-style-name="DefaultParagraphFont" style:family="text">
      <style:text-properties style:font-name="Courier New" style:font-name-complex="Courier New" fo:color="#000000" style:font-size-complex="10pt" style:language-asian="et" style:country-asian="EE"/>
    </style:style>
    <style:style style:name="T604" style:parent-style-name="DefaultParagraphFont" style:family="text">
      <style:text-properties style:font-name="Courier New" style:font-name-complex="Courier New" fo:color="#008080" style:font-size-complex="10pt" style:language-asian="et" style:country-asian="EE"/>
    </style:style>
    <style:style style:name="T605" style:parent-style-name="DefaultParagraphFont" style:family="text">
      <style:text-properties style:font-name="Courier New" style:font-name-complex="Courier New" fo:color="#3F7F7F" style:font-size-complex="10pt" style:language-asian="et" style:country-asian="EE"/>
    </style:style>
    <style:style style:name="T606" style:parent-style-name="DefaultParagraphFont" style:family="text">
      <style:text-properties style:font-name="Courier New" style:font-name-complex="Courier New" style:font-size-complex="10pt" style:language-asian="et" style:country-asian="EE"/>
    </style:style>
    <style:style style:name="T607" style:parent-style-name="DefaultParagraphFont" style:family="text">
      <style:text-properties style:font-name="Courier New" style:font-name-complex="Courier New" fo:color="#7F007F" style:font-size-complex="10pt" style:language-asian="et" style:country-asian="EE"/>
    </style:style>
    <style:style style:name="T608" style:parent-style-name="DefaultParagraphFont" style:family="text">
      <style:text-properties style:font-name="Courier New" style:font-name-complex="Courier New" fo:color="#000000" style:font-size-complex="10pt" style:language-asian="et" style:country-asian="EE"/>
    </style:style>
    <style:style style:name="T609"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610" style:parent-style-name="DefaultParagraphFont" style:family="text">
      <style:text-properties style:font-name="Courier New" style:font-name-complex="Courier New" fo:color="#008080" style:font-size-complex="10pt" style:language-asian="et" style:country-asian="EE"/>
    </style:style>
    <style:style style:name="P611" style:parent-style-name="Normal" style:family="paragraph">
      <style:paragraph-properties fo:widows="2" fo:orphans="2" fo:background-color="#D9D9D9"/>
    </style:style>
    <style:style style:name="T612" style:parent-style-name="DefaultParagraphFont" style:family="text">
      <style:text-properties style:font-name="Courier New" style:font-name-complex="Courier New" fo:color="#000000" style:font-size-complex="10pt" style:language-asian="et" style:country-asian="EE"/>
    </style:style>
    <style:style style:name="T613" style:parent-style-name="DefaultParagraphFont" style:family="text">
      <style:text-properties style:font-name="Courier New" style:font-name-complex="Courier New" fo:color="#000000" style:font-size-complex="10pt" style:language-asian="et" style:country-asian="EE"/>
    </style:style>
    <style:style style:name="T614" style:parent-style-name="DefaultParagraphFont" style:family="text">
      <style:text-properties style:font-name="Courier New" style:font-name-complex="Courier New" fo:color="#008080" style:font-size-complex="10pt" style:language-asian="et" style:country-asian="EE"/>
    </style:style>
    <style:style style:name="T615" style:parent-style-name="DefaultParagraphFont" style:family="text">
      <style:text-properties style:font-name="Courier New" style:font-name-complex="Courier New" fo:color="#3F7F7F" style:font-size-complex="10pt" style:language-asian="et" style:country-asian="EE"/>
    </style:style>
    <style:style style:name="T616" style:parent-style-name="DefaultParagraphFont" style:family="text">
      <style:text-properties style:font-name="Courier New" style:font-name-complex="Courier New" style:font-size-complex="10pt" style:language-asian="et" style:country-asian="EE"/>
    </style:style>
    <style:style style:name="T617" style:parent-style-name="DefaultParagraphFont" style:family="text">
      <style:text-properties style:font-name="Courier New" style:font-name-complex="Courier New" fo:color="#7F007F" style:font-size-complex="10pt" style:language-asian="et" style:country-asian="EE"/>
    </style:style>
    <style:style style:name="T618" style:parent-style-name="DefaultParagraphFont" style:family="text">
      <style:text-properties style:font-name="Courier New" style:font-name-complex="Courier New" fo:color="#000000" style:font-size-complex="10pt" style:language-asian="et" style:country-asian="EE"/>
    </style:style>
    <style:style style:name="T619"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620" style:parent-style-name="DefaultParagraphFont" style:family="text">
      <style:text-properties style:font-name="Courier New" style:font-name-complex="Courier New" fo:color="#008080" style:font-size-complex="10pt" style:language-asian="et" style:country-asian="EE"/>
    </style:style>
    <style:style style:name="T621" style:parent-style-name="DefaultParagraphFont" style:family="text">
      <style:text-properties style:font-name="Courier New" style:font-name-complex="Courier New" fo:color="#3F7F7F" style:font-size-complex="10pt" style:language-asian="et" style:country-asian="EE"/>
    </style:style>
    <style:style style:name="T622" style:parent-style-name="DefaultParagraphFont" style:family="text">
      <style:text-properties style:font-name="Courier New" style:font-name-complex="Courier New" fo:color="#008080" style:font-size-complex="10pt" style:language-asian="et" style:country-asian="EE"/>
    </style:style>
    <style:style style:name="P623" style:parent-style-name="Normal" style:family="paragraph">
      <style:paragraph-properties fo:widows="2" fo:orphans="2" fo:background-color="#D9D9D9"/>
    </style:style>
    <style:style style:name="T624" style:parent-style-name="DefaultParagraphFont" style:family="text">
      <style:text-properties style:font-name="Courier New" style:font-name-complex="Courier New" fo:color="#000000" style:font-size-complex="10pt" style:language-asian="et" style:country-asian="EE"/>
    </style:style>
    <style:style style:name="T625" style:parent-style-name="DefaultParagraphFont" style:family="text">
      <style:text-properties style:font-name="Courier New" style:font-name-complex="Courier New" fo:color="#000000" style:font-size-complex="10pt" style:language-asian="et" style:country-asian="EE"/>
    </style:style>
    <style:style style:name="T626" style:parent-style-name="DefaultParagraphFont" style:family="text">
      <style:text-properties style:font-name="Courier New" style:font-name-complex="Courier New" fo:color="#008080" style:font-size-complex="10pt" style:language-asian="et" style:country-asian="EE"/>
    </style:style>
    <style:style style:name="T627" style:parent-style-name="DefaultParagraphFont" style:family="text">
      <style:text-properties style:font-name="Courier New" style:font-name-complex="Courier New" fo:color="#3F7F7F" style:font-size-complex="10pt" style:language-asian="et" style:country-asian="EE"/>
    </style:style>
    <style:style style:name="T628" style:parent-style-name="DefaultParagraphFont" style:family="text">
      <style:text-properties style:font-name="Courier New" style:font-name-complex="Courier New" style:font-size-complex="10pt" style:language-asian="et" style:country-asian="EE"/>
    </style:style>
    <style:style style:name="T629" style:parent-style-name="DefaultParagraphFont" style:family="text">
      <style:text-properties style:font-name="Courier New" style:font-name-complex="Courier New" fo:color="#7F007F" style:font-size-complex="10pt" style:language-asian="et" style:country-asian="EE"/>
    </style:style>
    <style:style style:name="T630" style:parent-style-name="DefaultParagraphFont" style:family="text">
      <style:text-properties style:font-name="Courier New" style:font-name-complex="Courier New" fo:color="#000000" style:font-size-complex="10pt" style:language-asian="et" style:country-asian="EE"/>
    </style:style>
    <style:style style:name="T631"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632" style:parent-style-name="DefaultParagraphFont" style:family="text">
      <style:text-properties style:font-name="Courier New" style:font-name-complex="Courier New" fo:color="#008080" style:font-size-complex="10pt" style:language-asian="et" style:country-asian="EE"/>
    </style:style>
    <style:style style:name="P633" style:parent-style-name="Normal" style:family="paragraph">
      <style:paragraph-properties fo:widows="2" fo:orphans="2" fo:background-color="#D9D9D9"/>
    </style:style>
    <style:style style:name="T634" style:parent-style-name="DefaultParagraphFont" style:family="text">
      <style:text-properties style:font-name="Courier New" style:font-name-complex="Courier New" fo:color="#000000" style:font-size-complex="10pt" style:language-asian="et" style:country-asian="EE"/>
    </style:style>
    <style:style style:name="T635" style:parent-style-name="DefaultParagraphFont" style:family="text">
      <style:text-properties style:font-name="Courier New" style:font-name-complex="Courier New" fo:color="#000000" style:font-size-complex="10pt" style:language-asian="et" style:country-asian="EE"/>
    </style:style>
    <style:style style:name="T636" style:parent-style-name="DefaultParagraphFont" style:family="text">
      <style:text-properties style:font-name="Courier New" style:font-name-complex="Courier New" fo:color="#008080" style:font-size-complex="10pt" style:language-asian="et" style:country-asian="EE"/>
    </style:style>
    <style:style style:name="T637" style:parent-style-name="DefaultParagraphFont" style:family="text">
      <style:text-properties style:font-name="Courier New" style:font-name-complex="Courier New" fo:color="#3F7F7F" style:font-size-complex="10pt" style:language-asian="et" style:country-asian="EE"/>
    </style:style>
    <style:style style:name="T638" style:parent-style-name="DefaultParagraphFont" style:family="text">
      <style:text-properties style:font-name="Courier New" style:font-name-complex="Courier New" style:font-size-complex="10pt" style:language-asian="et" style:country-asian="EE"/>
    </style:style>
    <style:style style:name="T639" style:parent-style-name="DefaultParagraphFont" style:family="text">
      <style:text-properties style:font-name="Courier New" style:font-name-complex="Courier New" fo:color="#7F007F" style:font-size-complex="10pt" style:language-asian="et" style:country-asian="EE"/>
    </style:style>
    <style:style style:name="T640" style:parent-style-name="DefaultParagraphFont" style:family="text">
      <style:text-properties style:font-name="Courier New" style:font-name-complex="Courier New" fo:color="#000000" style:font-size-complex="10pt" style:language-asian="et" style:country-asian="EE"/>
    </style:style>
    <style:style style:name="T641"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642" style:parent-style-name="DefaultParagraphFont" style:family="text">
      <style:text-properties style:font-name="Courier New" style:font-name-complex="Courier New" fo:color="#008080" style:font-size-complex="10pt" style:language-asian="et" style:country-asian="EE"/>
    </style:style>
    <style:style style:name="P643" style:parent-style-name="Normal" style:family="paragraph">
      <style:paragraph-properties fo:widows="2" fo:orphans="2" fo:background-color="#D9D9D9"/>
    </style:style>
    <style:style style:name="T644" style:parent-style-name="DefaultParagraphFont" style:family="text">
      <style:text-properties style:font-name="Courier New" style:font-name-complex="Courier New" fo:color="#000000" style:font-size-complex="10pt" style:language-asian="et" style:country-asian="EE"/>
    </style:style>
    <style:style style:name="T645" style:parent-style-name="DefaultParagraphFont" style:family="text">
      <style:text-properties style:font-name="Courier New" style:font-name-complex="Courier New" fo:color="#008080" style:font-size-complex="10pt" style:language-asian="et" style:country-asian="EE"/>
    </style:style>
    <style:style style:name="T646" style:parent-style-name="DefaultParagraphFont" style:family="text">
      <style:text-properties style:font-name="Courier New" style:font-name-complex="Courier New" fo:color="#3F7F7F" style:font-size-complex="10pt" style:language-asian="et" style:country-asian="EE"/>
    </style:style>
    <style:style style:name="T647" style:parent-style-name="DefaultParagraphFont" style:family="text">
      <style:text-properties style:font-name="Courier New" style:font-name-complex="Courier New" fo:color="#008080" style:font-size-complex="10pt" style:language-asian="et" style:country-asian="EE"/>
    </style:style>
    <style:style style:name="P648" style:parent-style-name="Normal" style:family="paragraph">
      <style:paragraph-properties fo:widows="2" fo:orphans="2" fo:background-color="#D9D9D9"/>
    </style:style>
    <style:style style:name="T649" style:parent-style-name="DefaultParagraphFont" style:family="text">
      <style:text-properties style:font-name="Courier New" style:font-name-complex="Courier New" fo:color="#000000" style:font-size-complex="10pt" style:language-asian="et" style:country-asian="EE"/>
    </style:style>
    <style:style style:name="P650" style:parent-style-name="Normal" style:family="paragraph">
      <style:paragraph-properties fo:background-color="#D9D9D9"/>
    </style:style>
    <style:style style:name="T651" style:parent-style-name="DefaultParagraphFont" style:family="text">
      <style:text-properties style:font-name="Courier New" style:font-name-complex="Courier New" fo:color="#008080" style:font-size-complex="10pt" style:language-asian="et" style:country-asian="EE"/>
    </style:style>
    <style:style style:name="T652" style:parent-style-name="DefaultParagraphFont" style:family="text">
      <style:text-properties style:font-name="Courier New" style:font-name-complex="Courier New" fo:color="#3F7F7F" style:font-size-complex="10pt" style:language-asian="et" style:country-asian="EE"/>
    </style:style>
    <style:style style:name="T653" style:parent-style-name="DefaultParagraphFont" style:family="text">
      <style:text-properties style:font-name="Courier New" style:font-name-complex="Courier New" fo:color="#008080" style:font-size-complex="10pt" style:language-asian="et" style:country-asian="EE"/>
    </style:style>
    <style:style style:name="P654" style:parent-style-name="Normal" style:family="paragraph">
      <style:paragraph-properties fo:background-color="#FFFFFF"/>
    </style:style>
    <style:style style:name="P655" style:parent-style-name="Normal" style:family="paragraph">
      <style:paragraph-properties fo:background-color="#FFFFFF"/>
    </style:style>
    <style:style style:name="P656" style:parent-style-name="Normal" style:family="paragraph">
      <style:paragraph-properties fo:background-color="#FFFFFF"/>
    </style:style>
    <style:style style:name="P657" style:parent-style-name="Normal" style:family="paragraph">
      <style:paragraph-properties fo:background-color="#FFFFFF"/>
    </style:style>
    <style:style style:name="P658" style:parent-style-name="Normal" style:family="paragraph">
      <style:paragraph-properties fo:background-color="#FFFFFF"/>
    </style:style>
    <style:style style:name="P659" style:parent-style-name="Normal" style:family="paragraph">
      <style:paragraph-properties fo:widows="2" fo:orphans="2" fo:margin-left="0.4916in" fo:background-color="#D9D9D9">
        <style:tab-stops/>
      </style:paragraph-properties>
    </style:style>
    <style:style style:name="T660" style:parent-style-name="DefaultParagraphFont" style:family="text">
      <style:text-properties style:font-name="Courier New" style:font-name-complex="Courier New" fo:color="#3F7F7F" style:font-size-complex="10pt" style:language-asian="et" style:country-asian="EE"/>
    </style:style>
    <style:style style:name="T661" style:parent-style-name="DefaultParagraphFont" style:family="text">
      <style:text-properties style:font-name="Courier New" style:font-name-complex="Courier New" style:font-size-complex="10pt" style:language-asian="et" style:country-asian="EE"/>
    </style:style>
    <style:style style:name="T662" style:parent-style-name="DefaultParagraphFont" style:family="text">
      <style:text-properties style:font-name="Courier New" style:font-name-complex="Courier New" fo:color="#7F007F" style:font-size-complex="10pt" style:language-asian="et" style:country-asian="EE"/>
    </style:style>
    <style:style style:name="T663" style:parent-style-name="DefaultParagraphFont" style:family="text">
      <style:text-properties style:font-name="Courier New" style:font-name-complex="Courier New" fo:color="#000000" style:font-size-complex="10pt" style:language-asian="et" style:country-asian="EE"/>
    </style:style>
    <style:style style:name="T664"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665" style:parent-style-name="DefaultParagraphFont" style:family="text">
      <style:text-properties style:font-name="Courier New" style:font-name-complex="Courier New" style:font-size-complex="10pt" style:language-asian="et" style:country-asian="EE"/>
    </style:style>
    <style:style style:name="T666" style:parent-style-name="DefaultParagraphFont" style:family="text">
      <style:text-properties style:font-name="Courier New" style:font-name-complex="Courier New" fo:color="#7F007F" style:font-size-complex="10pt" style:language-asian="et" style:country-asian="EE"/>
    </style:style>
    <style:style style:name="T667" style:parent-style-name="DefaultParagraphFont" style:family="text">
      <style:text-properties style:font-name="Courier New" style:font-name-complex="Courier New" fo:color="#000000" style:font-size-complex="10pt" style:language-asian="et" style:country-asian="EE"/>
    </style:style>
    <style:style style:name="T668"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669" style:parent-style-name="DefaultParagraphFont" style:family="text">
      <style:text-properties style:font-name="Courier New" style:font-name-complex="Courier New" fo:font-style="italic" style:font-style-asian="italic" style:font-style-complex="italic" fo:color="#FF0000" style:font-size-complex="10pt" style:language-asian="et" style:country-asian="EE"/>
    </style:style>
    <style:style style:name="T670"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671" style:parent-style-name="DefaultParagraphFont" style:family="text">
      <style:text-properties style:font-name="Courier New" style:font-name-complex="Courier New" style:font-size-complex="10pt" style:language-asian="et" style:country-asian="EE"/>
    </style:style>
    <style:style style:name="T672" style:parent-style-name="DefaultParagraphFont" style:family="text">
      <style:text-properties style:font-name="Courier New" style:font-name-complex="Courier New" fo:color="#008080" style:font-size-complex="10pt" style:language-asian="et" style:country-asian="EE"/>
    </style:style>
    <style:style style:name="P673" style:parent-style-name="Normal" style:family="paragraph">
      <style:paragraph-properties fo:background-color="#FFFFFF"/>
    </style:style>
    <style:style style:name="P674" style:parent-style-name="Normal" style:family="paragraph">
      <style:paragraph-properties fo:background-color="#FFFFFF"/>
    </style:style>
    <style:style style:name="P675" style:parent-style-name="Normal" style:family="paragraph">
      <style:paragraph-properties fo:background-color="#FFFFFF"/>
    </style:style>
    <style:style style:name="P676" style:parent-style-name="Normal" style:family="paragraph">
      <style:paragraph-properties fo:background-color="#FFFFFF"/>
    </style:style>
    <style:style style:name="P677" style:parent-style-name="Normal" style:family="paragraph">
      <style:paragraph-properties fo:widows="2" fo:orphans="2" fo:margin-left="0.4916in" fo:text-indent="0.25in" fo:background-color="#D9D9D9">
        <style:tab-stops/>
      </style:paragraph-properties>
    </style:style>
    <style:style style:name="T678" style:parent-style-name="DefaultParagraphFont" style:family="text">
      <style:text-properties style:font-name="Courier New" style:font-name-complex="Courier New" fo:color="#008080" style:font-size-complex="10pt" style:language-asian="et" style:country-asian="EE"/>
    </style:style>
    <style:style style:name="T679" style:parent-style-name="DefaultParagraphFont" style:family="text">
      <style:text-properties style:font-name="Courier New" style:font-name-complex="Courier New" fo:color="#3F7F7F" style:font-size-complex="10pt" style:language-asian="et" style:country-asian="EE"/>
    </style:style>
    <style:style style:name="T680" style:parent-style-name="DefaultParagraphFont" style:family="text">
      <style:text-properties style:font-name="Courier New" style:font-name-complex="Courier New" style:font-size-complex="10pt" style:language-asian="et" style:country-asian="EE"/>
    </style:style>
    <style:style style:name="T681" style:parent-style-name="DefaultParagraphFont" style:family="text">
      <style:text-properties style:font-name="Courier New" style:font-name-complex="Courier New" fo:color="#7F007F" style:font-size-complex="10pt" style:language-asian="et" style:country-asian="EE"/>
    </style:style>
    <style:style style:name="T682" style:parent-style-name="DefaultParagraphFont" style:family="text">
      <style:text-properties style:font-name="Courier New" style:font-name-complex="Courier New" fo:color="#000000" style:font-size-complex="10pt" style:language-asian="et" style:country-asian="EE"/>
    </style:style>
    <style:style style:name="T683"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684" style:parent-style-name="DefaultParagraphFont" style:family="text">
      <style:text-properties style:font-name="Courier New" style:font-name-complex="Courier New" fo:color="#008080" style:font-size-complex="10pt" style:language-asian="et" style:country-asian="EE"/>
    </style:style>
    <style:style style:name="P685" style:parent-style-name="Normal" style:family="paragraph">
      <style:paragraph-properties fo:widows="2" fo:orphans="2" fo:margin-left="0.4916in" fo:background-color="#D9D9D9">
        <style:tab-stops/>
      </style:paragraph-properties>
    </style:style>
    <style:style style:name="T686" style:parent-style-name="DefaultParagraphFont" style:family="text">
      <style:text-properties style:font-name="Courier New" style:font-name-complex="Courier New" fo:color="#000000" style:font-size-complex="10pt" style:language-asian="et" style:country-asian="EE"/>
    </style:style>
    <style:style style:name="T687" style:parent-style-name="DefaultParagraphFont" style:family="text">
      <style:text-properties style:font-name="Courier New" style:font-name-complex="Courier New" fo:color="#000000" style:font-size-complex="10pt" style:language-asian="et" style:country-asian="EE"/>
    </style:style>
    <style:style style:name="T688"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689" style:parent-style-name="DefaultParagraphFont" style:family="text">
      <style:text-properties style:font-name="Courier New" style:font-name-complex="Courier New" fo:font-weight="bold" style:font-weight-asian="bold" fo:color="#FF0000" style:font-size-complex="10pt" style:language-asian="et" style:country-asian="EE"/>
    </style:style>
    <style:style style:name="T690" style:parent-style-name="DefaultParagraphFont" style:family="text">
      <style:text-properties style:font-name="Courier New" style:font-name-complex="Courier New" fo:font-weight="bold" style:font-weight-asian="bold" fo:font-style="italic" style:font-style-asian="italic" style:font-style-complex="italic" fo:color="#FF0000" style:font-size-complex="10pt" style:language-asian="et" style:country-asian="EE"/>
    </style:style>
    <style:style style:name="T691" style:parent-style-name="DefaultParagraphFont" style:family="text">
      <style:text-properties style:font-name="Courier New" style:font-name-complex="Courier New" fo:font-weight="bold" style:font-weight-asian="bold" fo:color="#FF0000" style:font-size-complex="10pt" style:language-asian="et" style:country-asian="EE"/>
    </style:style>
    <style:style style:name="P692" style:parent-style-name="Normal" style:family="paragraph">
      <style:paragraph-properties fo:widows="2" fo:orphans="2" fo:margin-left="0.4916in" fo:background-color="#D9D9D9">
        <style:tab-stops/>
      </style:paragraph-properties>
    </style:style>
    <style:style style:name="T693" style:parent-style-name="DefaultParagraphFont" style:family="text">
      <style:text-properties style:font-name="Courier New" style:font-name-complex="Courier New" fo:color="#000000" style:font-size-complex="10pt" style:language-asian="et" style:country-asian="EE"/>
    </style:style>
    <style:style style:name="T694" style:parent-style-name="DefaultParagraphFont" style:family="text">
      <style:text-properties style:font-name="Courier New" style:font-name-complex="Courier New" fo:color="#000000" style:font-size-complex="10pt" style:language-asian="et" style:country-asian="EE"/>
    </style:style>
    <style:style style:name="T695" style:parent-style-name="DefaultParagraphFont" style:family="text">
      <style:text-properties style:font-name="Courier New" style:font-name-complex="Courier New" fo:color="#008080" style:font-size-complex="10pt" style:language-asian="et" style:country-asian="EE"/>
    </style:style>
    <style:style style:name="T696" style:parent-style-name="DefaultParagraphFont" style:family="text">
      <style:text-properties style:font-name="Courier New" style:font-name-complex="Courier New" fo:color="#3F7F7F" style:font-size-complex="10pt" style:language-asian="et" style:country-asian="EE"/>
    </style:style>
    <style:style style:name="T697" style:parent-style-name="DefaultParagraphFont" style:family="text">
      <style:text-properties style:font-name="Courier New" style:font-name-complex="Courier New" style:font-size-complex="10pt" style:language-asian="et" style:country-asian="EE"/>
    </style:style>
    <style:style style:name="T698" style:parent-style-name="DefaultParagraphFont" style:family="text">
      <style:text-properties style:font-name="Courier New" style:font-name-complex="Courier New" fo:color="#7F007F" style:font-size-complex="10pt" style:language-asian="et" style:country-asian="EE"/>
    </style:style>
    <style:style style:name="T699" style:parent-style-name="DefaultParagraphFont" style:family="text">
      <style:text-properties style:font-name="Courier New" style:font-name-complex="Courier New" fo:color="#000000" style:font-size-complex="10pt" style:language-asian="et" style:country-asian="EE"/>
    </style:style>
    <style:style style:name="T700"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701" style:parent-style-name="DefaultParagraphFont" style:family="text">
      <style:text-properties style:font-name="Courier New" style:font-name-complex="Courier New" fo:color="#008080" style:font-size-complex="10pt" style:language-asian="et" style:country-asian="EE"/>
    </style:style>
    <style:style style:name="P702" style:parent-style-name="Normal" style:family="paragraph">
      <style:paragraph-properties fo:widows="2" fo:orphans="2" fo:margin-left="0.4916in" fo:background-color="#D9D9D9">
        <style:tab-stops/>
      </style:paragraph-properties>
    </style:style>
    <style:style style:name="T703" style:parent-style-name="DefaultParagraphFont" style:family="text">
      <style:text-properties style:font-name="Courier New" style:font-name-complex="Courier New" fo:color="#000000" style:font-size-complex="10pt" style:language-asian="et" style:country-asian="EE"/>
    </style:style>
    <style:style style:name="T704" style:parent-style-name="DefaultParagraphFont" style:family="text">
      <style:text-properties style:font-name="Courier New" style:font-name-complex="Courier New" fo:color="#000000" style:font-size-complex="10pt" style:language-asian="et" style:country-asian="EE"/>
    </style:style>
    <style:style style:name="T705" style:parent-style-name="DefaultParagraphFont" style:family="text">
      <style:text-properties style:font-name="Courier New" style:font-name-complex="Courier New" fo:color="#008080" style:font-size-complex="10pt" style:language-asian="et" style:country-asian="EE"/>
    </style:style>
    <style:style style:name="T706" style:parent-style-name="DefaultParagraphFont" style:family="text">
      <style:text-properties style:font-name="Courier New" style:font-name-complex="Courier New" fo:color="#3F7F7F" style:font-size-complex="10pt" style:language-asian="et" style:country-asian="EE"/>
    </style:style>
    <style:style style:name="T707" style:parent-style-name="DefaultParagraphFont" style:family="text">
      <style:text-properties style:font-name="Courier New" style:font-name-complex="Courier New" style:font-size-complex="10pt" style:language-asian="et" style:country-asian="EE"/>
    </style:style>
    <style:style style:name="T708" style:parent-style-name="DefaultParagraphFont" style:family="text">
      <style:text-properties style:font-name="Courier New" style:font-name-complex="Courier New" fo:color="#7F007F" style:font-size-complex="10pt" style:language-asian="et" style:country-asian="EE"/>
    </style:style>
    <style:style style:name="T709" style:parent-style-name="DefaultParagraphFont" style:family="text">
      <style:text-properties style:font-name="Courier New" style:font-name-complex="Courier New" fo:color="#000000" style:font-size-complex="10pt" style:language-asian="et" style:country-asian="EE"/>
    </style:style>
    <style:style style:name="T710" style:parent-style-name="DefaultParagraphFont" style:family="text">
      <style:text-properties style:font-name="Courier New" style:font-name-complex="Courier New" fo:font-style="italic" style:font-style-asian="italic" style:font-style-complex="italic" fo:color="#2A00FF" style:font-size-complex="10pt" style:language-asian="et" style:country-asian="EE"/>
    </style:style>
    <style:style style:name="T711" style:parent-style-name="DefaultParagraphFont" style:family="text">
      <style:text-properties style:font-name="Courier New" style:font-name-complex="Courier New" fo:color="#008080" style:font-size-complex="10pt" style:language-asian="et" style:country-asian="EE"/>
    </style:style>
    <style:style style:name="P712" style:parent-style-name="Normal" style:family="paragraph">
      <style:paragraph-properties fo:widows="2" fo:orphans="2" fo:margin-left="0.4916in" fo:background-color="#D9D9D9">
        <style:tab-stops/>
      </style:paragraph-properties>
    </style:style>
    <style:style style:name="T713" style:parent-style-name="DefaultParagraphFont" style:family="text">
      <style:text-properties style:font-name="Courier New" style:font-name-complex="Courier New" fo:color="#000000" style:font-size-complex="10pt" style:language-asian="et" style:country-asian="EE"/>
    </style:style>
    <style:style style:name="T714" style:parent-style-name="DefaultParagraphFont" style:family="text">
      <style:text-properties style:font-name="Courier New" style:font-name-complex="Courier New" fo:color="#008080" style:font-size-complex="10pt" style:language-asian="et" style:country-asian="EE"/>
    </style:style>
    <style:style style:name="T715" style:parent-style-name="DefaultParagraphFont" style:family="text">
      <style:text-properties style:font-name="Courier New" style:font-name-complex="Courier New" fo:color="#3F7F7F" style:font-size-complex="10pt" style:language-asian="et" style:country-asian="EE"/>
    </style:style>
    <style:style style:name="T716" style:parent-style-name="DefaultParagraphFont" style:family="text">
      <style:text-properties style:font-name="Courier New" style:font-name-complex="Courier New" fo:color="#008080" style:font-size-complex="10pt" style:language-asian="et" style:country-asian="EE"/>
    </style:style>
    <style:style style:name="P717" style:parent-style-name="Heading1" style:family="paragraph">
      <style:paragraph-properties fo:widows="2" fo:orphans="2" style:text-autospace="ideograph-alpha" fo:margin-bottom="0.0833in">
        <style:tab-stops>
          <style:tab-stop style:type="left" style:position="0.25in"/>
        </style:tab-stops>
      </style:paragraph-properties>
    </style:style>
    <style:style style:name="T718" style:parent-style-name="Hyperlink" style:family="text">
      <style:text-properties style:font-name-asian="Times New Roman"/>
    </style:style>
    <style:style style:name="P719" style:parent-style-name="Normal" style:family="paragraph">
      <style:paragraph-properties fo:widows="2" fo:orphans="2" style:text-autospace="ideograph-alpha" fo:margin-bottom="0.1666in"/>
    </style:style>
    <style:style style:name="P720" style:parent-style-name="Normal" style:family="paragraph">
      <style:paragraph-properties fo:widows="2" fo:orphans="2" style:text-autospace="ideograph-alpha" fo:margin-bottom="0.1666in"/>
    </style:style>
    <style:style style:name="P721" style:parent-style-name="Normal" style:family="paragraph">
      <style:paragraph-properties fo:widows="2" fo:orphans="2" style:text-autospace="ideograph-alpha" fo:margin-bottom="0.1666in"/>
    </style:style>
    <style:style style:name="P722" style:parent-style-name="Normal" style:family="paragraph">
      <style:paragraph-properties fo:widows="2" fo:orphans="2" style:text-autospace="ideograph-alpha" fo:margin-bottom="0.1666in"/>
    </style:style>
    <style:style style:name="P723" style:parent-style-name="Normal" style:family="paragraph">
      <style:paragraph-properties fo:widows="2" fo:orphans="2" fo:margin-left="0.5in">
        <style:tab-stops/>
      </style:paragraph-properties>
    </style:style>
    <style:style style:name="T724" style:parent-style-name="DefaultParagraphFont" style:family="text">
      <style:text-properties style:font-name="Courier New" style:font-name-complex="Courier New" fo:color="#008080" style:font-size-complex="10pt" style:language-asian="et" style:country-asian="EE"/>
    </style:style>
    <style:style style:name="T725" style:parent-style-name="DefaultParagraphFont" style:family="text">
      <style:text-properties style:font-name="Courier New" style:font-name-complex="Courier New" fo:color="#3F7F7F" style:font-size-complex="10pt" style:language-asian="et" style:country-asian="EE"/>
    </style:style>
    <style:style style:name="T726" style:parent-style-name="DefaultParagraphFont" style:family="text">
      <style:text-properties style:font-name="Courier New" style:font-name-complex="Courier New" fo:color="#008080" style:font-size-complex="10pt" style:language-asian="et" style:country-asian="EE"/>
    </style:style>
    <style:style style:name="P727" style:parent-style-name="Normal" style:family="paragraph">
      <style:paragraph-properties fo:widows="2" fo:orphans="2" fo:margin-left="0.5in" fo:text-indent="0.4833in">
        <style:tab-stops/>
      </style:paragraph-properties>
    </style:style>
    <style:style style:name="T728" style:parent-style-name="DefaultParagraphFont" style:family="text">
      <style:text-properties style:font-name="Courier New" style:font-name-complex="Courier New" fo:color="#008080" style:font-size-complex="10pt" style:language-asian="et" style:country-asian="EE"/>
    </style:style>
    <style:style style:name="T729" style:parent-style-name="DefaultParagraphFont" style:family="text">
      <style:text-properties style:font-name="Courier New" style:font-name-complex="Courier New" fo:color="#3F7F7F" style:font-size-complex="10pt" style:language-asian="et" style:country-asian="EE"/>
    </style:style>
    <style:style style:name="T730" style:parent-style-name="DefaultParagraphFont" style:family="text">
      <style:text-properties style:font-name="Courier New" style:font-name-complex="Courier New" fo:color="#008080" style:font-size-complex="10pt" style:language-asian="et" style:country-asian="EE"/>
    </style:style>
    <style:style style:name="T731" style:parent-style-name="DefaultParagraphFont" style:family="text">
      <style:text-properties style:font-name="Courier New" style:font-name-complex="Courier New" fo:color="#000000" style:font-size-complex="10pt" style:language-asian="et" style:country-asian="EE"/>
    </style:style>
    <style:style style:name="T732" style:parent-style-name="DefaultParagraphFont" style:family="text">
      <style:text-properties style:font-name="Courier New" style:font-name-complex="Courier New" fo:color="#008080" style:font-size-complex="10pt" style:language-asian="et" style:country-asian="EE"/>
    </style:style>
    <style:style style:name="T733" style:parent-style-name="DefaultParagraphFont" style:family="text">
      <style:text-properties style:font-name="Courier New" style:font-name-complex="Courier New" fo:color="#3F7F7F" style:font-size-complex="10pt" style:language-asian="et" style:country-asian="EE"/>
    </style:style>
    <style:style style:name="T734" style:parent-style-name="DefaultParagraphFont" style:family="text">
      <style:text-properties style:font-name="Courier New" style:font-name-complex="Courier New" fo:color="#008080" style:font-size-complex="10pt" style:language-asian="et" style:country-asian="EE"/>
    </style:style>
    <style:style style:name="P735" style:parent-style-name="Normal" style:family="paragraph">
      <style:paragraph-properties fo:widows="2" fo:orphans="2" fo:margin-left="0.5in" fo:text-indent="0.4833in">
        <style:tab-stops/>
      </style:paragraph-properties>
    </style:style>
    <style:style style:name="T736"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737" style:parent-style-name="DefaultParagraphFont" style:family="text">
      <style:text-properties style:font-name="Courier New" style:font-name-complex="Courier New" fo:font-weight="bold" style:font-weight-asian="bold" fo:color="#3F7F7F" style:font-size-complex="10pt" style:language-asian="et" style:country-asian="EE"/>
    </style:style>
    <style:style style:name="T738"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739" style:parent-style-name="DefaultParagraphFont" style:family="text">
      <style:text-properties style:font-name="Courier New" style:font-name-complex="Courier New" fo:font-weight="bold" style:font-weight-asian="bold" fo:color="#000000" style:font-size-complex="10pt" style:language-asian="et" style:country-asian="EE"/>
    </style:style>
    <style:style style:name="T740"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741" style:parent-style-name="DefaultParagraphFont" style:family="text">
      <style:text-properties style:font-name="Courier New" style:font-name-complex="Courier New" fo:font-weight="bold" style:font-weight-asian="bold" fo:color="#3F7F7F" style:font-size-complex="10pt" style:language-asian="et" style:country-asian="EE"/>
    </style:style>
    <style:style style:name="T742"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P743" style:parent-style-name="Normal" style:family="paragraph">
      <style:paragraph-properties fo:widows="2" fo:orphans="2" fo:margin-left="0.5in" fo:text-indent="0.4833in">
        <style:tab-stops/>
      </style:paragraph-properties>
    </style:style>
    <style:style style:name="T744"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745" style:parent-style-name="DefaultParagraphFont" style:family="text">
      <style:text-properties style:font-name="Courier New" style:font-name-complex="Courier New" fo:font-weight="bold" style:font-weight-asian="bold" fo:color="#3F7F7F" style:font-size-complex="10pt" style:language-asian="et" style:country-asian="EE"/>
    </style:style>
    <style:style style:name="T746"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747" style:parent-style-name="DefaultParagraphFont" style:family="text">
      <style:text-properties style:font-name="Courier New" style:font-name-complex="Courier New" fo:font-weight="bold" style:font-weight-asian="bold" fo:color="#000000" style:font-size-complex="10pt" style:language-asian="et" style:country-asian="EE"/>
    </style:style>
    <style:style style:name="T748"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749" style:parent-style-name="DefaultParagraphFont" style:family="text">
      <style:text-properties style:font-name="Courier New" style:font-name-complex="Courier New" fo:font-weight="bold" style:font-weight-asian="bold" fo:color="#3F7F7F" style:font-size-complex="10pt" style:language-asian="et" style:country-asian="EE"/>
    </style:style>
    <style:style style:name="T750"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P751" style:parent-style-name="Normal" style:family="paragraph">
      <style:paragraph-properties fo:widows="2" fo:orphans="2" style:text-autospace="ideograph-alpha" fo:margin-bottom="0.1666in" fo:margin-left="0.5in">
        <style:tab-stops/>
      </style:paragraph-properties>
    </style:style>
    <style:style style:name="T752" style:parent-style-name="DefaultParagraphFont" style:family="text">
      <style:text-properties style:font-name="Courier New" style:font-name-complex="Courier New" fo:color="#008080" style:font-size-complex="10pt" style:language-asian="et" style:country-asian="EE"/>
    </style:style>
    <style:style style:name="T753" style:parent-style-name="DefaultParagraphFont" style:family="text">
      <style:text-properties style:font-name="Courier New" style:font-name-complex="Courier New" fo:color="#3F7F7F" style:font-size-complex="10pt" style:language-asian="et" style:country-asian="EE"/>
    </style:style>
    <style:style style:name="T754" style:parent-style-name="DefaultParagraphFont" style:family="text">
      <style:text-properties style:font-name="Courier New" style:font-name-complex="Courier New" fo:color="#008080" style:font-size-complex="10pt" style:language-asian="et" style:country-asian="EE"/>
    </style:style>
    <style:style style:name="P755" style:parent-style-name="Normal" style:family="paragraph">
      <style:paragraph-properties fo:widows="2" fo:orphans="2"/>
    </style:style>
    <style:style style:name="T756" style:parent-style-name="DefaultParagraphFont" style:family="text">
      <style:text-properties style:font-name="Courier New" style:font-name-complex="Courier New" fo:color="#008080" style:font-size-complex="10pt" style:language-asian="et" style:country-asian="EE"/>
    </style:style>
    <style:style style:name="T757" style:parent-style-name="DefaultParagraphFont" style:family="text">
      <style:text-properties style:font-name="Courier New" style:font-name-complex="Courier New" fo:color="#3F7F7F" style:font-size-complex="10pt" style:language-asian="et" style:country-asian="EE"/>
    </style:style>
    <style:style style:name="T758" style:parent-style-name="DefaultParagraphFont" style:family="text">
      <style:text-properties style:font-name="Courier New" style:font-name-complex="Courier New" fo:color="#008080" style:font-size-complex="10pt" style:language-asian="et" style:country-asian="EE"/>
    </style:style>
    <style:style style:name="P759" style:parent-style-name="Normal" style:family="paragraph">
      <style:paragraph-properties fo:widows="2" fo:orphans="2"/>
    </style:style>
    <style:style style:name="T760" style:parent-style-name="DefaultParagraphFont" style:family="text">
      <style:text-properties style:font-name="Courier New" style:font-name-complex="Courier New" fo:color="#000000" style:font-size-complex="10pt" style:language-asian="et" style:country-asian="EE"/>
    </style:style>
    <style:style style:name="T761" style:parent-style-name="DefaultParagraphFont" style:family="text">
      <style:text-properties style:font-name="Courier New" style:font-name-complex="Courier New" fo:color="#000000" style:font-size-complex="10pt" style:language-asian="et" style:country-asian="EE"/>
    </style:style>
    <style:style style:name="T762" style:parent-style-name="DefaultParagraphFont" style:family="text">
      <style:text-properties style:font-name="Courier New" style:font-name-complex="Courier New" fo:color="#008080" style:font-size-complex="10pt" style:language-asian="et" style:country-asian="EE"/>
    </style:style>
    <style:style style:name="T763" style:parent-style-name="DefaultParagraphFont" style:family="text">
      <style:text-properties style:font-name="Courier New" style:font-name-complex="Courier New" fo:color="#3F7F7F" style:font-size-complex="10pt" style:language-asian="et" style:country-asian="EE"/>
    </style:style>
    <style:style style:name="T764" style:parent-style-name="DefaultParagraphFont" style:family="text">
      <style:text-properties style:font-name="Courier New" style:font-name-complex="Courier New" fo:color="#008080" style:font-size-complex="10pt" style:language-asian="et" style:country-asian="EE"/>
    </style:style>
    <style:style style:name="T765" style:parent-style-name="DefaultParagraphFont" style:family="text">
      <style:text-properties style:font-name="Courier New" style:font-name-complex="Courier New" fo:color="#000000" style:font-size-complex="10pt" style:language-asian="et" style:country-asian="EE"/>
    </style:style>
    <style:style style:name="T766" style:parent-style-name="DefaultParagraphFont" style:family="text">
      <style:text-properties style:font-name="Courier New" style:font-name-complex="Courier New" fo:color="#008080" style:font-size-complex="10pt" style:language-asian="et" style:country-asian="EE"/>
    </style:style>
    <style:style style:name="T767" style:parent-style-name="DefaultParagraphFont" style:family="text">
      <style:text-properties style:font-name="Courier New" style:font-name-complex="Courier New" fo:color="#3F7F7F" style:font-size-complex="10pt" style:language-asian="et" style:country-asian="EE"/>
    </style:style>
    <style:style style:name="T768" style:parent-style-name="DefaultParagraphFont" style:family="text">
      <style:text-properties style:font-name="Courier New" style:font-name-complex="Courier New" fo:color="#008080" style:font-size-complex="10pt" style:language-asian="et" style:country-asian="EE"/>
    </style:style>
    <style:style style:name="P769" style:parent-style-name="Normal" style:family="paragraph">
      <style:paragraph-properties fo:widows="2" fo:orphans="2"/>
    </style:style>
    <style:style style:name="T770" style:parent-style-name="DefaultParagraphFont" style:family="text">
      <style:text-properties style:font-name="Courier New" style:font-name-complex="Courier New" fo:color="#000000" style:font-size-complex="10pt" style:language-asian="et" style:country-asian="EE"/>
    </style:style>
    <style:style style:name="T771" style:parent-style-name="DefaultParagraphFont" style:family="text">
      <style:text-properties style:font-name="Courier New" style:font-name-complex="Courier New" fo:color="#000000" style:font-size-complex="10pt" style:language-asian="et" style:country-asian="EE"/>
    </style:style>
    <style:style style:name="T772"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773" style:parent-style-name="DefaultParagraphFont" style:family="text">
      <style:text-properties style:font-name="Courier New" style:font-name-complex="Courier New" fo:font-weight="bold" style:font-weight-asian="bold" fo:color="#3F7F7F" style:font-size-complex="10pt" style:language-asian="et" style:country-asian="EE"/>
    </style:style>
    <style:style style:name="T774"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775" style:parent-style-name="DefaultParagraphFont" style:family="text">
      <style:text-properties style:font-name="Courier New" style:font-name-complex="Courier New" fo:font-weight="bold" style:font-weight-asian="bold" fo:color="#000000" style:font-size-complex="10pt" style:language-asian="et" style:country-asian="EE"/>
    </style:style>
    <style:style style:name="T776"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777" style:parent-style-name="DefaultParagraphFont" style:family="text">
      <style:text-properties style:font-name="Courier New" style:font-name-complex="Courier New" fo:font-weight="bold" style:font-weight-asian="bold" fo:color="#3F7F7F" style:font-size-complex="10pt" style:language-asian="et" style:country-asian="EE"/>
    </style:style>
    <style:style style:name="T778"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P779" style:parent-style-name="Normal" style:family="paragraph">
      <style:paragraph-properties fo:widows="2" fo:orphans="2"/>
    </style:style>
    <style:style style:name="T780" style:parent-style-name="DefaultParagraphFont" style:family="text">
      <style:text-properties style:font-name="Courier New" style:font-name-complex="Courier New" fo:color="#000000" style:font-size-complex="10pt" style:language-asian="et" style:country-asian="EE"/>
    </style:style>
    <style:style style:name="T781" style:parent-style-name="DefaultParagraphFont" style:family="text">
      <style:text-properties style:font-name="Courier New" style:font-name-complex="Courier New" fo:color="#000000" style:font-size-complex="10pt" style:language-asian="et" style:country-asian="EE"/>
    </style:style>
    <style:style style:name="T782"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783" style:parent-style-name="DefaultParagraphFont" style:family="text">
      <style:text-properties style:font-name="Courier New" style:font-name-complex="Courier New" fo:font-weight="bold" style:font-weight-asian="bold" fo:color="#3F7F7F" style:font-size-complex="10pt" style:language-asian="et" style:country-asian="EE"/>
    </style:style>
    <style:style style:name="T784"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785" style:parent-style-name="DefaultParagraphFont" style:family="text">
      <style:text-properties style:font-name="Courier New" style:font-name-complex="Courier New" fo:font-weight="bold" style:font-weight-asian="bold" fo:color="#000000" style:font-size-complex="10pt" style:language-asian="et" style:country-asian="EE"/>
    </style:style>
    <style:style style:name="T786"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787" style:parent-style-name="DefaultParagraphFont" style:family="text">
      <style:text-properties style:font-name="Courier New" style:font-name-complex="Courier New" fo:font-weight="bold" style:font-weight-asian="bold" fo:color="#3F7F7F" style:font-size-complex="10pt" style:language-asian="et" style:country-asian="EE"/>
    </style:style>
    <style:style style:name="T788" style:parent-style-name="DefaultParagraphFont" style:family="text">
      <style:text-properties style:font-name="Courier New" style:font-name-complex="Courier New" fo:font-weight="bold" style:font-weight-asian="bold" fo:color="#008080" style:font-size-complex="10pt" style:language-asian="et" style:country-asian="EE"/>
    </style:style>
    <style:style style:name="T789" style:parent-style-name="DefaultParagraphFont" style:family="text">
      <style:text-properties style:font-name="Courier New" style:font-name-complex="Courier New" fo:color="#000000" style:font-size-complex="10pt" style:language-asian="et" style:country-asian="EE"/>
    </style:style>
    <style:style style:name="T790" style:parent-style-name="DefaultParagraphFont" style:family="text">
      <style:text-properties style:font-name="Courier New" style:font-name-complex="Courier New" fo:color="#008080" style:font-size-complex="10pt" style:language-asian="et" style:country-asian="EE"/>
    </style:style>
    <style:style style:name="T791" style:parent-style-name="DefaultParagraphFont" style:family="text">
      <style:text-properties style:font-name="Courier New" style:font-name-complex="Courier New" fo:color="#3F7F7F" style:font-size-complex="10pt" style:language-asian="et" style:country-asian="EE"/>
    </style:style>
    <style:style style:name="T792" style:parent-style-name="DefaultParagraphFont" style:family="text">
      <style:text-properties style:font-name="Courier New" style:font-name-complex="Courier New" fo:color="#008080" style:font-size-complex="10pt" style:language-asian="et" style:country-asian="EE"/>
    </style:style>
    <style:style style:name="P793" style:parent-style-name="Normal" style:family="paragraph">
      <style:text-properties style:font-name="Courier New" style:font-name-complex="Courier New" fo:color="#008080" style:font-size-complex="10pt" style:language-asian="et" style:country-asian="EE"/>
    </style:style>
    <style:style style:name="P794" style:parent-style-name="Normal" style:family="paragraph">
      <style:paragraph-properties fo:widows="2" fo:orphans="2" style:text-autospace="ideograph-alpha" fo:margin-bottom="0.1666in"/>
    </style:style>
    <style:style style:name="P795" style:parent-style-name="Normal" style:family="paragraph">
      <style:paragraph-properties fo:margin-left="0.5in" fo:text-indent="0.4833in">
        <style:tab-stops/>
      </style:paragraph-properties>
      <style:text-properties style:font-name="Courier New" style:font-name-complex="Courier New"/>
    </style:style>
    <style:style style:name="P796" style:parent-style-name="Normal" style:family="paragraph">
      <style:paragraph-properties fo:margin-left="0.5in" fo:text-indent="0.4833in">
        <style:tab-stops/>
      </style:paragraph-properties>
      <style:text-properties style:font-name="Courier New" style:font-name-complex="Courier New"/>
    </style:style>
    <style:style style:name="P797" style:parent-style-name="Normal" style:family="paragraph">
      <style:paragraph-properties fo:widows="2" fo:orphans="2" style:text-autospace="ideograph-alpha" fo:margin-bottom="0.1666in"/>
    </style:style>
    <style:style style:name="P798" style:parent-style-name="Normal" style:family="paragraph"/>
    <style:style style:name="P799" style:parent-style-name="Normal" style:family="paragraph"/>
    <style:style style:name="P800" style:parent-style-name="Normal" style:family="paragraph">
      <style:paragraph-properties fo:margin-left="0.5in">
        <style:tab-stops/>
      </style:paragraph-properties>
    </style:style>
    <style:style style:name="P801" style:parent-style-name="Normal" style:family="paragraph">
      <style:paragraph-properties fo:margin-left="0.5in">
        <style:tab-stops/>
      </style:paragraph-properties>
      <style:text-properties style:font-name="Courier New" style:font-name-complex="Courier New"/>
    </style:style>
    <style:style style:name="P802" style:parent-style-name="Normal" style:family="paragraph">
      <style:text-properties style:font-name="Courier New" style:font-name-complex="Courier New"/>
    </style:style>
    <style:style style:name="T803" style:parent-style-name="DefaultParagraphFont" style:family="text">
      <style:text-properties fo:font-weight="bold" style:font-weight-asian="bold"/>
    </style:style>
    <style:style style:name="T804" style:parent-style-name="DefaultParagraphFont" style:family="text">
      <style:text-properties fo:font-weight="bold" style:font-weight-asian="bold"/>
    </style:style>
    <style:style style:name="T805" style:parent-style-name="DefaultParagraphFont" style:family="text">
      <style:text-properties fo:font-style="italic" style:font-style-asian="italic"/>
    </style:style>
    <style:style style:name="T806" style:parent-style-name="DefaultParagraphFont" style:family="text">
      <style:text-properties fo:font-style="italic" style:font-style-asian="italic"/>
    </style:style>
    <style:style style:name="T807" style:parent-style-name="DefaultParagraphFont" style:family="text">
      <style:text-properties fo:font-style="italic" style:font-style-asian="italic"/>
    </style:style>
    <style:style style:name="P808" style:parent-style-name="Normal" style:family="paragraph"/>
    <style:style style:name="P809" style:parent-style-name="Normal" style:family="paragraph"/>
    <style:style style:name="P810" style:parent-style-name="Normal" style:family="paragraph">
      <style:paragraph-properties fo:margin-left="0.4916in">
        <style:tab-stops/>
      </style:paragraph-properties>
    </style:style>
    <style:style style:name="P811" style:parent-style-name="Normal" style:family="paragraph">
      <style:paragraph-properties fo:margin-left="0.5in">
        <style:tab-stops/>
      </style:paragraph-properties>
      <style:text-properties style:font-name="Courier New" style:font-name-complex="Courier New"/>
    </style:style>
    <style:style style:name="P812" style:parent-style-name="Normal" style:family="paragraph">
      <style:paragraph-properties fo:margin-left="0.5in">
        <style:tab-stops/>
      </style:paragraph-properties>
      <style:text-properties style:font-name="Courier New" style:font-name-complex="Courier New"/>
    </style:style>
    <style:style style:name="P813" style:parent-style-name="Normal" style:family="paragraph">
      <style:text-properties fo:font-weight="bold" style:font-weight-asian="bold"/>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Dokumendivahetuskeskus (DVK)</text:p>
      <text:p text:style-name="P18">Tarkvara paigaldusjuhend</text:p>
      <text:p text:style-name="Normal"/>
      <text:p text:style-name="Normal"/>
      <text:p text:style-name="P19"/>
      <text:p text:style-name="P20">Versioon 1.2</text:p>
      <text:p text:style-name="P21">03.03.2010</text:p>
      <text:p text:style-name="Normal"/>
      <text:soft-page-break/>
      <text:p text:style-name="P22"><text:span text:style-name="T23">Muudatuste ajalugu</text:span></text:p>
      <text:p text:style-name="Normal"/>
      <table:table table:style-name="Table24">
        <table:table-columns>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P31">Kuupäev</text:p>
          </table:table-cell>
          <table:table-cell table:style-name="TableCell32">
            <text:p text:style-name="P33">Versioon</text:p>
          </table:table-cell>
          <table:table-cell table:style-name="TableCell34">
            <text:p text:style-name="P35">Kirjeldus</text:p>
          </table:table-cell>
          <table:table-cell table:style-name="TableCell36">
            <text:p text:style-name="P37">Autor</text:p>
          </table:table-cell>
        </table:table-row>
        <table:table-row table:style-name="TableRow38">
          <table:table-cell table:style-name="TableCell39">
            <text:p text:style-name="P40">14.07.2008</text:p>
          </table:table-cell>
          <table:table-cell table:style-name="TableCell41">
            <text:p text:style-name="P42">1.0</text:p>
          </table:table-cell>
          <table:table-cell table:style-name="TableCell43">
            <text:p text:style-name="P44">Dokumendi esialgne versioon.</text:p>
          </table:table-cell>
          <table:table-cell table:style-name="TableCell45">
            <text:p text:style-name="P46">Jaak Lember<text:line-break/>Carlsman OÜ</text:p>
          </table:table-cell>
        </table:table-row>
        <table:table-row table:style-name="TableRow47">
          <table:table-cell table:style-name="TableCell48">
            <text:p text:style-name="P49">30.07.2008</text:p>
          </table:table-cell>
          <table:table-cell table:style-name="TableCell50">
            <text:p text:style-name="P51">1.1</text:p>
          </table:table-cell>
          <table:table-cell table:style-name="TableCell52">
            <text:p text:style-name="P53">Lisatud peatüki „Kliendi paigaldamine“ puuduolev sisu.</text:p>
            <text:p text:style-name="P54">Täiendatud konfiguratsioonifailide „dhl.properties“ ja „dvk_client.properties“ näiteid ja konfiguratsioonimuutujate kirjeldusi.</text:p>
          </table:table-cell>
          <table:table-cell table:style-name="TableCell55">
            <text:p text:style-name="P56">Jaak Lember<text:line-break/>Carlsman OÜ</text:p>
          </table:table-cell>
        </table:table-row>
        <table:table-row table:style-name="TableRow57">
          <table:table-cell table:style-name="TableCell58">
            <text:p text:style-name="P59">03.03.2010</text:p>
          </table:table-cell>
          <table:table-cell table:style-name="TableCell60">
            <text:p text:style-name="P61">1.2</text:p>
          </table:table-cell>
          <table:table-cell table:style-name="TableCell62">
            <text:p text:style-name="P63">Täiendatud peatükki „Serveri seadistamine“.</text:p>
            <text:p text:style-name="P64">Täiendatud peatükki „Konfiguratsioonifail client_config.xml“</text:p>
            <text:p text:style-name="P65">Lisatud peatükk „Rakenduse ehitamine“.</text:p>
            <text:p text:style-name="P66">Lisatud peatükk „Logimise seadistamine“.</text:p>
            <text:p text:style-name="P67">Eemaldatud peatükk „Kliendi paigaldamine“.</text:p>
          </table:table-cell>
          <table:table-cell table:style-name="TableCell68">
            <text:p text:style-name="P69">Jaak Lember</text:p>
          </table:table-cell>
        </table:table-row>
        <table:table-row table:style-name="TableRow70">
          <table:table-cell table:style-name="TableCell71">
            <text:p text:style-name="P72"/>
          </table:table-cell>
          <table:table-cell table:style-name="TableCell73">
            <text:p text:style-name="P74"/>
          </table:table-cell>
          <table:table-cell table:style-name="TableCell75">
            <text:p text:style-name="P76"/>
          </table:table-cell>
          <table:table-cell table:style-name="TableCell77">
            <text:p text:style-name="P78"/>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79">Sisukord</text:span></text:p>
      <text:p text:style-name="Normal"/>
      <text:table-of-content text:name="_TOC0">
        <text:table-of-content-source text:outline-level="5"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source>
        <text:index-body>
          <text:p text:style-name="P80"><text:a xlink:href="#_Toc256672005" office:target-frame-name="_top" xlink:show="replace"><text:span text:style-name="Hyperlink">Serveri paigaldamine ja seadistamine</text:span><text:tab/>3</text:a></text:p>
          <text:p text:style-name="P81"><text:a xlink:href="#_Toc256672006" office:target-frame-name="_top" xlink:show="replace"><text:span text:style-name="Hyperlink">Eeldused serveri paigaldamiseks</text:span><text:tab/>3</text:a></text:p>
          <text:p text:style-name="P82"><text:a xlink:href="#_Toc256672007" office:target-frame-name="_top" xlink:show="replace"><text:span text:style-name="Hyperlink">Serveri paigaldamine</text:span><text:tab/>3</text:a></text:p>
          <text:p text:style-name="P83"><text:a xlink:href="#_Toc256672008" office:target-frame-name="_top" xlink:show="replace"><text:span text:style-name="Hyperlink">Serveri seadistamine</text:span><text:tab/>5</text:a></text:p>
          <text:p text:style-name="P84"><text:a xlink:href="#_Toc256672009" office:target-frame-name="_top" xlink:show="replace"><text:span text:style-name="Hyperlink">Konfiguratsioonimuutujate selgitused</text:span><text:tab/>5</text:a></text:p>
          <text:p text:style-name="P85"><text:a xlink:href="#_Toc256672010" office:target-frame-name="_top" xlink:show="replace"><text:span text:style-name="T86">Logimise seadistamine</text:span><text:tab/>8</text:a></text:p>
          <text:p text:style-name="P87"><text:a xlink:href="#_Toc256672011" office:target-frame-name="_top" xlink:show="replace"><text:span text:style-name="Hyperlink">Rakenduse ehitamine</text:span><text:tab/>9</text:a></text:p>
        </text:index-body>
      </text:table-of-content>
      <text:p text:style-name="Normal"/>
      <text:p text:style-name="Normal"/>
      <text:h text:style-name="P88" text:outline-level="1"><text:bookmark-start text:name="_Toc256672005"/><text:soft-page-break/>Serveri paigaldamine ja seadistamine<text:bookmark-end text:name="_Toc256672005"/></text:h>
      <text:h text:style-name="Heading2" text:outline-level="2"><text:bookmark-start text:name="_Toc256672006"/>Eeldused serveri paigaldamiseks<text:bookmark-end text:name="_Toc256672006"/></text:h>
      <text:p text:style-name="Normal">Arvutisse, kuhu soovitakse DVK serverit paigaldada, peab olema eelnevalt paigaldatud järgnev tarkvara:</text:p>
      <text:list text:style-name="LFO1" text:continue-numbering="true">
        <text:list-item>
          <text:p text:style-name="P89">Java Runtime Edition (JRE) 1.6.0 või uuem.</text:p>
        </text:list-item>
        <text:list-item>
          <text:p text:style-name="P90">Apache Tomcat 5.0 või uuem</text:p>
        </text:list-item>
        <text:list-item>
          <text:p text:style-name="P91">Oracle 10g andmebaasiserver (võib asuda ka eraldi arvutis)</text:p>
        </text:list-item>
      </text:list>
      <text:p text:style-name="P92">Kuna DVK server on realiseeritud Java rakendusena, siis otsesed eeldused arvuti operatsiooni-süsteemi valikuks puuduvad. Kuna aga rakenduse paketiga tulevad kaasa Oracle andmebaasiteegid 32 bitiste operatsioonisüsteemide jaoks, siis võib 64 bitiste operatsioonisüsteemide puhul osutuda vajalikuks Oracle andmebaasiteekide uuendamine.</text:p>
      <text:p text:style-name="Normal"/>
      <text:p text:style-name="Normal"/>
      <text:h text:style-name="Heading2" text:outline-level="2"><text:bookmark-start text:name="_Toc256672007"/>Serveri paigaldamine<text:bookmark-end text:name="_Toc256672007"/></text:h>
      <text:p text:style-name="Normal">Alljärgnevas tekstis toodud näidetes on eeldatud, et Tomcat veebiserver on Linux/Unix operatsiooni-süsteemiga arvutis paigaldatud kausta /usr/local/tomcat ja Windows operatsioonisüsteemiga arvutis kausta C:\Program Files\Tomcat.<text:s/>Kuna praktikas on Tomcat reeglina paigaldatud näitega võrreldes erinevasse kausta, siis tuleks näiteid vastavalt vajadusele reaalsusega kohandada.<text:s/>Tomcati juur-kataloogile viitamiseks on tekstis kasutatud lühendit &lt;TOMCAT&gt;.</text:p>
      <text:p text:style-name="P93">DVK serveri paigaldamiseks toimi järgnevalt:</text:p>
      <text:list text:style-name="LFO2" text:continue-numbering="true">
        <text:list-item>
          <text:p text:style-name="P94">Laadi RIA veebilehelt alla fail (.zip) DVK andmebaasiskriptidega ning paki see lahti.</text:p>
        </text:list-item>
        <text:list-item>
          <text:p text:style-name="P95">Tekita Oracle andmebaasiserverisse uus<text:s/><text:span text:style-name="T96">schema</text:span><text:s/>(näiteks „dvk“) ja anna sellele õigused muuhulga uute andmebaasiobjektide (tabelid, protseduurid, trigerid, loendurid) loomiseks.</text:p>
        </text:list-item>
        <text:list-item>
          <text:p text:style-name="P97">Käivita loodud uue<text:s/><text:span text:style-name="T98">schema</text:span><text:s/>all SQL skript create_dvk_database.sql.</text:p>
        </text:list-item>
        <text:list-item>
          <text:p text:style-name="P99">Laadi RIA veebilehelt alla DVK tarkvarapakett. DVK tarkvarapaketid leiad RIA veebilehe alajaotusest „Dokumendivahetuskeskus“ (http://www.ria.ee/dokumendivahetus/).</text:p>
        </text:list-item>
        <text:list-item>
          <text:p text:style-name="P100">Loo Tomcati „webapps“ kaustale alamkaust „dvk“.</text:p>
        </text:list-item>
      </text:list>
      <text:p text:style-name="P101"/>
      <text:p text:style-name="P102"><text:span text:style-name="T103">Linux/Unix</text:span><text:span text:style-name="T104">:</text:span><text:span text:style-name="T105"><text:s/></text:span><text:span text:style-name="T106">/usr/local/tomcat</text:span><text:span text:style-name="T107">/webapps/dvk</text:span></text:p>
      <text:p text:style-name="P108"><text:span text:style-name="T109">Wind</text:span><text:span text:style-name="T110">o</text:span><text:span text:style-name="T111">ws:</text:span><text:span text:style-name="T112"><text:s/>C:\Program Files\Tomcat\webapps</text:span><text:span text:style-name="T113">\</text:span><text:span text:style-name="T114">dvk</text:span></text:p>
      <text:p text:style-name="P115"/>
      <text:p text:style-name="P116">Loodava kausta nimi ei pea tingimata olema „dvk“. Kui soovid tekitada teistsuguse nimega kausta, siis lihtsalt pead järgmiste sammude kirjelduste ja näidete juures teistsuguse kausta nimega arvestama.</text:p>
      <text:list text:style-name="LFO2" text:continue-numbering="true">
        <text:list-item>
          <text:p text:style-name="P117">Paki DVK tarkvarapakett lahti eelmisel sammul loodud kausta.<text:s/>Alternatiivne variant on DVK tarkvarapakett (.war fail) panna<text:s/>&lt;TOMCAT&gt;/webapps<text:s/>kataloogi ja kui Tomcat-is on seadistatud „autoDeploy=true“, siis<text:s/>pakib Tomcat paketi ise samasse kataloogi lahti. Enne peab aga veenduma, et konfiguratsioonifailid, mis asuvad .war paketi sees on õigesti seadistatud.</text:p>
        </text:list-item>
        <text:list-item>
          <text:p text:style-name="P118">Kontrolli, et kaustas<text:s/>&lt;TOMCAT&gt;/webapps/dvk/WEB-INF oleks alamkaust „attachments“ ja et Tomcati protsessil oleks selles kaustas õigus kirjutamiseks ja lugemiseks.</text:p>
        </text:list-item>
      </text:list>
      <text:p text:style-name="P119"/>
      <text:p text:style-name="P120"><text:span text:style-name="T121">Linux/Unix</text:span><text:span text:style-name="T122">:</text:span><text:span text:style-name="T123"><text:s/></text:span><text:span text:style-name="T124">/usr/local/tomcat/webapps/dvk/WEB-INF/attachments</text:span></text:p>
      <text:p text:style-name="P125"><text:span text:style-name="T126">Windows:</text:span><text:span text:style-name="T127"><text:s/>C:\Program Files\Tomcat\webapps\dvk</text:span></text:p>
      <text:p text:style-name="P128"/>
      <text:soft-page-break/>
      <text:list text:style-name="LFO2" text:continue-numbering="true">
        <text:list-item>
          <text:p text:style-name="P129">Kopeeri kaustas<text:s/>&lt;TOMCAT&gt;/webapps/dvk/WEB-INF/lib olevad failid Tomcati alamkausta &lt;TOMCAT&gt;/lib</text:p>
        </text:list-item>
      </text:list>
      <text:p text:style-name="P130"/>
      <text:p text:style-name="P131"><text:span text:style-name="T132">Linux/Unix</text:span><text:span text:style-name="T133">:</text:span><text:span text:style-name="T134"><text:s/></text:span><text:span text:style-name="T135">/usr/local/tomcat/webapps/dvk/WEB-INF/lib/*.*</text:span><text:span text:style-name="T136"><text:s/></text:span><text:span text:style-name="T137"></text:span><text:span text:style-name="T138"><text:s/></text:span><text:span text:style-name="T139">/usr/local/tomcat</text:span><text:span text:style-name="T140">/lib</text:span></text:p>
      <text:p text:style-name="P141"><text:span text:style-name="T142">Windows:</text:span><text:span text:style-name="T143"><text:s/>C:\Program Files\Tomcat\webapps\dvk<text:s/></text:span><text:span text:style-name="T144"></text:span><text:span text:style-name="T145"><text:s/>C:\Program Files\Tomcat\lib</text:span></text:p>
      <text:p text:style-name="P146"/>
      <text:p text:style-name="P147">Mõnevõrra korrektsem alternatiiv antud punktile oleks kanda kaustas &lt;TOMCAT&gt;/webapps/dvk/WEB-INF/lib asuvad failid Tomcat seadistuses java CLASSPATH muutujasse. Siin väljapakutud failide ümberkopeerimine saavutab sama tulemuse natuke lihtsamalt ja kiiremini.</text:p>
      <text:list text:style-name="LFO2" text:continue-numbering="true">
        <text:list-item>
          <text:p text:style-name="P148">Ava tekstiredaktoris DVK serveri konfiguratsioonifail<text:s/>&lt;TOMCAT&gt;/webapps/dvk/web.xml.<text:line-break/>Muuda antud failis parameetrit „configFile“ nii, et see viitaks korrektselt failile<text:s/>&lt;TOMCAT&gt;/webapps/dvk/WEB-INF/dhl.properties.</text:p>
        </text:list-item>
      </text:list>
      <text:p text:style-name="P149"/>
      <text:p text:style-name="P150"><text:span text:style-name="T151">Linux/Unix</text:span><text:span text:style-name="T152">:</text:span><text:span text:style-name="T153"><text:line-break/></text:span><text:span text:style-name="T154">&lt;init-param&gt;</text:span><text:span text:style-name="T155"><text:line-break/><text:s text:c="4"/>&lt;param-name&gt;configFile&lt;/param-name&gt;</text:span><text:span text:style-name="T156"><text:line-break/><text:s text:c="4"/>&lt;param-value&gt;/usr/local/tomcat/webapps/dvk/</text:span><text:span text:style-name="T157">WEB-INF/</text:span><text:span text:style-name="T158">dhl.properties&lt;/param-value&gt;</text:span><text:span text:style-name="T159"><text:line-break/>&lt;/init-param&gt;</text:span></text:p>
      <text:p text:style-name="P160"/>
      <text:p text:style-name="P161"><text:span text:style-name="T162">Windows:</text:span><text:span text:style-name="T163"><text:line-break/></text:span><text:span text:style-name="T164">&lt;init-param&gt;</text:span><text:span text:style-name="T165"><text:line-break/><text:s text:c="4"/>&lt;param-name&gt;configFile&lt;/param-name&gt;</text:span><text:span text:style-name="T166"><text:line-break/><text:s text:c="4"/>&lt;param-value&gt;C:\Program Files\Tomcat/webapps/dvk/WEB-INF/dhl.properties&lt;/param-value&gt;</text:span><text:span text:style-name="T167"><text:line-break/>&lt;/init-param&gt;</text:span></text:p>
      <text:p text:style-name="P168"/>
      <text:list text:style-name="LFO2" text:continue-numbering="true">
        <text:list-item>
          <text:p text:style-name="P169">Ava tekstiredaktoris DVK serveri konfiguratsioonifail<text:s/>&lt;TOMCAT&gt;/webapps/dvk/server-config.wsdd.<text:line-break/>Muuda antud failis parameetrit „attachments.Directory“ nii, et see viitaks korrektselt kaustale<text:s/>&lt;TOMCAT&gt;/webapps/dvk/WEB-INF/attachments.</text:p>
        </text:list-item>
      </text:list>
      <text:p text:style-name="P170"/>
      <text:p text:style-name="P171"><text:span text:style-name="T172">Linux/Unix</text:span><text:span text:style-name="T173">:</text:span><text:span text:style-name="T174"><text:line-break/></text:span><text:span text:style-name="T175">&lt;parameter name="attachments.Directory" value="/usr/local/tomcat/webapps/dvk/WEB-INF/attachments"/&gt;</text:span></text:p>
      <text:p text:style-name="P176"/>
      <text:p text:style-name="P177"><text:span text:style-name="T178">Windows:</text:span><text:span text:style-name="T179"><text:line-break/></text:span><text:span text:style-name="T180">&lt;parameter name="attachments.Directory" value="C:\Program Files\Tomcat\webapps\dvk\WEB-INF\attachments"/&gt;</text:span></text:p>
      <text:p text:style-name="P181"/>
      <text:list text:style-name="LFO2" text:continue-numbering="true">
        <text:list-item>
          <text:p text:style-name="P182">Lisa Tomcati konfiguratsioonile kontekstimuutuja „jdbc/dhloracle“ DVK andmebaasiühenduse parameetritega. Reeglina tähendab see faili &lt;TOMCAT&gt;/conf/context.xml faili täiendamist järgmise reaga:</text:p>
        </text:list-item>
      </text:list>
      <text:p text:style-name="P183"/>
      <text:p text:style-name="P184"><text:span text:style-name="T185">Näiteks:</text:span><text:span text:style-name="T186"><text:line-break/></text:span><text:span text:style-name="T187">&lt;Resource name="jdbc/dhloracle" auth="Container" type="javax.sql.DataSource" driverClassName="oracle.jdbc.driver.OracleDriver" username="dvk_user" password="dvk_pass" maxActive="20" maxIdle="10" removeAbandoned="true" maxWait="-1" logAbandoned="true" url="jdbc:oracle:thin:@127.0.0.1:1521:orcl" /&gt;</text:span></text:p>
      <text:p text:style-name="P188"/>
      <text:p text:style-name="P189">Ülaltoodud näites tuleks kindlasti asendada parameetrite „username“, „password“ ja „url“ väärtused.</text:p>
      <text:list text:style-name="LFO2" text:continue-numbering="true">
        <text:list-item>
          <text:p text:style-name="P190">Ava tekstiredaktoris DVK serveri konfiguratsioonifail &lt;TOMCAT&gt;/webapps/dvk/WEB-INF/dhl.properties. Tee failis vajalikud seadistused (täpsemad juhised seadistamise kohta leiad järgmisest peatükist „Serveri seadistamine“).</text:p>
        </text:list-item>
        <text:list-item>
          <text:p text:style-name="P191">Tee Tomcatile restart.</text:p>
        </text:list-item>
      </text:list>
      <text:p text:style-name="Normal"/>
      <text:h text:style-name="P192" text:outline-level="2"><text:bookmark-start text:name="_Toc256672008"/><text:soft-page-break/>Serveri seadistamine<text:bookmark-end text:name="_Toc256672008"/></text:h>
      <text:p text:style-name="P193">Valdav enamus DVK serveri seadetest asuvad failis dhl.properties. Nimetatud fail asub DVK rakenduse alamkaustas WEB-INF (näiteks: /usr/local/tomcat/webapps/dvk/WEB-INF/dhl.properties või C:\Program Files\Tomcat\webapps\dvk\WEB-INF\dhl.properties.</text:p>
      <text:p text:style-name="P194"/>
      <text:p text:style-name="P195"><text:span text:style-name="T196">Faili dhl.properties näidis:</text:span><text:span text:style-name="T197"><text:line-break/></text:span></text:p>
      <text:p text:style-name="P198"># Andmekogu nimetus</text:p>
      <text:p text:style-name="P199"><text:span text:style-name="T200">server_producer_name</text:span><text:span text:style-name="T201"><text:s/>=<text:s/></text:span><text:span text:style-name="T202">dhl</text:span></text:p>
      <text:p text:style-name="P203"/>
      <text:p text:style-name="P204"># Serveri andmebaasiühenduse keskkonnamuutuja nimi Tomcatis</text:p>
      <text:p text:style-name="P205"><text:span text:style-name="T206">server_database_environment_variable</text:span><text:span text:style-name="T207"><text:s/>=<text:s/></text:span><text:span text:style-name="T208">jdbc/dhloracle</text:span></text:p>
      <text:p text:style-name="P209"/>
      <text:p text:style-name="P210"># Serveri jooksutamine kliendi andmebaasi peal.</text:p>
      <text:p text:style-name="P211"># Kasulik selleks, et DVK serverit saaks kasutada</text:p>
      <text:p text:style-name="P212"># otse saatmisel infosüsteemi küljes</text:p>
      <text:p text:style-name="P213"><text:span text:style-name="T214">server_run_on_client_database</text:span><text:span text:style-name="T215"><text:s/>=<text:s/></text:span><text:span text:style-name="T216">no</text:span></text:p>
      <text:p text:style-name="P217"/>
      <text:p text:style-name="P218"># Dokumendi säilitustähtaeg päevades</text:p>
      <text:p text:style-name="P219"><text:span text:style-name="T220">server_document_default_lifetime</text:span><text:span text:style-name="T221"><text:s/>=<text:s/></text:span><text:span text:style-name="T222">30</text:span></text:p>
      <text:p text:style-name="P223"/>
      <text:p text:style-name="P224"># Säilitustähtaja ületanud saatmata dokumentide ajapikendus,</text:p>
      <text:p text:style-name="P225"># et katkestatuks märgitud olek veel enne lõplikku kustutamist</text:p>
      <text:p text:style-name="P226"># saatjani saaks jõuda.</text:p>
      <text:p text:style-name="P227"><text:span text:style-name="T228">server_expired_document_grace_period</text:span><text:span text:style-name="T229"><text:s/>=<text:s/></text:span><text:span text:style-name="T230">7</text:span></text:p>
      <text:p text:style-name="P231"/>
      <text:p text:style-name="P232"># Konteineri valideerimise seaded</text:p>
      <text:p text:style-name="P233"><text:span text:style-name="T234">server_validate_container</text:span><text:span text:style-name="T235"><text:s/>=<text:s/></text:span><text:span text:style-name="T236">yes</text:span></text:p>
      <text:p text:style-name="P237"><text:span text:style-name="T238">server_ignore_invalid_containers</text:span><text:span text:style-name="T239"><text:s/>=<text:s/></text:span><text:span text:style-name="T240">no</text:span></text:p>
      <text:p text:style-name="P241"/>
      <text:p text:style-name="P242"># Määrab, kas DVK server üritab valideerida konteineri sisus</text:p>
      <text:p text:style-name="P243"># edastatavaid XML faile.</text:p>
      <text:p text:style-name="P244"><text:span text:style-name="T245">server_validate_xml_files</text:span><text:span text:style-name="T246"><text:s/>=<text:s/></text:span><text:span text:style-name="T247">no</text:span></text:p>
      <text:p text:style-name="P248"/>
      <text:p text:style-name="P249"># Määrab, kas DVK server üritab valideerida digiallkirja</text:p>
      <text:p text:style-name="P250"># konteinerite küljes olevaid allkirju.</text:p>
      <text:p text:style-name="P251"><text:span text:style-name="T252">server_validate_signatures</text:span><text:span text:style-name="T253"><text:s/>=<text:s/></text:span><text:span text:style-name="T254">no</text:span></text:p>
      <text:p text:style-name="P255"/>
      <text:p text:style-name="P256"># Õiguste kesksüsteemi kasutamine</text:p>
      <text:p text:style-name="P257"><text:span text:style-name="T258">server_use_central_rights_database</text:span><text:span text:style-name="T259"><text:s/>=<text:s/></text:span><text:span text:style-name="T260">no</text:span></text:p>
      <text:p text:style-name="P261"><text:span text:style-name="T262">server_rights_database_url</text:span><text:span text:style-name="T263"><text:s/>=<text:s/></text:span><text:span text:style-name="T264">http://TURVASERVER/cgi-bin/consumer_proxy</text:span></text:p>
      <text:p text:style-name="P265"><text:span text:style-name="T266">server_rights_database_org_code</text:span><text:span text:style-name="T267"><text:s/>=<text:s/></text:span><text:span text:style-name="T268">12345678</text:span></text:p>
      <text:p text:style-name="P269"><text:span text:style-name="T270">server_rights_database_person_code</text:span><text:span text:style-name="T271"><text:s/>=<text:s/></text:span><text:span text:style-name="T272">12345678901</text:span></text:p>
      <text:p text:style-name="P273"><text:span text:style-name="T274">server_rights_database_sync_period</text:span><text:span text:style-name="T275"><text:s/>=<text:s/></text:span><text:span text:style-name="T276">120</text:span></text:p>
      <text:p text:style-name="P277"/>
      <text:p text:style-name="P278"># Dokumentide edastamine teisele DVK serverile</text:p>
      <text:p text:style-name="P279"><text:span text:style-name="T280">client_</text:span><text:span text:style-name="T281">default</text:span><text:span text:style-name="T282">_org_code</text:span><text:span text:style-name="T283"><text:s/>=<text:s/></text:span><text:span text:style-name="T284">12345678</text:span></text:p>
      <text:p text:style-name="P285"><text:span text:style-name="T286">client_</text:span><text:span text:style-name="T287">default</text:span><text:span text:style-name="T288">_person_code</text:span><text:span text:style-name="T289"><text:s/>=<text:s/></text:span><text:span text:style-name="T290">12345678901</text:span></text:p>
      <text:p text:style-name="P291"/>
      <text:p text:style-name="P292"># Veateadete logimine</text:p>
      <text:p text:style-name="P293"><text:span text:style-name="T294">log_errors</text:span><text:span text:style-name="T295"><text:s/>=<text:s/></text:span><text:span text:style-name="T296">yes</text:span></text:p>
      <text:p text:style-name="P297"><text:span text:style-name="T298">error_log_file</text:span><text:span text:style-name="T299"><text:s/>=<text:s/></text:span><text:span text:style-name="T300">C:\\logs\\log_dvk_debug.txt</text:span></text:p>
      <text:p text:style-name="P301"/>
      <text:p text:style-name="P302"># Kettalt lugemise ja kirjutamise puhvrite suurus baitides</text:p>
      <text:p text:style-name="P303"><text:span text:style-name="T304">binary_buffer_size</text:span><text:span text:style-name="T305"><text:s/>=<text:s/></text:span><text:span text:style-name="T306">65536</text:span></text:p>
      <text:p text:style-name="P307"/>
      <text:p text:style-name="P308"># Andmebaasist lugemise ja kirjutamise puhvrite suurus baitides</text:p>
      <text:p text:style-name="P309"><text:span text:style-name="T310">database_buffer_size</text:span><text:span text:style-name="T311"><text:s/>=<text:s/></text:span><text:span text:style-name="T312">65536</text:span></text:p>
      <text:p text:style-name="P313"/>
      <text:p text:style-name="P314"># Mailile saadetavate veateadete seaded</text:p>
      <text:p text:style-name="P315"><text:span text:style-name="T316">mail.host</text:span><text:span text:style-name="T317"><text:s/>=<text:s/></text:span><text:span text:style-name="T318">mail.asutus.ee</text:span></text:p>
      <text:p text:style-name="P319"><text:span text:style-name="T320">mail.from</text:span><text:span text:style-name="T321"><text:s/>=<text:s/></text:span><text:span text:style-name="T322">dvk@asutus.ee</text:span></text:p>
      <text:p text:style-name="P323"><text:span text:style-name="T324">mail.to</text:span><text:span text:style-name="T325"><text:s/>=<text:s/></text:span><text:span text:style-name="T326">admin@asutus.ee</text:span></text:p>
      <text:p text:style-name="P327"/>
      <text:p text:style-name="Normal"/>
      <text:h text:style-name="Heading4" text:outline-level="4"><text:bookmark-start text:name="_Toc256672009"/>Konfiguratsioonimuutujate selgitused<text:bookmark-end text:name="_Toc256672009"/></text:h>
      <text:p text:style-name="P328">server_producer_name</text:p>
      <text:p text:style-name="Normal">DVK serveri poolt kasutatav andmekogu nimetus.</text:p>
      <text:p text:style-name="Normal">DVK põhiserver kasutab andmekogu nimetust „dhl“. Kui X-Teele lisada mõni täiendav DVK server, siis peab sellel olema unikaalne andmekogu nimetus. Antud parameetriga tuleks DVK serveri rakendusele<text:s/><text:soft-page-break/>teada anda, millise andmekogu nimetuse all ta parasjagu toimib.</text:p>
      <text:p text:style-name="Normal"/>
      <text:p text:style-name="P329">server_database_environment_variable</text:p>
      <text:p text:style-name="Normal">Tomcati keskkonnamuutuja nimi, kuhu on salvestatud DVK serveri andmebaasiühenduse seaded (ühendusstring, kasutajanimi, parool, ühenduse aegumine jne). Vaikimisi üritab DVK server neid seadeid lugeda Tomcati keskkonnamuutujast „jdbc/dhloracle“.</text:p>
      <text:p text:style-name="Normal"/>
      <text:p text:style-name="P330">server_run_on_client_database</text:p>
      <text:p text:style-name="Normal">Antud parameetriga saab DVK serverile teada anda, et ta peab töötama DVK kliendi andmebaasi peal. S.t. DVK serveri Oracle andmebaasi asemel kasutab server tööks märksa lihtsama andmebaasiskeemiga Oracle, MS SQL Server või PostgreSQL andmebaasi.</text:p>
      <text:p text:style-name="Normal">DVK<text:s/>Serveri käivitamine kliendi andmetabelite peal on<text:s/>vajalik selleks, et DVK serveri saaks käivitada otse asutuse infosüsteemi juures. See omakorda on vajalik<text:s/>juhul, kui asutusele (infosüsteemile) peab saama saata dokumente DVK<text:s/>andmevahetuse spetsifikatsiooni<text:s/>järgi, aga ilma DVK serveri vahenduseta.</text:p>
      <text:p text:style-name="Normal">Kliendi andmetabelite peal töötama seadistatud DVK server võimaldab ainult teistelt asutustelt dokumente vastu võtta ja vastuvõetud dokumentide kohta tagasisidet anda. S.t. dokumentide väljasaatmiseks tuleb sellisel juhul kasutada DVK klientrakendust.</text:p>
      <text:p text:style-name="Normal"/>
      <text:p text:style-name="P331">server_document_default_lifetime</text:p>
      <text:p text:style-name="Normal">Dokumendi vaikimisi säilitusaeg DVK serveris.</text:p>
      <text:p text:style-name="Normal">Määrab, mitu päeva dokumente DVK serveris säilitatakse, enne kui nad ruumi vabastamiseks maha kustutatakse. Dokumendi säilitusaega saab dokumendi saatmisel ette anda ka päringu sendDocuments parameetrina.</text:p>
      <text:p text:style-name="Normal">Antud parameetri puhul tuleks arvestada, et säilitustähtaeg ei oleks nii lühike, et adressaat ei jõua dokumenti vastu võtta, ega nii pikk, et andmebaasi kuhjuvad dokumendid andmebaasi tööd põhjendamatult ei koormaks.</text:p>
      <text:p text:style-name="Normal"/>
      <text:p text:style-name="P332">server_expired_document_grace_period</text:p>
      <text:p text:style-name="Normal">DVK serveris säilitustähtaja ületanud dokumendile antav ajapikendus (päevades), enne kui dokument lõplikult kustutatakse.</text:p>
      <text:p text:style-name="Normal">Ajapikendus on vajalik selleks, et dokumendi saatja saaks DVK serverilt tagasisidet küsides teada, kui dokument on ületanud säilitustähtaja ja dokumendi edastamine on seetõttu katkestatud.</text:p>
      <text:p text:style-name="Normal"/>
      <text:p text:style-name="P333">server_validate_container</text:p>
      <text:p text:style-name="Normal">Määrab, kas DVK server kontrollib saabunud dokumentide vastavust DVK konteineri XML skeemile.</text:p>
      <text:p text:style-name="Normal">Kui DVK konteinerite valideerimine on aktiveeritud, siis valideerib DVK server kõik sendDocuments päringuga saadetud konteinerid ning katkestab dokumentide töötlemise, kui konteineri XML struktuur ei vasta DVK konteineri XML skeemile.</text:p>
      <text:p text:style-name="Normal">Et vältida dokumendi edastamise katkestamist vigase XML konteineri leidmisel, tuleks aktiveerida parameeter server_ignore_invalid_containers. Sellisel juhul kirjutatakse info konteineri vigase struktuuri kohta sõnumi adressaatide andmetesse<text:s/><text:span text:style-name="T334">fault</text:span><text:s/>struktuuri.</text:p>
      <text:p text:style-name="Normal"><text:span text:style-name="T335">NB!</text:span><text:s/>DVK konteineri valideerimise eelduseks on, et dokumendi saatja on konteineri XML-s korrektselt viidanud DVK konteineri skeemi asukohale.</text:p>
      <text:p text:style-name="Normal"/>
      <text:p text:style-name="P336">server_ignore_invalid_containers</text:p>
      <text:p text:style-name="Normal">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text:s/>tagastab sendDocuments päringu käivitanud rakendusele<text:s/>veateate.</text:p>
      <text:p text:style-name="Normal"/>
      <text:p text:style-name="P337">server_validate_xml_files</text:p>
      <text:p text:style-name="Normal">Määrab, kas<text:s/>server üritab konteineri sisus edastatavaid XML faile valideerida. Kui XML failide valideerimine on sisse lülitatud, siis valideerib server järgmisi faile:</text:p>
      <text:list text:style-name="LFO5" text:continue-numbering="true">
        <text:list-item>
          <text:p text:style-name="P338">konteineris asuvad XML failid</text:p>
        </text:list-item>
        <text:list-item>
          <text:p text:style-name="P339">konteineris asuvate .ddoc ja .bdoc failide sees asuvad XML failid.</text:p>
        </text:list-item>
      </text:list>
      <text:p text:style-name="Normal">Server avab valideerimiseks ainult esimese taseme .ddoc ja .bdoc faile. S.t. kui konteineris sisalduva .ddoc või .bdoc faili sees on omakorda järgmine .ddoc või .bdoc fail, siis seda enam XML failide valideerimiseks läbi ei otsita.</text:p>
      <text:p text:style-name="Normal"/>
      <text:p text:style-name="P340">server_validate_signatures</text:p>
      <text:p text:style-name="Normal">Määrab, kas<text:s/>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p>
      <text:p text:style-name="Normal"/>
      <text:p text:style-name="P341">server_use_central_rights_database</text:p>
      <text:p text:style-name="Normal">Antud parameetri aktiveerimisel sünkroniseerib DVK server oma asutuste, isikute ja õiguste registrit keskse õiguste andmekoguga (X-Tee andmekogu „aar“).<text:s/>Sellisel juhul jõuavad keskses õiguste andmekogus tehtud muudatused ja määratud kasutusõigused DVK serveri asutuste, isikute ja õiguste registrisse.</text:p>
      <text:p text:style-name="Normal"/>
      <text:p text:style-name="P342">server_rights_database_url</text:p>
      <text:p text:style-name="Normal">Õiguste andmekogu poole pöördumiseks kasutatav veebiaadress. Reeglina kujul<text:s/><text:a xlink:href="http://TURVASERVER/cgi-bin/consumer_proxy" office:target-frame-name="_top" xlink:show="replace"><text:span text:style-name="Hyperlink">http://TURVASERVER/cgi-bin/consumer_proxy</text:span></text:a>.</text:p>
      <text:p text:style-name="Normal"/>
      <text:p text:style-name="P343">server_rights_database_org_code</text:p>
      <text:p text:style-name="Normal">Õiguste andmekogu poole pöördumisel X-Tee päringute päises kasutatav asutuse registrikood. S.t. selle asutuse registrikood, mille nimel õiguste andmekogu poole pöördutakse.</text:p>
      <text:p text:style-name="Normal">Siin määratud koodiga asutusel peab olema õiguste andmekogu turvaserveris olema antud õigused õiguste andmekogu päringute käivitamiseks.</text:p>
      <text:p text:style-name="Normal"/>
      <text:p text:style-name="P344">server_rights_database_person_code</text:p>
      <text:p text:style-name="Normal">Õiguste andmekogu poole pöördumisel X-Tee päringute päises kasutatav isikukood. S.t. selle isiku isikukood, kelle nimel õiguste andmekogu poole pöördutakse.</text:p>
      <text:p text:style-name="Normal"/>
      <text:p text:style-name="P345">server_rights_database_sync_period</text:p>
      <text:p text:style-name="Normal">Ajavahemik minutites, mille järel DVK server sünkroniseerib asutuste, ametikohtade, isikute ja õiguste andmeid keskse õiguste andmekoguga.</text:p>
      <text:p text:style-name="Normal">Praktikas ei toimu sünkroniseerimine täpselt määratud aja möödumisel. Sünkroniseerimine käivitatakse mistahes käivitatud DVK päringu käivitamisel, kui viimasest sünkroniseerimisest on möödas rohkem kui siin märgitud hulk minuteid.</text:p>
      <text:p text:style-name="Normal"/>
      <text:p text:style-name="P346">client_default_org_code</text:p>
      <text:p text:style-name="Normal">Asutuse registrikood, mida kasutatakse X-Tee päistes, kui dokumenti on vaja ühest DVK serverist teise DVK serverisse edastada.</text:p>
      <text:p text:style-name="Normal">Lisaks X-Tee päistele märgib DVK server antud registrikoodi ka DVK serverite vahel edastatava dokumendi transport<text:s/><text:span text:style-name="T347"></text:span><text:s/>vahendaja plokki.</text:p>
      <text:p text:style-name="Normal"/>
      <text:p text:style-name="P348">client_default_person_code</text:p>
      <text:p text:style-name="Normal">Isikukood, mida kasutatakse X-Tee päistes, kui dokumenti on vaja ühest DVK serverist teise DVK serverisse edastada.</text:p>
      <text:p text:style-name="Normal">Lisaks X-Tee päistele märgib DVK server antud isikukoodi ka DVK serverite vahel edastatava dokumendi transport<text:s/><text:span text:style-name="T349"></text:span><text:s/>vahendaja plokki.</text:p>
      <text:p text:style-name="Normal"/>
      <text:p text:style-name="P350">log_errors</text:p>
      <text:p text:style-name="Normal">Määrab, kas serveri töö käigus tekkivad vead kirjutatakse logifaili.</text:p>
      <text:p text:style-name="Normal"/>
      <text:p text:style-name="P351">error_log_file</text:p>
      <text:p text:style-name="Normal">Vigade logifaili asukoht.</text:p>
      <text:p text:style-name="Normal"/>
      <text:p text:style-name="P352">binary_buffer_size</text:p>
      <text:p text:style-name="Normal">Kõvakettalt andmete lugemiseks ja kõvakettale andmete kirjutamiseks kasutatava puhvri suurus baitides.<text:s/>Üldjuhul pole seda vaja muuta, aga teataval määral võimaldab see DVK serveri töökiirust ja mälukasutust mõjutada.</text:p>
      <text:p text:style-name="Normal"/>
      <text:p text:style-name="P353">database_buffer_size</text:p>
      <text:p text:style-name="Normal">Andmebaasist andmete lugemiseks ja andmebaasi andmete kirjutamiseks kasutatava puhvri suurus baitides.<text:s/>Üldjuhul pole seda vaja muuta, aga teataval määral võimaldab see DVK serveri töökiirust ja<text:s/><text:soft-page-break/>mälukasutust mõjutada.</text:p>
      <text:p text:style-name="Normal"/>
      <text:p text:style-name="P354">mail.host</text:p>
      <text:p text:style-name="Normal">E-posti serveri nimi või aadress. Kasutatakse administraatorile veateadete saatmiseks ja süsteemsete teadete saatmiseks DVK serveri kasutajatele.</text:p>
      <text:p text:style-name="Normal"/>
      <text:p text:style-name="P355">mail.from</text:p>
      <text:p text:style-name="Normal">E-posti aadress, mille nimel DVK klient või server e-kirju välja saadab.</text:p>
      <text:p text:style-name="Normal"/>
      <text:p text:style-name="P356">mail.to</text:p>
      <text:p text:style-name="Normal">E-posti aadress, kuhu DVK klient või server<text:s/>töös tekkinud vigade<text:s/>kohta e-kirju saadab.</text:p>
      <text:p text:style-name="Normal"/>
      <text:h text:style-name="Heading1" text:outline-level="1"><text:bookmark-start text:name="_Toc256672010"/><text:span text:style-name="T357">Logimise seadistamine</text:span><text:bookmark-end text:name="_Toc256672010"/></text:h>
      <text:p text:style-name="Normal">Logimine on alates versioonist<text:s/>1.6.0<text:s/>realiseeritud kasutades raamistikku Apache Log4J (<text:a xlink:href="http://logging.apache.org/log4j/" office:target-frame-name="_top" xlink:show="replace"><text:span text:style-name="Hyperlink">http://logging.apache.org/log4j/</text:span></text:a>). Logimise seadistamiseks ava tekstiredaktoriga fail [DVK_SERVER_HOME]/src/main/java/log4j.xml. Selles failis on kirjeldatud logimise seadistus:</text:p>
      <text:p text:style-name="Normal"/>
      <text:p text:style-name="P358"><text:span text:style-name="T359">&lt;?</text:span><text:span text:style-name="T360">xml</text:span><text:span text:style-name="T361"><text:s/></text:span><text:span text:style-name="T362">version</text:span><text:span text:style-name="T363">=</text:span><text:span text:style-name="T364">"1.0"</text:span><text:span text:style-name="T365"><text:s/></text:span><text:span text:style-name="T366">encoding</text:span><text:span text:style-name="T367">=</text:span><text:span text:style-name="T368">"UTF-8"</text:span><text:span text:style-name="T369">?&gt;</text:span></text:p>
      <text:p text:style-name="P370"><text:span text:style-name="T371">&lt;!</text:span><text:span text:style-name="T372">DOCTYPE</text:span><text:span text:style-name="T373"><text:s/></text:span><text:span text:style-name="T374">log4j:configuration</text:span><text:span text:style-name="T375"><text:s/></text:span><text:span text:style-name="T376">SYSTEM</text:span><text:span text:style-name="T377"><text:s/></text:span><text:span text:style-name="T378">"log4j.dtd"</text:span><text:span text:style-name="T379">&gt;</text:span></text:p>
      <text:p text:style-name="P380"><text:span text:style-name="T381">&lt;</text:span><text:span text:style-name="T382">log4j:configuration</text:span><text:span text:style-name="T383">&gt;</text:span></text:p>
      <text:p text:style-name="P384"><text:span text:style-name="T385"><text:tab/></text:span></text:p>
      <text:p text:style-name="P386"><text:span text:style-name="T387"><text:tab/></text:span><text:span text:style-name="T388">&lt;</text:span><text:span text:style-name="T389">appender</text:span><text:span text:style-name="T390"><text:s/></text:span><text:span text:style-name="T391">name</text:span><text:span text:style-name="T392">=</text:span><text:span text:style-name="T393">"file"</text:span><text:span text:style-name="T394"><text:s/></text:span><text:span text:style-name="T395">class</text:span><text:span text:style-name="T396">=</text:span><text:span text:style-name="T397">"org.apache.log4j.FileAppender"</text:span><text:span text:style-name="T398">&gt;</text:span></text:p>
      <text:p text:style-name="P399"><text:span text:style-name="T400"><text:tab/></text:span><text:span text:style-name="T401"><text:tab/></text:span><text:span text:style-name="T402">&lt;</text:span><text:span text:style-name="T403">param</text:span><text:span text:style-name="T404"><text:s/></text:span><text:span text:style-name="T405">name</text:span><text:span text:style-name="T406">=</text:span><text:span text:style-name="T407">"file"</text:span><text:span text:style-name="T408"><text:s/></text:span><text:span text:style-name="T409">value</text:span><text:span text:style-name="T410">=</text:span><text:span text:style-name="T411">"../logs/dvkServer.log"</text:span><text:span text:style-name="T412"><text:s/></text:span><text:span text:style-name="T413">/&gt;</text:span></text:p>
      <text:p text:style-name="P414"><text:span text:style-name="T415"><text:tab/></text:span><text:span text:style-name="T416"><text:tab/></text:span><text:span text:style-name="T417">&lt;</text:span><text:span text:style-name="T418">layout</text:span><text:span text:style-name="T419"><text:s/></text:span><text:span text:style-name="T420">class</text:span><text:span text:style-name="T421">=</text:span><text:span text:style-name="T422">"org.apache.log4j.PatternLayout"</text:span><text:span text:style-name="T423">&gt;</text:span></text:p>
      <text:p text:style-name="P424"><text:span text:style-name="T425"><text:tab/></text:span><text:span text:style-name="T426"><text:tab/></text:span><text:span text:style-name="T427"><text:tab/></text:span><text:span text:style-name="T428">&lt;</text:span><text:span text:style-name="T429">param</text:span><text:span text:style-name="T430"><text:s/></text:span><text:span text:style-name="T431">name</text:span><text:span text:style-name="T432">=</text:span><text:span text:style-name="T433">"ConversionPattern"</text:span><text:span text:style-name="T434"><text:s/></text:span><text:span text:style-name="T435">value</text:span><text:span text:style-name="T436">=</text:span><text:span text:style-name="T437">"%d{ABSOLUTE} %5p %C.%M:%L - %m%n"</text:span><text:span text:style-name="T438"><text:s/></text:span><text:span text:style-name="T439">/&gt;</text:span></text:p>
      <text:p text:style-name="P440"><text:span text:style-name="T441"><text:tab/></text:span><text:span text:style-name="T442"><text:tab/></text:span><text:span text:style-name="T443">&lt;/</text:span><text:span text:style-name="T444">layout</text:span><text:span text:style-name="T445">&gt;</text:span></text:p>
      <text:p text:style-name="P446"><text:span text:style-name="T447"><text:tab/></text:span><text:span text:style-name="T448">&lt;/</text:span><text:span text:style-name="T449">appender</text:span><text:span text:style-name="T450">&gt;</text:span></text:p>
      <text:p text:style-name="P451"><text:span text:style-name="T452"><text:tab/></text:span></text:p>
      <text:p text:style-name="P453"><text:span text:style-name="T454"><text:s/></text:span><text:span text:style-name="T455"><text:tab/></text:span><text:span text:style-name="T456">&lt;</text:span><text:span text:style-name="T457">appender</text:span><text:span text:style-name="T458"><text:s/></text:span><text:span text:style-name="T459">name</text:span><text:span text:style-name="T460">=</text:span><text:span text:style-name="T461">"stdout"</text:span><text:span text:style-name="T462"><text:s/></text:span><text:span text:style-name="T463">class</text:span><text:span text:style-name="T464">=</text:span><text:span text:style-name="T465">"org.apache.log4j.ConsoleAppender"</text:span><text:span text:style-name="T466">&gt;</text:span></text:p>
      <text:p text:style-name="P467"><text:span text:style-name="T468"><text:tab/><text:s text:c="3"/></text:span><text:span text:style-name="T469"><text:tab/></text:span><text:span text:style-name="T470">&lt;</text:span><text:span text:style-name="T471">layout</text:span><text:span text:style-name="T472"><text:s/></text:span><text:span text:style-name="T473">class</text:span><text:span text:style-name="T474">=</text:span><text:span text:style-name="T475">"org.apache.log4j.PatternLayout"</text:span><text:span text:style-name="T476">&gt;</text:span></text:p>
      <text:p text:style-name="P477"><text:span text:style-name="T478"><text:tab/><text:s text:c="4"/></text:span><text:span text:style-name="T479"><text:tab/></text:span><text:span text:style-name="T480">&lt;</text:span><text:span text:style-name="T481">param</text:span><text:span text:style-name="T482"><text:s/></text:span><text:span text:style-name="T483">name</text:span><text:span text:style-name="T484">=</text:span><text:span text:style-name="T485">"ConversionPattern"</text:span><text:span text:style-name="T486"><text:s/></text:span><text:span text:style-name="T487">value</text:span><text:span text:style-name="T488">=</text:span><text:span text:style-name="T489">"%d{ABSOLUTE}%5p %C:%L - %m%n"</text:span><text:span text:style-name="T490">/&gt;</text:span></text:p>
      <text:p text:style-name="P491"><text:span text:style-name="T492"><text:tab/></text:span><text:span text:style-name="T493"><text:tab/></text:span><text:span text:style-name="T494">&lt;/</text:span><text:span text:style-name="T495">layout</text:span><text:span text:style-name="T496">&gt;</text:span></text:p>
      <text:p text:style-name="P497"><text:span text:style-name="T498"><text:s text:c="4"/></text:span><text:span text:style-name="T499">&lt;/</text:span><text:span text:style-name="T500">appender</text:span><text:span text:style-name="T501">&gt;</text:span><text:span text:style-name="T502"><text:s text:c="4"/></text:span></text:p>
      <text:p text:style-name="P503"><text:span text:style-name="T504"><text:s text:c="5"/></text:span></text:p>
      <text:p text:style-name="P505"><text:span text:style-name="T506"><text:s text:c="4"/></text:span><text:span text:style-name="T507">&lt;</text:span><text:span text:style-name="T508">logger</text:span><text:span text:style-name="T509"><text:s/></text:span><text:span text:style-name="T510">name</text:span><text:span text:style-name="T511">=</text:span><text:span text:style-name="T512">"dhl"</text:span><text:span text:style-name="T513">&gt;</text:span></text:p>
      <text:p text:style-name="P514"><text:span text:style-name="T515"><text:s text:c="4"/></text:span><text:span text:style-name="T516"><text:tab/></text:span><text:span text:style-name="T517">&lt;</text:span><text:span text:style-name="T518">level</text:span><text:span text:style-name="T519"><text:s/></text:span><text:span text:style-name="T520">value</text:span><text:span text:style-name="T521">=</text:span><text:span text:style-name="T522">"DEBUG"</text:span><text:span text:style-name="T523">&gt;&lt;/</text:span><text:span text:style-name="T524">level</text:span><text:span text:style-name="T525">&gt;</text:span></text:p>
      <text:p text:style-name="P526"><text:span text:style-name="T527"><text:s text:c="4"/></text:span><text:span text:style-name="T528"><text:tab/></text:span><text:span text:style-name="T529">&lt;</text:span><text:span text:style-name="T530">appender-ref</text:span><text:span text:style-name="T531"><text:s/></text:span><text:span text:style-name="T532">ref</text:span><text:span text:style-name="T533">=</text:span><text:span text:style-name="T534">"file"</text:span><text:span text:style-name="T535">/&gt;</text:span></text:p>
      <text:p text:style-name="P536"><text:span text:style-name="T537"><text:s text:c="4"/></text:span><text:span text:style-name="T538"><text:tab/></text:span><text:span text:style-name="T539">&lt;</text:span><text:span text:style-name="T540">appender-ref</text:span><text:span text:style-name="T541"><text:s/></text:span><text:span text:style-name="T542">ref</text:span><text:span text:style-name="T543">=</text:span><text:span text:style-name="T544">"stdout"</text:span><text:span text:style-name="T545">/&gt;</text:span></text:p>
      <text:p text:style-name="P546"><text:span text:style-name="T547"><text:s text:c="4"/></text:span><text:span text:style-name="T548">&lt;/</text:span><text:span text:style-name="T549">logger</text:span><text:span text:style-name="T550">&gt;</text:span></text:p>
      <text:p text:style-name="P551"><text:span text:style-name="T552"><text:s text:c="4"/></text:span></text:p>
      <text:p text:style-name="P553"><text:span text:style-name="T554"><text:s text:c="4"/></text:span><text:span text:style-name="T555">&lt;</text:span><text:span text:style-name="T556">logger</text:span><text:span text:style-name="T557"><text:s/></text:span><text:span text:style-name="T558">name</text:span><text:span text:style-name="T559">=</text:span><text:span text:style-name="T560">"dvk"</text:span><text:span text:style-name="T561">&gt;</text:span></text:p>
      <text:p text:style-name="P562"><text:span text:style-name="T563"><text:s text:c="4"/></text:span><text:span text:style-name="T564"><text:tab/></text:span><text:span text:style-name="T565">&lt;</text:span><text:span text:style-name="T566">level</text:span><text:span text:style-name="T567"><text:s/></text:span><text:span text:style-name="T568">value</text:span><text:span text:style-name="T569">=</text:span><text:span text:style-name="T570">"DEBUG"</text:span><text:span text:style-name="T571">&gt;&lt;/</text:span><text:span text:style-name="T572">level</text:span><text:span text:style-name="T573">&gt;</text:span></text:p>
      <text:p text:style-name="P574"><text:span text:style-name="T575"><text:s text:c="4"/></text:span><text:span text:style-name="T576"><text:tab/></text:span><text:span text:style-name="T577">&lt;</text:span><text:span text:style-name="T578">appender-ref</text:span><text:span text:style-name="T579"><text:s/></text:span><text:span text:style-name="T580">ref</text:span><text:span text:style-name="T581">=</text:span><text:span text:style-name="T582">"file"</text:span><text:span text:style-name="T583">/&gt;</text:span></text:p>
      <text:p text:style-name="P584"><text:span text:style-name="T585"><text:s text:c="4"/></text:span><text:span text:style-name="T586"><text:tab/></text:span><text:span text:style-name="T587">&lt;</text:span><text:span text:style-name="T588">appender-ref</text:span><text:span text:style-name="T589"><text:s/></text:span><text:span text:style-name="T590">ref</text:span><text:span text:style-name="T591">=</text:span><text:span text:style-name="T592">"stdout"</text:span><text:span text:style-name="T593">/&gt;</text:span></text:p>
      <text:p text:style-name="P594"><text:span text:style-name="T595"><text:s text:c="4"/></text:span><text:span text:style-name="T596">&lt;/</text:span><text:span text:style-name="T597">logger</text:span><text:span text:style-name="T598">&gt;</text:span></text:p>
      <text:p text:style-name="P599"><text:span text:style-name="T600"><text:s text:c="4"/></text:span></text:p>
      <text:p text:style-name="P601"/>
      <text:p text:style-name="P602"><text:span text:style-name="T603"><text:s text:c="4"/></text:span><text:span text:style-name="T604">&lt;</text:span><text:span text:style-name="T605">logger</text:span><text:span text:style-name="T606"><text:s/></text:span><text:span text:style-name="T607">name</text:span><text:span text:style-name="T608">=</text:span><text:span text:style-name="T609">"org.apache.axis"</text:span><text:span text:style-name="T610">&gt;</text:span></text:p>
      <text:p text:style-name="P611"><text:span text:style-name="T612"><text:s text:c="4"/></text:span><text:span text:style-name="T613"><text:tab/></text:span><text:span text:style-name="T614">&lt;</text:span><text:span text:style-name="T615">level</text:span><text:span text:style-name="T616"><text:s/></text:span><text:span text:style-name="T617">value</text:span><text:span text:style-name="T618">=</text:span><text:span text:style-name="T619">"ERROR"</text:span><text:span text:style-name="T620">&gt;&lt;/</text:span><text:span text:style-name="T621">level</text:span><text:span text:style-name="T622">&gt;</text:span></text:p>
      <text:p text:style-name="P623"><text:span text:style-name="T624"><text:s text:c="4"/></text:span><text:span text:style-name="T625"><text:tab/></text:span><text:span text:style-name="T626">&lt;</text:span><text:span text:style-name="T627">appender-ref</text:span><text:span text:style-name="T628"><text:s/></text:span><text:span text:style-name="T629">ref</text:span><text:span text:style-name="T630">=</text:span><text:span text:style-name="T631">"file"</text:span><text:span text:style-name="T632">/&gt;</text:span></text:p>
      <text:p text:style-name="P633"><text:span text:style-name="T634"><text:s text:c="4"/></text:span><text:span text:style-name="T635"><text:tab/></text:span><text:span text:style-name="T636">&lt;</text:span><text:span text:style-name="T637">appender-ref</text:span><text:span text:style-name="T638"><text:s/></text:span><text:span text:style-name="T639">ref</text:span><text:span text:style-name="T640">=</text:span><text:span text:style-name="T641">"stdout"</text:span><text:span text:style-name="T642">/&gt;</text:span></text:p>
      <text:p text:style-name="P643"><text:span text:style-name="T644"><text:s text:c="4"/></text:span><text:span text:style-name="T645">&lt;/</text:span><text:span text:style-name="T646">logger</text:span><text:span text:style-name="T647">&gt;</text:span></text:p>
      <text:p text:style-name="P648"><text:span text:style-name="T649"><text:tab/></text:span></text:p>
      <text:p text:style-name="P650"><text:span text:style-name="T651">&lt;/</text:span><text:span text:style-name="T652">log4j:configuration</text:span><text:span text:style-name="T653">&gt;</text:span><text:s/></text:p>
      <text:p text:style-name="P654"/>
      <text:p text:style-name="P655">Meile pakuvad huvi järgmised parameetrid:</text:p>
      <text:p text:style-name="P656"/>
      <text:soft-page-break/>
      <text:list text:style-name="LFO10" text:continue-numbering="true">
        <text:list-item>
          <text:p text:style-name="P657">Logifaili asukoht – logifaili asukoht on määratud järgmiselt:</text:p>
        </text:list-item>
      </text:list>
      <text:p text:style-name="P658"/>
      <text:p text:style-name="P659"><text:span text:style-name="T660">param</text:span><text:span text:style-name="T661"><text:s/></text:span><text:span text:style-name="T662">name</text:span><text:span text:style-name="T663">=</text:span><text:span text:style-name="T664">"file"</text:span><text:span text:style-name="T665"><text:s/></text:span><text:span text:style-name="T666">value</text:span><text:span text:style-name="T667">=</text:span><text:span text:style-name="T668">"</text:span><text:span text:style-name="T669">../logs/dvkServer.log</text:span><text:span text:style-name="T670">"</text:span><text:span text:style-name="T671"><text:s/></text:span><text:span text:style-name="T672">/&gt;</text:span></text:p>
      <text:p text:style-name="P673"/>
      <text:p text:style-name="P674"/>
      <text:list text:style-name="LFO10" text:continue-numbering="true">
        <text:list-item>
          <text:p text:style-name="P675">Logimise sügavus – logimise sügavust saab määrata iga java paketi põhiselt, antud näites on kasutatud kolme paketi põhist logimist. Logimise sügavuse määrab parameeter &lt;level&gt;, mille väärtusteks võib olla: DEBUG, INFO, WARN, ERROR – kus DEBUG puhul kirjutatakse logisse väga detailselt ning ERROR puhul ainult veateated.</text:p>
        </text:list-item>
      </text:list>
      <text:p text:style-name="P676"/>
      <text:p text:style-name="P677"><text:span text:style-name="T678">&lt;</text:span><text:span text:style-name="T679">logger</text:span><text:span text:style-name="T680"><text:s/></text:span><text:span text:style-name="T681">name</text:span><text:span text:style-name="T682">=</text:span><text:span text:style-name="T683">"dvk"</text:span><text:span text:style-name="T684">&gt;</text:span></text:p>
      <text:p text:style-name="P685"><text:span text:style-name="T686"><text:s text:c="4"/></text:span><text:span text:style-name="T687"><text:tab/></text:span><text:span text:style-name="T688">&lt;</text:span><text:span text:style-name="T689">level value=</text:span><text:span text:style-name="T690">"DEBUG"</text:span><text:span text:style-name="T691">&gt;&lt;/level&gt;</text:span></text:p>
      <text:p text:style-name="P692"><text:span text:style-name="T693"><text:s text:c="4"/></text:span><text:span text:style-name="T694"><text:tab/></text:span><text:span text:style-name="T695">&lt;</text:span><text:span text:style-name="T696">appender-ref</text:span><text:span text:style-name="T697"><text:s/></text:span><text:span text:style-name="T698">ref</text:span><text:span text:style-name="T699">=</text:span><text:span text:style-name="T700">"file"</text:span><text:span text:style-name="T701">/&gt;</text:span></text:p>
      <text:p text:style-name="P702"><text:span text:style-name="T703"><text:s text:c="4"/></text:span><text:span text:style-name="T704"><text:tab/></text:span><text:span text:style-name="T705">&lt;</text:span><text:span text:style-name="T706">appender-ref</text:span><text:span text:style-name="T707"><text:s/></text:span><text:span text:style-name="T708">ref</text:span><text:span text:style-name="T709">=</text:span><text:span text:style-name="T710">"stdout"</text:span><text:span text:style-name="T711">/&gt;</text:span></text:p>
      <text:p text:style-name="P712"><text:span text:style-name="T713"><text:s text:c="4"/></text:span><text:span text:style-name="T714">&lt;/</text:span><text:span text:style-name="T715">logger</text:span><text:span text:style-name="T716">&gt;</text:span></text:p>
      <text:p text:style-name="Normal"/>
      <text:h text:style-name="P717" text:outline-level="1"><text:bookmark-start text:name="_Toc256672011"/>Rakenduse ehitamine<text:bookmark-end text:name="_Toc256672011"/></text:h>
      <text:p text:style-name="Normal">Rakenduse ehitamiseks on alates DVK versioonist<text:s/>1.6.0<text:s/>kasutusel Maven2 raamistik (<text:a xlink:href="http://maven.apache.org/" office:target-frame-name="_top" xlink:show="replace"><text:span text:style-name="T718">http://maven.apache.org/</text:span></text:a>). Ehitamisskript ise asub projekti juurkataloogis ja kannab nime „pom.xml“. Selles failis on kirjeldatud ära rakenduse kasutatavad teegid (dependencies) ja rakenduse ehitamise juhised (build). Ehitamiseks toimi järgnevalt:</text:p>
      <text:p text:style-name="Normal"/>
      <text:list text:style-name="LFO9">
        <text:list-item text:start-value="1">
          <text:p text:style-name="P719">Lae alla Apache Maven versioon 2.x.x (.zip fail).</text:p>
        </text:list-item>
      </text:list>
      <text:list text:style-name="LFO9" text:continue-numbering="true">
        <text:list-item>
          <text:p text:style-name="P720">Paki allalaetud pakett lahti.</text:p>
        </text:list-item>
      </text:list>
      <text:list text:style-name="LFO9" text:continue-numbering="true">
        <text:list-item>
          <text:p text:style-name="P721">Lisa [MAVEN2_HOME]/bin kataloog keskkonnamuutujasse „PATH“.</text:p>
        </text:list-item>
      </text:list>
      <text:list text:style-name="LFO9" text:continue-numbering="true">
        <text:list-item>
          <text:p text:style-name="P722">Ava fail [DVK_SERVER_HOME]/pom.xml tekstiredaktoriga ning muuda järgmised read:</text:p>
        </text:list-item>
      </text:list>
      <text:p text:style-name="P723"><text:span text:style-name="T724">&lt;</text:span><text:span text:style-name="T725">properties</text:span><text:span text:style-name="T726">&gt;</text:span></text:p>
      <text:p text:style-name="P727"><text:span text:style-name="T728">&lt;</text:span><text:span text:style-name="T729">packageName</text:span><text:span text:style-name="T730">&gt;</text:span><text:span text:style-name="T731">dhl</text:span><text:span text:style-name="T732">&lt;/</text:span><text:span text:style-name="T733">packageName</text:span><text:span text:style-name="T734">&gt;</text:span></text:p>
      <text:p text:style-name="P735"><text:span text:style-name="T736">&lt;</text:span><text:span text:style-name="T737">dvkCoreDir</text:span><text:span text:style-name="T738">&gt;</text:span><text:span text:style-name="T739">[DVK_CORE_PROJECT_DIR]</text:span><text:span text:style-name="T740">&lt;/</text:span><text:span text:style-name="T741">dvkCoreDir</text:span><text:span text:style-name="T742">&gt;</text:span></text:p>
      <text:p text:style-name="P743"><text:span text:style-name="T744">&lt;</text:span><text:span text:style-name="T745">dvkClientDir</text:span><text:span text:style-name="T746">&gt;</text:span><text:span text:style-name="T747">[DVK_CLIENT_PROJECT_DIR]</text:span><text:span text:style-name="T748">&lt;/</text:span><text:span text:style-name="T749">dvkClientDir</text:span><text:span text:style-name="T750">&gt;</text:span></text:p>
      <text:p text:style-name="P751"><text:span text:style-name="T752">&lt;/</text:span><text:span text:style-name="T753">properties</text:span><text:span text:style-name="T754">&gt;</text:span></text:p>
      <text:p text:style-name="Normal"/>
      <text:p text:style-name="Normal"><text:tab/>Näiteks:</text:p>
      <text:p text:style-name="Normal"/>
      <text:p text:style-name="P755"><text:tab/><text:span text:style-name="T756">&lt;</text:span><text:span text:style-name="T757">properties</text:span><text:span text:style-name="T758">&gt;</text:span></text:p>
      <text:p text:style-name="P759"><text:span text:style-name="T760"><text:tab/></text:span><text:span text:style-name="T761"><text:tab/></text:span><text:span text:style-name="T762">&lt;</text:span><text:span text:style-name="T763">packageName</text:span><text:span text:style-name="T764">&gt;</text:span><text:span text:style-name="T765">dhl</text:span><text:span text:style-name="T766">&lt;/</text:span><text:span text:style-name="T767">packageName</text:span><text:span text:style-name="T768">&gt;</text:span></text:p>
      <text:p text:style-name="P769"><text:span text:style-name="T770"><text:tab/></text:span><text:span text:style-name="T771"><text:tab/></text:span><text:span text:style-name="T772">&lt;</text:span><text:span text:style-name="T773">dvkCoreDir</text:span><text:span text:style-name="T774">&gt;</text:span><text:span text:style-name="T775">C:\development\ws\dvk\core</text:span><text:span text:style-name="T776">&lt;/</text:span><text:span text:style-name="T777">dvkCoreDir</text:span><text:span text:style-name="T778">&gt;</text:span></text:p>
      <text:p text:style-name="P779"><text:span text:style-name="T780"><text:tab/></text:span><text:span text:style-name="T781"><text:tab/></text:span><text:span text:style-name="T782">&lt;</text:span><text:span text:style-name="T783">dvkClientDir</text:span><text:span text:style-name="T784">&gt;</text:span><text:span text:style-name="T785">C:\development\ws\dvk\client</text:span><text:span text:style-name="T786">&lt;/</text:span><text:span text:style-name="T787">dvkClientDir</text:span><text:span text:style-name="T788">&gt;</text:span></text:p>
      <text:p text:style-name="Normal"><text:span text:style-name="T789"><text:tab/></text:span><text:span text:style-name="T790">&lt;/</text:span><text:span text:style-name="T791">properties</text:span><text:span text:style-name="T792">&gt;</text:span></text:p>
      <text:p text:style-name="P793"/>
      <text:p text:style-name="Normal"><text:tab/>See on vajalik selleks, et DVK serveri projekt kasutab ka dvk-core ja dvk-client teeke.</text:p>
      <text:p text:style-name="Normal"/>
      <text:list text:style-name="LFO9" text:continue-numbering="true">
        <text:list-item>
          <text:p text:style-name="P794">Mine DVK<text:s/>serveri<text:s/>projekti juurkataloogi ja käivita käsurealt järgmine käsklus:</text:p>
        </text:list-item>
      </text:list>
      <text:p text:style-name="P795">CMD&gt; mvn package</text:p>
      <text:p text:style-name="P796"/>
      <text:list text:style-name="LFO9" text:continue-numbering="true">
        <text:list-item>
          <text:p text:style-name="P797">Maven ehitab ja paketeerib rakenduse. Kataloogi [DVK_SERVER_HOME]/target tekib fail „dhl.war“.</text:p>
        </text:list-item>
      </text:list>
      <text:h text:style-name="Heading1" text:outline-level="1">Rakenduse versiooni uuendamine</text:h>
      <text:p text:style-name="Normal">Olemasoleva DVK serveritarkvara uuendamiseks on vaja kõigepealt uuendada DVK andmebaasiskeem (kui antud versiooniuuendus sisaldab andmebaasiuuendusi) ja seejärel rakendus ise.</text:p>
      <text:soft-page-break/>
      <text:h text:style-name="Heading2" text:outline-level="2">Andmebaasi uuendamine</text:h>
      <text:p text:style-name="Normal">Andmebaasi uuendamiseks on vaja andmebaasis käivitada<text:s/>SQL update skript. Need skriptid asuvad DVK serveri paketi alamkataloogis “/sql”. Versiooniuuenduse skriptide formaat on järgmine “update_YYYYMM.sql”.</text:p>
      <text:p text:style-name="Normal"/>
      <text:p text:style-name="Normal">Selleks, et viia andmebaas mingile kindlale versioonile, tuleb leida versiooninumbrile vastav SQL update skript version on kirjas skripti faili päises. Võib juhtuda, et olemasolevale andmebaasile on vaja rakendada mitu update skripti – seda juhul kui viimasest uuendamisest alates on ilmunud mitu uuenduse skripti. Sel juhul tuleb käivitada kõik vahepeal ilmunud uuenduste skriptid.</text:p>
      <text:p text:style-name="Normal"/>
      <text:p text:style-name="Normal">Uuenduse skripti käivitamiseks kasuta Oracle SQLPlus utiliiti ja toimi järgmiselt:</text:p>
      <text:p text:style-name="Normal"/>
      <text:list text:style-name="LFO13" text:continue-numbering="true">
        <text:list-item>
          <text:p text:style-name="P798">Logi SQLPlus utiliidi abil sisse DVK andmebaasi.</text:p>
        </text:list-item>
        <text:list-item>
          <text:p text:style-name="P799">Käivita skript, näiteks:</text:p>
        </text:list-item>
      </text:list>
      <text:p text:style-name="P800"/>
      <text:p text:style-name="P801">SQL&gt; @update_201002.sql</text:p>
      <text:p text:style-name="P802"/>
      <text:p text:style-name="Normal"><text:span text:style-name="T803">NB! Andmebaasi uuendamisel tee enne uuendamise algust kindlasti andmebaasist tagavarakoopia.</text:span><text:span text:style-name="T804"><text:s/></text:span>Kui uuendamisel peaks midagi viltu minema, siis on tagavarakoopia abil võimalik algseisu taastada.</text:p>
      <text:h text:style-name="Heading2" text:outline-level="2">Rakenduse uuendamine</text:h>
      <text:p text:style-name="Normal">Rakenduse uuendamiseks on vaja uuendada<text:s/>rakendusserveris oleva veebirakenduse failid.<text:s/>Kui rakendusserveril on määratud seadetes<text:s/><text:span text:style-name="T805">„autodeploy=true“</text:span>, siis piisab sellest, kui kopeerida DVK serveri pakett „dhl.war“ rakendusserveri Tomcat kataloogi „[TOMCAT_HOME]/webapps“ ja rakendusserver ise pakib .war faili lahti. Kui aga automaatne paigaldamine rakendusserveris ei toimi, siis on vaja DVK serveri pakett „dhl.war“ pakkida lahti „[TOMCAT_HOME]/webapps“ kataloogi.</text:p>
      <text:p text:style-name="Normal"/>
      <text:p text:style-name="Normal">NB! Ka enne rakenduse uuendamist on soovitatav teha olemasolevast rakenduse versioonist tagavarakoopia. Lisaks tasub tähele panna, et enne paigaldamist on vaja seadistada ka konfiguratsioonifailid (punkt „Serveri seadistamine“).</text:p>
      <text:p text:style-name="Normal"/>
      <text:h text:style-name="Heading1" text:outline-level="1">Rakenduse versiooni tagasikeeramine</text:h>
      <text:p text:style-name="Normal">Võib ilmneda vajadus minna üle vanemale versioonile. Sellisel juhul on vaja teha andmebaasiskeemis<text:s/><text:span text:style-name="T806">rollbacki<text:s/></text:span>ning paigaldada rakendusserverisse vanema versiooni rakenduse failid.</text:p>
      <text:h text:style-name="Heading2" text:outline-level="2">Andmebaasi tagasikeeramine</text:h>
      <text:p text:style-name="Normal">Andmebaasi tagasikeeramiseks on vaja käivitada vastavad<text:s/><text:span text:style-name="T807">SQL rollback<text:s/></text:span>skriptid.<text:s/>Skriptid asuvad DVK serveri paketis alamkataloogis „/sql“ ja on kujul „rollback_YYYYMM.sql“.<text:s/>Skriptide käivitamiseks kasuta Oracle SQLPlus utiliiti:</text:p>
      <text:p text:style-name="Normal"/>
      <text:list text:style-name="LFO14" text:continue-numbering="true">
        <text:list-item>
          <text:p text:style-name="P808">Logi SQLPlus utiliidi abil sisse DVK andmebaasi.</text:p>
        </text:list-item>
        <text:list-item>
          <text:p text:style-name="P809">Käivita skript, näiteks:</text:p>
        </text:list-item>
      </text:list>
      <text:p text:style-name="P810"/>
      <text:p text:style-name="P811">SQL&gt; @rollback_201002.sql</text:p>
      <text:p text:style-name="P812"/>
      <text:p text:style-name="P813">NB! Andmebaasi<text:s/>tagasikeeramisel<text:s/>tee enne kindlasti andmebaasist tagavarakoopia.</text:p>
      <text:h text:style-name="Heading2" text:outline-level="2">Rakenduse versiooni tagasikeeramine</text:h>
      <text:p text:style-name="Normal">Vanemale versioonile üleminekul on vaja RIA kodulehelt laadida alla DVK Serveri tarkvara paigalduspakett ning kopeerida selles olev „dhl.war“ fail lahti rakendusserveri kataloogi „[TOMCAT_HOME]/webapps“.</text:p>
      <text:p text:style-name="Normal"/>
      <text:p text:style-name="Normal">NB! Ka enne rakenduse versiooni tagasikeeramist on soovitatav teha olemasolevast rakenduse versioonist tagavarakoopia.<text:s/>Lisaks tasub tähele panna, et enne paigaldamist on vaja seadistada ka konfiguratsioonifailid (punkt „Serveri seadistami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omplex="Arial" fo:font-weight="bold" style:font-weight-asian="bold" style:font-weight-complex="bold" style:letter-kerning="true"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style:font-style-complex="italic" fo:font-size="13pt" style:font-size-asian="13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omplex="Arial" fo:font-weight="bold" style:font-weight-asian="bold" style:font-weight-complex="bold" fo:font-size="12pt" style:font-size-asian="12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1pt" style:font-size-asian="11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style:font-size-complex="13pt" fo:hyphenate="false"/>
    </style:style>
    <style:style style:name="Normal" style:display-name="Normal" style:family="paragraph">
      <style:paragraph-properties fo:widows="0" fo:orphans="0" style:text-autospace="none" fo:margin-bottom="0in" fo:line-height="100%"/>
      <style:text-properties style:font-name="Arial" fo:font-size="10pt" style:font-size-asian="10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fo:language="en" fo:country="US"/>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fo:language="en" fo:country="US"/>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fo:language="en" fo:country="US"/>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fo:language="en" fo:country="US"/>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Arial" style:font-name-complex="Times New Roman" fo:font-size="12pt" style:font-size-asian="12pt" style:font-size-complex="12pt" fo:language="en" fo:country="US"/>
    </style:style>
    <style:style style:name="PageNumber" style:display-name="Page Number" style:family="text" style:parent-style-name="DefaultParagraphFont">
      <style:text-properties style:font-name-complex="Times New Roman"/>
    </style:style>
    <style:style style:name="TOC1" style:display-name="TOC 1" style:family="paragraph" style:parent-style-name="Normal" style:next-style-name="Normal" style:auto-update="true">
      <style:paragraph-properties fo:margin-top="0.0833in" fo:margin-bottom="0.0833in"/>
      <style:text-properties style:font-name="Times New Roman" fo:font-weight="bold" style:font-weight-asian="bold" style:font-weight-complex="bold" fo:text-transform="uppercase" style:font-size-complex="10pt" fo:hyphenate="false"/>
    </style:style>
    <style:style style:name="TOC2" style:display-name="TOC 2" style:family="paragraph" style:parent-style-name="Normal" style:next-style-name="Normal" style:auto-update="true">
      <style:paragraph-properties fo:margin-left="0.1388in">
        <style:tab-stops/>
      </style:paragraph-properties>
      <style:text-properties style:font-name="Times New Roman" fo:font-variant="small-caps" style:font-size-complex="10pt" fo:hyphenate="false"/>
    </style:style>
    <style:style style:name="TOC3" style:display-name="TOC 3" style:family="paragraph" style:parent-style-name="Normal" style:next-style-name="Normal" style:auto-update="true">
      <style:paragraph-properties fo:margin-left="0.2777in">
        <style:tab-stops/>
      </style:paragraph-properties>
      <style:text-properties style:font-name="Times New Roman" fo:font-style="italic" style:font-style-asian="italic" style:font-style-complex="italic" style:font-size-complex="10pt" fo:hyphenate="false"/>
    </style:style>
    <style:style style:name="TOC4" style:display-name="TOC 4" style:family="paragraph" style:parent-style-name="Normal" style:next-style-name="Normal" style:auto-update="true">
      <style:paragraph-properties fo:margin-left="0.4166in">
        <style:tab-stops/>
      </style:paragraph-properties>
      <style:text-properties style:font-name="Times New Roman" fo:font-size="9pt" style:font-size-asian="9pt" style:font-size-complex="9pt" fo:hyphenate="false"/>
    </style:style>
    <style:style style:name="TOC5" style:display-name="TOC 5" style:family="paragraph" style:parent-style-name="Normal" style:next-style-name="Normal" style:auto-update="true">
      <style:paragraph-properties fo:margin-left="0.5555in">
        <style:tab-stops/>
      </style:paragraph-properties>
      <style:text-properties style:font-name="Times New Roman" fo:font-size="9pt" style:font-size-asian="9pt" style:font-size-complex="9pt" fo:hyphenate="false"/>
    </style:style>
    <style:style style:name="TOC6" style:display-name="TOC 6" style:family="paragraph" style:parent-style-name="Normal" style:next-style-name="Normal" style:auto-update="true">
      <style:paragraph-properties fo:margin-left="0.6944in">
        <style:tab-stops/>
      </style:paragraph-properties>
      <style:text-properties style:font-name="Times New Roman" fo:font-size="9pt" style:font-size-asian="9pt" style:font-size-complex="9pt" fo:hyphenate="false"/>
    </style:style>
    <style:style style:name="TOC7" style:display-name="TOC 7" style:family="paragraph" style:parent-style-name="Normal" style:next-style-name="Normal" style:auto-update="true">
      <style:paragraph-properties fo:margin-left="0.8333in">
        <style:tab-stops/>
      </style:paragraph-properties>
      <style:text-properties style:font-name="Times New Roman" fo:font-size="9pt" style:font-size-asian="9pt" style:font-size-complex="9pt" fo:hyphenate="false"/>
    </style:style>
    <style:style style:name="TOC8" style:display-name="TOC 8" style:family="paragraph" style:parent-style-name="Normal" style:next-style-name="Normal" style:auto-update="true">
      <style:paragraph-properties fo:margin-left="0.9722in">
        <style:tab-stops/>
      </style:paragraph-properties>
      <style:text-properties style:font-name="Times New Roman" fo:font-size="9pt" style:font-size-asian="9pt" style:font-size-complex="9pt" fo:hyphenate="false"/>
    </style:style>
    <style:style style:name="TOC9" style:display-name="TOC 9" style:family="paragraph" style:parent-style-name="Normal" style:next-style-name="Normal" style:auto-update="true">
      <style:paragraph-properties fo:margin-left="1.1111in">
        <style:tab-stops/>
      </style:paragraph-properties>
      <style:text-properties style:font-name="Times New Roman" fo:font-size="9pt" style:font-size-asian="9pt" style:font-size-complex="9pt"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Subtitle" style:display-name="Subtitle" style:family="paragraph" style:parent-style-name="Normal" style:next-style-name="Normal" style:default-outline-level="2">
      <style:paragraph-properties fo:text-align="center" fo:margin-bottom="0.0416in"/>
      <style:text-properties style:font-name="Cambria" style:font-name-asian="Times New Roman" style:font-name-complex="Times New Roman" fo:font-size="12pt" style:font-size-asian="12pt" fo:hyphenate="false"/>
    </style:style>
    <style:style style:name="SubtitleChar" style:display-name="Subtitle Char" style:family="text" style:parent-style-name="DefaultParagraphFont">
      <style:text-properties style:font-name="Cambria" style:font-name-asian="Times New Roman" style:font-name-complex="Times New Roman" fo:font-size="12pt" style:font-size-asian="12pt" style:font-size-complex="12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complex="Times New Roman"/>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style style:name="WW_CharLFO12LVL1" style:family="text">
      <style:text-properties style:font-name="Arial" style:font-name-asian="Times New Roman"/>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2.875in" text:min-label-width="0.125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in" text:min-label-width="0.25in"/>
      </text:list-level-style-number>
      <text:list-level-style-number text:level="2" text:style-name="WW_CharLFO7LVL2" style:num-suffix=")" style:num-format="a" style:num-letter-sync="true">
        <style:list-level-properties text:space-before="0.25in" text:min-label-width="0.25in"/>
      </text:list-level-style-number>
      <text:list-level-style-number text:level="3" text:style-name="WW_CharLFO7LVL3" style:num-suffix=")" style:num-format="i">
        <style:list-level-properties text:space-before="0.5in" text:min-label-width="0.25in"/>
      </text:list-level-style-number>
      <text:list-level-style-number text:level="4" text:style-name="WW_CharLFO7LVL4" style:num-prefix="(" style:num-suffix=")" style:num-format="1">
        <style:list-level-properties text:space-before="0.75in" text:min-label-width="0.25in"/>
      </text:list-level-style-number>
      <text:list-level-style-number text:level="5" text:style-name="WW_CharLFO7LVL5" style:num-prefix="(" style:num-suffix=")" style:num-format="a" style:num-letter-sync="true">
        <style:list-level-properties text:space-before="1in" text:min-label-width="0.25in"/>
      </text:list-level-style-number>
      <text:list-level-style-number text:level="6" text:style-name="WW_CharLFO7LVL6" style:num-prefix="(" style:num-suffix=")" style:num-format="i">
        <style:list-level-properties text:space-before="1.25in" text:min-label-width="0.25in"/>
      </text:list-level-style-number>
      <text:list-level-style-number text:level="7" text:style-name="WW_CharLFO7LVL7" style:num-suffix="." style:num-format="1">
        <style:list-level-properties text:space-before="1.5in" text:min-label-width="0.25in"/>
      </text:list-level-style-number>
      <text:list-level-style-number text:level="8" text:style-name="WW_CharLFO7LVL8" style:num-suffix="." style:num-format="a" style:num-letter-sync="true">
        <style:list-level-properties text:space-before="1.75in" text:min-label-width="0.25in"/>
      </text:list-level-style-number>
      <text:list-level-style-number text:level="9" text:style-name="WW_CharLFO7LVL9" style:num-suffix="." style:num-format="i">
        <style:list-level-properties text:space-before="2in" text:min-label-width="0.25in"/>
      </text:list-level-style-number>
    </text:list-style>
    <text:list-style style:name="LFO8">
      <text:list-level-style-number text:level="1" text:style-name="WW_CharLFO8LVL1" style:num-suffix=")" style:num-format="1">
        <style:list-level-properties text:space-before="0in" text:min-label-width="0.25in"/>
      </text:list-level-style-number>
      <text:list-level-style-number text:level="2" text:style-name="WW_CharLFO8LVL2" style:num-suffix=")" style:num-format="a" style:num-letter-sync="true">
        <style:list-level-properties text:space-before="0.25in" text:min-label-width="0.25in"/>
      </text:list-level-style-number>
      <text:list-level-style-number text:level="3" text:style-name="WW_CharLFO8LVL3" style:num-suffix=")" style:num-format="i">
        <style:list-level-properties text:space-before="0.5in" text:min-label-width="0.25in"/>
      </text:list-level-style-number>
      <text:list-level-style-number text:level="4" text:style-name="WW_CharLFO8LVL4" style:num-prefix="(" style:num-suffix=")" style:num-format="1">
        <style:list-level-properties text:space-before="0.75in" text:min-label-width="0.25in"/>
      </text:list-level-style-number>
      <text:list-level-style-number text:level="5" text:style-name="WW_CharLFO8LVL5" style:num-prefix="(" style:num-suffix=")" style:num-format="a" style:num-letter-sync="true">
        <style:list-level-properties text:space-before="1in" text:min-label-width="0.25in"/>
      </text:list-level-style-number>
      <text:list-level-style-number text:level="6" text:style-name="WW_CharLFO8LVL6" style:num-prefix="(" style:num-suffix=")" style:num-format="i">
        <style:list-level-properties text:space-before="1.25in" text:min-label-width="0.25in"/>
      </text:list-level-style-number>
      <text:list-level-style-number text:level="7" text:style-name="WW_CharLFO8LVL7" style:num-suffix="." style:num-format="1">
        <style:list-level-properties text:space-before="1.5in" text:min-label-width="0.25in"/>
      </text:list-level-style-number>
      <text:list-level-style-number text:level="8" text:style-name="WW_CharLFO8LVL8" style:num-suffix="." style:num-format="a" style:num-letter-sync="true">
        <style:list-level-properties text:space-before="1.75in" text:min-label-width="0.25in"/>
      </text:list-level-style-number>
      <text:list-level-style-number text:level="9" text:style-name="WW_CharLFO8LVL9" style:num-suffix="." style:num-format="i">
        <style:list-level-properties text:space-before="2in" text:min-label-width="0.25in"/>
      </text:list-level-style-number>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1">
        <style:list-level-properties text:space-before="1.25in" text:min-label-width="0.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1">
        <style:list-level-properties text:space-before="2.25in" text:min-label-width="0.25in"/>
      </text:list-level-style-number>
      <text:list-level-style-number text:level="6" text:style-name="WW_CharLFO9LVL6" style:num-suffix="." style:num-format="1">
        <style:list-level-properties text:space-before="2.75in" text:min-label-width="0.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1">
        <style:list-level-properties text:space-before="3.75in" text:min-label-width="0.25in"/>
      </text:list-level-style-number>
      <text:list-level-style-number text:level="9" text:style-name="WW_CharLFO9LVL9" style:num-suffix="." style:num-format="1">
        <style:list-level-properties text:space-before="4.25in" text:min-label-width="0.25in"/>
      </text:list-level-style-number>
    </text:list-style>
    <text:list-style style:name="LFO10">
      <text:list-level-style-number text:level="1" text:style-name="WW_CharLFO10LVL1" style:num-suffix="." style:num-format="1">
        <style:list-level-properties text:space-before="0.25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2.875in" text:min-label-width="0.125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a" style:num-letter-sync="true">
        <style:list-level-properties text:space-before="0.4916in" text:min-label-width="0.25in"/>
      </text:list-level-style-number>
      <text:list-level-style-number text:level="2" text:style-name="WW_CharLFO11LVL2" style:num-suffix="." style:num-format="a" style:num-letter-sync="true">
        <style:list-level-properties text:space-before="0.9916in" text:min-label-width="0.25in"/>
      </text:list-level-style-number>
      <text:list-level-style-number text:level="3" text:style-name="WW_CharLFO11LVL3" style:num-suffix="." style:num-format="i">
        <style:list-level-properties fo:text-align="end" text:space-before="1.6166in" text:min-label-width="0.125in"/>
      </text:list-level-style-number>
      <text:list-level-style-number text:level="4" text:style-name="WW_CharLFO11LVL4" style:num-suffix="." style:num-format="1">
        <style:list-level-properties text:space-before="1.9916in" text:min-label-width="0.25in"/>
      </text:list-level-style-number>
      <text:list-level-style-number text:level="5" text:style-name="WW_CharLFO11LVL5" style:num-suffix="." style:num-format="a" style:num-letter-sync="true">
        <style:list-level-properties text:space-before="2.4916in" text:min-label-width="0.25in"/>
      </text:list-level-style-number>
      <text:list-level-style-number text:level="6" text:style-name="WW_CharLFO11LVL6" style:num-suffix="." style:num-format="i">
        <style:list-level-properties fo:text-align="end" text:space-before="3.1166in" text:min-label-width="0.125in"/>
      </text:list-level-style-number>
      <text:list-level-style-number text:level="7" text:style-name="WW_CharLFO11LVL7" style:num-suffix="." style:num-format="1">
        <style:list-level-properties text:space-before="3.4916in" text:min-label-width="0.25in"/>
      </text:list-level-style-number>
      <text:list-level-style-number text:level="8" text:style-name="WW_CharLFO11LVL8" style:num-suffix="." style:num-format="a" style:num-letter-sync="true">
        <style:list-level-properties text:space-before="3.9916in" text:min-label-width="0.25in"/>
      </text:list-level-style-number>
      <text:list-level-style-number text:level="9" text:style-name="WW_CharLFO11LVL9" style:num-suffix="." style:num-format="i">
        <style:list-level-properties fo:text-align="end" text:space-before="4.6166in" text:min-label-width="0.125in"/>
      </text:list-level-style-number>
    </text:list-style>
    <text:list-style style:name="LFO12">
      <text:list-level-style-bullet text:level="1" text:style-name="WW_CharLFO12LVL1" text:bullet-char="-">
        <style:list-level-properties text:space-before="0.4916in" text:min-label-width="0.25in"/>
        <style:text-properties style:font-name="Arial"/>
      </text:list-level-style-bullet>
      <text:list-level-style-bullet text:level="2" text:style-name="WW_CharLFO12LVL2" text:bullet-char="o">
        <style:list-level-properties text:space-before="0.9916in" text:min-label-width="0.25in"/>
        <style:text-properties style:font-name="Courier New"/>
      </text:list-level-style-bullet>
      <text:list-level-style-bullet text:level="3" text:style-name="WW_CharLFO12LVL3" text:bullet-char="">
        <style:list-level-properties text:space-before="1.4916in" text:min-label-width="0.25in"/>
        <style:text-properties style:font-name="Wingdings"/>
      </text:list-level-style-bullet>
      <text:list-level-style-bullet text:level="4" text:style-name="WW_CharLFO12LVL4" text:bullet-char="">
        <style:list-level-properties text:space-before="1.9916in" text:min-label-width="0.25in"/>
        <style:text-properties style:font-name="Symbol"/>
      </text:list-level-style-bullet>
      <text:list-level-style-bullet text:level="5" text:style-name="WW_CharLFO12LVL5" text:bullet-char="o">
        <style:list-level-properties text:space-before="2.4916in" text:min-label-width="0.25in"/>
        <style:text-properties style:font-name="Courier New"/>
      </text:list-level-style-bullet>
      <text:list-level-style-bullet text:level="6" text:style-name="WW_CharLFO12LVL6" text:bullet-char="">
        <style:list-level-properties text:space-before="2.9916in" text:min-label-width="0.25in"/>
        <style:text-properties style:font-name="Wingdings"/>
      </text:list-level-style-bullet>
      <text:list-level-style-bullet text:level="7" text:style-name="WW_CharLFO12LVL7" text:bullet-char="">
        <style:list-level-properties text:space-before="3.4916in" text:min-label-width="0.25in"/>
        <style:text-properties style:font-name="Symbol"/>
      </text:list-level-style-bullet>
      <text:list-level-style-bullet text:level="8" text:style-name="WW_CharLFO12LVL8" text:bullet-char="o">
        <style:list-level-properties text:space-before="3.9916in" text:min-label-width="0.25in"/>
        <style:text-properties style:font-name="Courier New"/>
      </text:list-level-style-bullet>
      <text:list-level-style-bullet text:level="9" text:style-name="WW_CharLFO12LVL9" text:bullet-char="">
        <style:list-level-properties text:space-before="4.4916in" text:min-label-width="0.25in"/>
        <style:text-properties style:font-name="Wingdings"/>
      </text:list-level-style-bullet>
    </text:list-style>
    <text:list-style style:name="LFO13">
      <text:list-level-style-number text:level="1" text:style-name="WW_CharLFO13LVL1" style:num-suffix="." style:num-format="1">
        <style:list-level-properties text:space-before="0.25in" text:min-label-width="0.25in"/>
      </text:list-level-style-number>
      <text:list-level-style-number text:level="2" text:style-name="WW_CharLFO13LVL2" style:num-suffix="." style:num-format="a" style:num-letter-sync="true">
        <style:list-level-properties text:space-before="0.75in" text:min-label-width="0.25in"/>
      </text:list-level-style-number>
      <text:list-level-style-number text:level="3" text:style-name="WW_CharLFO13LVL3" style:num-suffix="." style:num-format="i">
        <style:list-level-properties fo:text-align="end" text:space-before="1.375in" text:min-label-width="0.125in"/>
      </text:list-level-style-number>
      <text:list-level-style-number text:level="4" text:style-name="WW_CharLFO13LVL4" style:num-suffix="." style:num-format="1">
        <style:list-level-properties text:space-before="1.75in" text:min-label-width="0.25in"/>
      </text:list-level-style-number>
      <text:list-level-style-number text:level="5" text:style-name="WW_CharLFO13LVL5" style:num-suffix="." style:num-format="a" style:num-letter-sync="true">
        <style:list-level-properties text:space-before="2.25in" text:min-label-width="0.25in"/>
      </text:list-level-style-number>
      <text:list-level-style-number text:level="6" text:style-name="WW_CharLFO13LVL6" style:num-suffix="." style:num-format="i">
        <style:list-level-properties fo:text-align="end" text:space-before="2.875in" text:min-label-width="0.125in"/>
      </text:list-level-style-number>
      <text:list-level-style-number text:level="7" text:style-name="WW_CharLFO13LVL7" style:num-suffix="." style:num-format="1">
        <style:list-level-properties text:space-before="3.25in" text:min-label-width="0.25in"/>
      </text:list-level-style-number>
      <text:list-level-style-number text:level="8" text:style-name="WW_CharLFO13LVL8" style:num-suffix="." style:num-format="a" style:num-letter-sync="true">
        <style:list-level-properties text:space-before="3.75in" text:min-label-width="0.25in"/>
      </text:list-level-style-number>
      <text:list-level-style-number text:level="9" text:style-name="WW_CharLFO13LVL9" style:num-suffix="." style:num-format="i">
        <style:list-level-properties fo:text-align="end" text:space-before="4.375in" text:min-label-width="0.125in"/>
      </text:list-level-style-number>
    </text:list-style>
    <text:list-style style:name="LFO14">
      <text:list-level-style-number text:level="1" text:style-name="WW_CharLFO14LVL1" style:num-suffix="." style:num-format="1">
        <style:list-level-properties text:space-before="0.25in" text:min-label-width="0.25in"/>
      </text:list-level-style-number>
      <text:list-level-style-number text:level="2" text:style-name="WW_CharLFO14LVL2" style:num-suffix="." style:num-format="a" style:num-letter-sync="true">
        <style:list-level-properties text:space-before="0.75in" text:min-label-width="0.25in"/>
      </text:list-level-style-number>
      <text:list-level-style-number text:level="3" text:style-name="WW_CharLFO14LVL3" style:num-suffix="." style:num-format="i">
        <style:list-level-properties fo:text-align="end" text:space-before="1.375in" text:min-label-width="0.1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a" style:num-letter-sync="true">
        <style:list-level-properties text:space-before="2.25in" text:min-label-width="0.25in"/>
      </text:list-level-style-number>
      <text:list-level-style-number text:level="6" text:style-name="WW_CharLFO14LVL6" style:num-suffix="." style:num-format="i">
        <style:list-level-properties fo:text-align="end" text:space-before="2.875in" text:min-label-width="0.1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a" style:num-letter-sync="true">
        <style:list-level-properties text:space-before="3.75in" text:min-label-width="0.25in"/>
      </text:list-level-style-number>
      <text:list-level-style-number text:level="9" text:style-name="WW_CharLFO14LV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Footer"><text:span text:style-name="PageNumber"><text:page-number text:fixed="false">10</text:page-number></text:span></text:p></draw:text-box></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kumendivahetuskeskus (DVK)</dc:title>
    <dc:description/>
    <dc:subject/>
    <meta:initial-creator>Jaak Lember</meta:initial-creator>
    <dc:creator>oss</dc:creator>
    <meta:creation-date>2010-03-18T18:04:00Z</meta:creation-date>
    <dc:date>2010-03-18T18:04:00Z</dc:date>
    <meta:template xlink:href="Normal.dotm" xlink:type="simple"/>
    <meta:editing-cycles>2</meta:editing-cycles>
    <meta:editing-duration>PT0S</meta:editing-duration>
    <meta:document-statistic meta:page-count="10" meta:paragraph-count="44" meta:word-count="3255" meta:character-count="22093" meta:row-count="157" meta:non-whitespace-character-count="18882"/>
  </office:meta>
</office:document-meta>
</file>